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3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style:writing-mode="lr-tb"/>
    </style:style>
    <style:style style:name="T1_1" style:family="text">
      <style:text-properties style:text-underline-style="solid" style:text-underline-color="font-color"/>
    </style:style>
    <style:style style:name="T1_2" style:family="text">
      <style:text-properties style:text-underline-style="solid" style:text-underline-color="font-color"/>
    </style:style>
    <style:style style:name="P2" style:family="paragraph" style:parent-style-name="Standard">
      <style:paragraph-properties fo:break-before="auto" style:writing-mode="lr-tb"/>
    </style:style>
    <style:style style:name="P3" style:family="paragraph" style:parent-style-name="Standard">
      <style:paragraph-properties fo:break-before="auto" style:writing-mode="lr-tb"/>
    </style:style>
    <style:style style:name="T3_1" style:family="text"/>
    <style:style style:name="T3_2" style:family="text">
      <style:text-properties fo:font-weight="bold" style:font-weight-asian="bold" style:font-weight-complex="bold"/>
    </style:style>
    <style:style style:name="T3_3" style:family="text">
      <style:text-properties fo:font-weight="bold" style:font-weight-asian="bold" style:font-weight-complex="bold"/>
    </style:style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>
      <style:text-properties fo:color="#1155cc" style:text-underline-style="solid" style:text-underline-color="font-color"/>
    </style:style>
    <style:style style:name="T3_12" style:family="text"/>
    <style:style style:name="T3_13" style:family="text">
      <style:text-properties fo:color="#1155cc" style:text-underline-style="solid" style:text-underline-color="font-color"/>
    </style:style>
    <style:style style:name="T3_14" style:family="text"/>
    <style:style style:name="T3_15" style:family="text">
      <style:text-properties fo:color="#1155cc" style:text-underline-style="solid" style:text-underline-color="font-color"/>
    </style:style>
    <style:style style:name="T3_16" style:family="text"/>
    <style:style style:name="T3_17" style:family="text">
      <style:text-properties fo:color="#1155cc" style:text-underline-style="solid" style:text-underline-color="font-color"/>
    </style:style>
    <style:style style:name="T3_18" style:family="text"/>
    <style:style style:name="T3_19" style:family="text">
      <style:text-properties fo:color="#1155cc" style:text-underline-style="solid" style:text-underline-color="font-color"/>
    </style:style>
    <style:style style:name="T3_20" style:family="text"/>
    <style:style style:name="T3_21" style:family="text">
      <style:text-properties fo:color="#1155cc" style:text-underline-style="solid" style:text-underline-color="font-color"/>
    </style:style>
    <style:style style:name="T3_22" style:family="text"/>
    <style:style style:name="T3_23" style:family="text">
      <style:text-properties fo:color="#1155cc" style:text-underline-style="solid" style:text-underline-color="font-color"/>
    </style:style>
    <style:style style:name="T3_24" style:family="text"/>
    <style:style style:name="T3_25" style:family="text">
      <style:text-properties fo:color="#1155cc" style:text-underline-style="solid" style:text-underline-color="font-color"/>
    </style:style>
    <style:style style:name="T3_26" style:family="text"/>
    <style:style style:name="T3_27" style:family="text">
      <style:text-properties fo:color="#1155cc" style:text-underline-style="solid" style:text-underline-color="font-color"/>
    </style:style>
    <style:style style:name="T3_28" style:family="text"/>
    <style:style style:name="T3_29" style:family="text">
      <style:text-properties fo:color="#1155cc" style:text-underline-style="solid" style:text-underline-color="font-color"/>
    </style:style>
    <style:style style:name="T3_30" style:family="text"/>
    <style:style style:name="T3_31" style:family="text">
      <style:text-properties fo:color="#1155cc" style:text-underline-style="solid" style:text-underline-color="font-color"/>
    </style:style>
    <style:style style:name="T3_32" style:family="text"/>
    <style:style style:name="T3_33" style:family="text">
      <style:text-properties fo:color="#1155cc" style:text-underline-style="solid" style:text-underline-color="font-color"/>
    </style:style>
    <style:style style:name="T3_34" style:family="text"/>
    <style:style style:name="T3_35" style:family="text">
      <style:text-properties fo:color="#1155cc" style:text-underline-style="solid" style:text-underline-color="font-color"/>
    </style:style>
    <style:style style:name="T3_36" style:family="text"/>
    <style:style style:name="T3_37" style:family="text">
      <style:text-properties fo:color="#1155cc" style:text-underline-style="solid" style:text-underline-color="font-color"/>
    </style:style>
    <style:style style:name="T3_38" style:family="text"/>
    <style:style style:name="T3_39" style:family="text">
      <style:text-properties fo:color="#1155cc" style:text-underline-style="solid" style:text-underline-color="font-color"/>
    </style:style>
    <style:style style:name="T3_40" style:family="text"/>
    <style:style style:name="T3_41" style:family="text">
      <style:text-properties fo:color="#1155cc" style:text-underline-style="solid" style:text-underline-color="font-color"/>
    </style:style>
    <style:style style:name="T3_42" style:family="text"/>
    <style:style style:name="T3_43" style:family="text">
      <style:text-properties fo:color="#1155cc" style:text-underline-style="solid" style:text-underline-color="font-color"/>
    </style:style>
    <style:style style:name="T3_44" style:family="text"/>
    <style:style style:name="T3_45" style:family="text">
      <style:text-properties fo:color="#1155cc" style:text-underline-style="solid" style:text-underline-color="font-color"/>
    </style:style>
    <style:style style:name="T3_46" style:family="text"/>
    <style:style style:name="T3_47" style:family="text">
      <style:text-properties fo:color="#1155cc" style:text-underline-style="solid" style:text-underline-color="font-color"/>
    </style:style>
    <style:style style:name="T3_48" style:family="text"/>
    <style:style style:name="T3_49" style:family="text">
      <style:text-properties fo:color="#1155cc" style:text-underline-style="solid" style:text-underline-color="font-color"/>
    </style:style>
    <style:style style:name="T3_50" style:family="text"/>
    <style:style style:name="T3_51" style:family="text">
      <style:text-properties fo:color="#1155cc" style:text-underline-style="solid" style:text-underline-color="font-color"/>
    </style:style>
    <style:style style:name="T3_52" style:family="text"/>
    <style:style style:name="T3_53" style:family="text">
      <style:text-properties fo:color="#1155cc" style:text-underline-style="solid" style:text-underline-color="font-color"/>
    </style:style>
    <style:style style:name="T3_54" style:family="text"/>
    <style:style style:name="T3_55" style:family="text">
      <style:text-properties fo:color="#1155cc" style:text-underline-style="solid" style:text-underline-color="font-color"/>
    </style:style>
    <style:style style:name="T3_56" style:family="text"/>
    <style:style style:name="T3_57" style:family="text">
      <style:text-properties fo:color="#1155cc" style:text-underline-style="solid" style:text-underline-color="font-color"/>
    </style:style>
    <style:style style:name="T3_58" style:family="text"/>
    <style:style style:name="T3_59" style:family="text">
      <style:text-properties fo:color="#1155cc" style:text-underline-style="solid" style:text-underline-color="font-color"/>
    </style:style>
    <style:style style:name="T3_60" style:family="text"/>
    <style:style style:name="T3_61" style:family="text">
      <style:text-properties fo:color="#1155cc" style:text-underline-style="solid" style:text-underline-color="font-color"/>
    </style:style>
    <style:style style:name="T3_62" style:family="text"/>
    <style:style style:name="T3_63" style:family="text">
      <style:text-properties fo:color="#1155cc" style:text-underline-style="solid" style:text-underline-color="font-color"/>
    </style:style>
    <style:style style:name="T3_64" style:family="text"/>
    <style:style style:name="T3_65" style:family="text">
      <style:text-properties fo:color="#1155cc" style:text-underline-style="solid" style:text-underline-color="font-color"/>
    </style:style>
    <style:style style:name="T3_66" style:family="text"/>
    <style:style style:name="T3_67" style:family="text">
      <style:text-properties fo:color="#1155cc" style:text-underline-style="solid" style:text-underline-color="font-color"/>
    </style:style>
    <style:style style:name="T3_68" style:family="text"/>
    <style:style style:name="T3_69" style:family="text">
      <style:text-properties fo:color="#1155cc" style:text-underline-style="solid" style:text-underline-color="font-color"/>
    </style:style>
    <style:style style:name="T3_70" style:family="text"/>
    <style:style style:name="T3_71" style:family="text">
      <style:text-properties fo:color="#1155cc" style:text-underline-style="solid" style:text-underline-color="font-color"/>
    </style:style>
    <style:style style:name="T3_72" style:family="text"/>
    <style:style style:name="T3_73" style:family="text">
      <style:text-properties fo:color="#1155cc" style:text-underline-style="solid" style:text-underline-color="font-color"/>
    </style:style>
    <style:style style:name="T3_74" style:family="text"/>
    <style:style style:name="T3_75" style:family="text">
      <style:text-properties fo:color="#1155cc" style:text-underline-style="solid" style:text-underline-color="font-color"/>
    </style:style>
    <style:style style:name="T3_76" style:family="text"/>
    <style:style style:name="T3_77" style:family="text">
      <style:text-properties fo:color="#1155cc" style:text-underline-style="solid" style:text-underline-color="font-color"/>
    </style:style>
    <style:style style:name="T3_78" style:family="text"/>
    <style:style style:name="T3_79" style:family="text">
      <style:text-properties fo:color="#1155cc" style:text-underline-style="solid" style:text-underline-color="font-color"/>
    </style:style>
    <style:style style:name="T3_80" style:family="text"/>
    <style:style style:name="T3_81" style:family="text">
      <style:text-properties fo:color="#1155cc" style:text-underline-style="solid" style:text-underline-color="font-color"/>
    </style:style>
    <style:style style:name="T3_82" style:family="text"/>
    <style:style style:name="T3_83" style:family="text">
      <style:text-properties fo:color="#1155cc" style:text-underline-style="solid" style:text-underline-color="font-color"/>
    </style:style>
    <style:style style:name="T3_84" style:family="text"/>
    <style:style style:name="T3_85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4_16" style:family="text"/>
    <style:style style:name="T4_1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4_18" style:family="text"/>
    <style:style style:name="T4_1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4_20" style:family="text"/>
    <style:style style:name="T4_21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4_22" style:family="text"/>
    <style:style style:name="T4_23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4_24" style:family="text"/>
    <style:style style:name="T4_25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4_26" style:family="text"/>
    <style:style style:name="T4_27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4_28" style:family="text"/>
    <style:style style:name="T4_29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T4_30" style:family="text"/>
    <style:style style:name="T4_31" style:family="text">
      <style:text-properties fo:color="#1155cc" fo:font-weight="bold" style:font-weight-asian="bold" style:font-weight-complex="bold" style:text-underline-style="solid" style:text-underline-color="font-color"/>
    </style:style>
    <style:style style:name="P5" style:family="paragraph" style:parent-style-name="Standard">
      <style:paragraph-properties fo:break-before="auto" style:writing-mode="lr-tb"/>
    </style:style>
    <style:style style:name="T5_1" style:family="text"/>
    <style:style style:name="T5_2" style:family="text">
      <style:text-properties fo:font-weight="bold" style:font-weight-asian="bold" style:font-weight-complex="bold"/>
    </style:style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P6" style:family="paragraph" style:parent-style-name="Standard">
      <style:paragraph-properties fo:break-before="auto" style:writing-mode="lr-tb"/>
    </style:style>
    <style:style style:name="T6_1" style:family="text"/>
    <style:style style:name="T6_2" style:family="text">
      <style:text-properties fo:font-weight="bold" style:font-weight-asian="bold" style:font-weight-complex="bold"/>
    </style:style>
    <style:style style:name="T6_3" style:family="text"/>
    <style:style style:name="T6_4" style:family="text">
      <style:text-properties fo:font-weight="bold" style:font-weight-asian="bold" style:font-weight-complex="bold"/>
    </style:style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P7" style:family="paragraph" style:parent-style-name="Standard">
      <style:paragraph-properties fo:break-before="auto" style:writing-mode="lr-tb"/>
    </style:style>
    <style:style style:name="P8" style:family="paragraph" style:parent-style-name="Standard">
      <style:paragraph-properties fo:break-before="auto" style:writing-mode="lr-tb"/>
    </style:style>
    <style:style style:name="T8_1" style:family="text">
      <style:text-properties fo:font-weight="bold" style:font-weight-asian="bold" style:font-weight-complex="bold" style:text-underline-style="solid" style:text-underline-color="font-color"/>
    </style:style>
    <style:style style:name="T8_2" style:family="text">
      <style:text-properties fo:font-weight="bold" style:font-weight-asian="bold" style:font-weight-complex="bold" style:text-underline-style="solid" style:text-underline-color="font-color"/>
    </style:style>
    <style:style style:name="T8_3" style:family="text">
      <style:text-properties fo:font-weight="bold" style:font-weight-asian="bold" style:font-weight-complex="bold" style:text-underline-style="solid" style:text-underline-color="font-color"/>
    </style:style>
    <style:style style:name="T8_4" style:family="text">
      <style:text-properties fo:font-weight="bold" style:font-weight-asian="bold" style:font-weight-complex="bold" style:text-underline-style="solid" style:text-underline-color="font-color"/>
    </style:style>
    <style:style style:name="P9" style:family="paragraph" style:parent-style-name="Standard">
      <style:paragraph-properties fo:text-align="center" fo:break-before="auto" style:writing-mode="lr-tb"/>
      <style:text-properties style:text-underline-style="solid" style:text-underline-color="font-color"/>
    </style:style>
    <style:style style:name="P10" style:family="paragraph" style:parent-style-name="Standard">
      <style:paragraph-properties fo:break-before="auto" style:writing-mode="lr-tb"/>
    </style:style>
    <style:style style:name="T10_1" style:family="text">
      <style:text-properties fo:font-weight="bold" style:font-weight-asian="bold" style:font-weight-complex="bold" style:text-underline-style="solid" style:text-underline-color="font-color"/>
    </style:style>
    <style:style style:name="T10_2" style:family="text">
      <style:text-properties fo:font-weight="bold" style:font-weight-asian="bold" style:font-weight-complex="bold" style:text-underline-style="solid" style:text-underline-color="font-color"/>
    </style:style>
    <style:style style:name="T10_3" style:family="text">
      <style:text-properties fo:font-weight="bold" style:font-weight-asian="bold" style:font-weight-complex="bold" style:text-underline-style="solid" style:text-underline-color="font-color"/>
    </style:style>
    <style:style style:name="T10_4" style:family="text">
      <style:text-properties fo:font-weight="bold" style:font-weight-asian="bold" style:font-weight-complex="bold" style:text-underline-style="solid" style:text-underline-color="font-color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2.91cm"/>
    </style:style>
    <style:style style:name="Column2" style:family="table-column">
      <style:table-column-properties style:column-width="8.096cm"/>
    </style:style>
    <style:style style:name="Column3" style:family="table-column">
      <style:table-column-properties style:column-width="1.64cm"/>
    </style:style>
    <style:style style:name="Column4" style:family="table-column">
      <style:table-column-properties style:column-width="3.863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_1" style:family="text"/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/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/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/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/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/>
    <style:style style:name="T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3" style:family="text"/>
    <style:style style:name="T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5" style:family="text"/>
    <style:style style:name="T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_1" style:family="text"/>
    <style:style style:name="T24_2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_3" style:family="text"/>
    <style:style style:name="T24_4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_5" style:family="text"/>
    <style:style style:name="T24_6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_7" style:family="text"/>
    <style:style style:name="T24_8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4_9" style:family="text"/>
    <style:style style:name="T24_10" style:family="text">
      <style:text-properties fo:background-color="#ffffff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_1" style:family="text"/>
    <style:style style:name="T26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3" style:family="text"/>
    <style:style style:name="T26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5" style:family="text"/>
    <style:style style:name="T26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7" style:family="text"/>
    <style:style style:name="T26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9" style:family="text"/>
    <style:style style:name="T26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11" style:family="text"/>
    <style:style style:name="T26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13" style:family="text"/>
    <style:style style:name="T26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15" style:family="text"/>
    <style:style style:name="T26_1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17" style:family="text"/>
    <style:style style:name="T26_1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19" style:family="text"/>
    <style:style style:name="T26_2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21" style:family="text"/>
    <style:style style:name="T26_2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23" style:family="text"/>
    <style:style style:name="T26_2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25" style:family="text"/>
    <style:style style:name="T26_2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27" style:family="text"/>
    <style:style style:name="T26_2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29" style:family="text"/>
    <style:style style:name="T26_3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31" style:family="text"/>
    <style:style style:name="T26_3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6_33" style:family="text"/>
    <style:style style:name="T26_3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Row5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_1" style:family="text"/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/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/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/>
    <style:style style:name="T2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/>
    <style:style style:name="T2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" style:family="text"/>
    <style:style style:name="T2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" style:family="text"/>
    <style:style style:name="T2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5" style:family="text"/>
    <style:style style:name="T2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2_1" style:family="text"/>
    <style:style style:name="T3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3" style:family="text"/>
    <style:style style:name="T3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5" style:family="text"/>
    <style:style style:name="T3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7" style:family="text"/>
    <style:style style:name="T3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9" style:family="text"/>
    <style:style style:name="T3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1" style:family="text"/>
    <style:style style:name="T3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3" style:family="text"/>
    <style:style style:name="T3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_15" style:family="text"/>
    <style:style style:name="T3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6_1" style:family="text"/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/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/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/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/>
    <style:style style:name="T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/>
    <style:style style:name="T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" style:family="text"/>
    <style:style style:name="T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5" style:family="text"/>
    <style:style style:name="T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7" style:family="text"/>
    <style:style style:name="T3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9" style:family="text"/>
    <style:style style:name="T3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1" style:family="text"/>
    <style:style style:name="T3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3" style:family="text"/>
    <style:style style:name="T3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0_1" style:family="text"/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/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/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/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/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/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/>
    <style:style style:name="T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" style:family="text"/>
    <style:style style:name="T4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4_1" style:family="text"/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/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/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/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/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1" style:family="text"/>
    <style:style style:name="T4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3" style:family="text"/>
    <style:style style:name="T4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5" style:family="text"/>
    <style:style style:name="T4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8_1" style:family="text"/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/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/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/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9" style:family="text"/>
    <style:style style:name="T4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1" style:family="text"/>
    <style:style style:name="T4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3" style:family="text"/>
    <style:style style:name="T4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5" style:family="text"/>
    <style:style style:name="T48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7" style:family="text"/>
    <style:style style:name="T48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19" style:family="text"/>
    <style:style style:name="T48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_1" style:family="text"/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/>
    <style:style style:name="T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5" style:family="text"/>
    <style:style style:name="T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7" style:family="text"/>
    <style:style style:name="T5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9" style:family="text"/>
    <style:style style:name="T5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1" style:family="text"/>
    <style:style style:name="T5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3" style:family="text"/>
    <style:style style:name="T5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15" style:family="text"/>
    <style:style style:name="T5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6_1" style:family="text"/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/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/>
    <style:style style:name="T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7" style:family="text"/>
    <style:style style:name="T5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9" style:family="text"/>
    <style:style style:name="T5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1" style:family="text"/>
    <style:style style:name="T5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3" style:family="text"/>
    <style:style style:name="T5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15" style:family="text"/>
    <style:style style:name="T5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3" style:family="table-row"/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_1" style:family="text"/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/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/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/>
    <style:style style:name="T6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9" style:family="text"/>
    <style:style style:name="T6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1" style:family="text"/>
    <style:style style:name="T6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3" style:family="text"/>
    <style:style style:name="T6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5" style:family="text"/>
    <style:style style:name="T6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7" style:family="text"/>
    <style:style style:name="T6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19" style:family="text"/>
    <style:style style:name="T6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4" style:family="table-row"/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8_1" style:family="text"/>
    <style:style style:name="T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3" style:family="text"/>
    <style:style style:name="T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5" style:family="text"/>
    <style:style style:name="T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7" style:family="text"/>
    <style:style style:name="T6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9" style:family="text"/>
    <style:style style:name="T6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8_11" style:family="text"/>
    <style:style style:name="T6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6" style:family="table-row"/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2_1" style:family="text"/>
    <style:style style:name="T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3" style:family="text"/>
    <style:style style:name="T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5" style:family="text"/>
    <style:style style:name="T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7" style:family="text"/>
    <style:style style:name="T7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9" style:family="text"/>
    <style:style style:name="T7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1" style:family="text"/>
    <style:style style:name="T7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3" style:family="text"/>
    <style:style style:name="T7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2_15" style:family="text"/>
    <style:style style:name="T7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6_1" style:family="text"/>
    <style:style style:name="T7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3" style:family="text"/>
    <style:style style:name="T7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5" style:family="text"/>
    <style:style style:name="T7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7" style:family="text"/>
    <style:style style:name="T7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9" style:family="text"/>
    <style:style style:name="T7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1" style:family="text"/>
    <style:style style:name="T7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3" style:family="text"/>
    <style:style style:name="T7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6_15" style:family="text"/>
    <style:style style:name="T7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9" style:family="paragraph" style:parent-style-name="Standard">
      <style:paragraph-properties fo:break-before="auto" fo:line-height="100%" style:writing-mode="lr-tb"/>
    </style:style>
    <style:style style:name="P80" style:family="paragraph" style:parent-style-name="Standard">
      <style:paragraph-properties fo:break-before="auto" style:writing-mode="lr-tb"/>
      <style:text-properties fo:font-weight="bold" style:font-weight-asian="bold" style:font-weight-complex="bold" style:text-underline-style="solid" style:text-underline-color="font-color"/>
    </style:style>
    <style:style style:name="P81" style:family="paragraph" style:parent-style-name="Standard">
      <style:paragraph-properties fo:break-before="auto" style:writing-mode="lr-tb"/>
      <style:text-properties fo:font-weight="bold" style:font-weight-asian="bold" style:font-weight-complex="bold" style:text-underline-style="solid" style:text-underline-color="font-color"/>
    </style:style>
    <style:style style:name="P82" style:family="paragraph" style:parent-style-name="Standard">
      <style:paragraph-properties fo:break-before="auto" style:writing-mode="lr-tb"/>
    </style:style>
    <style:style style:name="T82_1" style:family="text">
      <style:text-properties fo:font-weight="bold" style:font-weight-asian="bold" style:font-weight-complex="bold" style:text-underline-style="solid" style:text-underline-color="font-color"/>
    </style:style>
    <style:style style:name="T82_2" style:family="text">
      <style:text-properties fo:font-weight="bold" style:font-weight-asian="bold" style:font-weight-complex="bold" style:text-underline-style="solid" style:text-underline-color="font-color"/>
    </style:style>
    <style:style style:name="T82_3" style:family="text">
      <style:text-properties fo:font-weight="bold" style:font-weight-asian="bold" style:font-weight-complex="bold" style:text-underline-style="solid" style:text-underline-color="font-color"/>
    </style:style>
    <style:style style:name="T82_4" style:family="text">
      <style:text-properties fo:font-weight="bold" style:font-weight-asian="bold" style:font-weight-complex="bold" style:text-underline-style="solid" style:text-underline-color="font-color"/>
    </style:style>
    <style:style style:name="Table2" style:family="table">
      <style:table-properties table:align="left" style:width="16.508cm" fo:margin-left="0.176cm"/>
    </style:style>
    <style:style style:name="Column5" style:family="table-column">
      <style:table-column-properties style:column-width="3.69cm"/>
    </style:style>
    <style:style style:name="Column6" style:family="table-column">
      <style:table-column-properties style:column-width="7.276cm"/>
    </style:style>
    <style:style style:name="Column7" style:family="table-column">
      <style:table-column-properties style:column-width="1.852cm"/>
    </style:style>
    <style:style style:name="Column8" style:family="table-column">
      <style:table-column-properties style:column-width="3.69cm"/>
    </style:style>
    <style:style style:name="Row18" style:family="table-row"/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9" style:family="table-row"/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0" style:family="table-row"/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1" style:family="table-row"/>
    <style:style style:name="Cell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2" style:family="table-row"/>
    <style:style style:name="Cell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3" style:family="table-row"/>
    <style:style style:name="Cell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4" style:family="table-row"/>
    <style:style style:name="Cell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8_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5" style:family="table-row"/>
    <style:style style:name="Cell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6" style:family="table-row"/>
    <style:style style:name="Cell1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7" style:family="table-row"/>
    <style:style style:name="Cell1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8" style:family="table-row"/>
    <style:style style:name="Cell1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9" style:family="table-row"/>
    <style:style style:name="Cell1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2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0" style:family="table-row"/>
    <style:style style:name="Cell1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2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2_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3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3_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4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1" style:family="table-row"/>
    <style:style style:name="Cell1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2" style:family="table-row"/>
    <style:style style:name="Cell1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center" fo:break-before="auto" style:writing-mode="lr-tb"/>
    </style:style>
    <style:style style:name="P144" style:family="paragraph" style:parent-style-name="Standard">
      <style:paragraph-properties fo:break-before="auto" style:writing-mode="lr-tb"/>
    </style:style>
    <style:style style:name="T144_1" style:family="text">
      <style:text-properties fo:font-weight="bold" style:font-weight-asian="bold" style:font-weight-complex="bold" style:text-underline-style="solid" style:text-underline-color="font-color"/>
    </style:style>
    <style:style style:name="T144_2" style:family="text">
      <style:text-properties fo:font-weight="bold" style:font-weight-asian="bold" style:font-weight-complex="bold" style:text-underline-style="solid" style:text-underline-color="font-color"/>
    </style:style>
    <style:style style:name="T144_3" style:family="text">
      <style:text-properties fo:font-weight="bold" style:font-weight-asian="bold" style:font-weight-complex="bold" style:text-underline-style="solid" style:text-underline-color="font-color"/>
    </style:style>
    <style:style style:name="T144_4" style:family="text">
      <style:text-properties fo:font-weight="bold" style:font-weight-asian="bold" style:font-weight-complex="bold" style:text-underline-style="solid" style:text-underline-color="font-color"/>
    </style:style>
    <style:style style:name="P145" style:family="paragraph" style:parent-style-name="Standard">
      <style:paragraph-properties fo:break-before="auto" style:writing-mode="lr-tb"/>
    </style:style>
    <style:style style:name="T145_1" style:family="text">
      <style:text-properties fo:font-weight="bold" style:font-weight-asian="bold" style:font-weight-complex="bold" style:text-underline-style="solid" style:text-underline-color="font-color"/>
    </style:style>
    <style:style style:name="T145_2" style:family="text">
      <style:text-properties fo:font-weight="bold" style:font-weight-asian="bold" style:font-weight-complex="bold" style:text-underline-style="solid" style:text-underline-color="font-color"/>
    </style:style>
    <style:style style:name="T145_3" style:family="text">
      <style:text-properties fo:font-weight="bold" style:font-weight-asian="bold" style:font-weight-complex="bold" style:text-underline-style="solid" style:text-underline-color="font-color"/>
    </style:style>
    <style:style style:name="T145_4" style:family="text">
      <style:text-properties fo:font-weight="bold" style:font-weight-asian="bold" style:font-weight-complex="bold" style:text-underline-style="solid" style:text-underline-color="font-color"/>
    </style:style>
    <style:style style:name="T145_5" style:family="text">
      <style:text-properties fo:font-weight="bold" style:font-weight-asian="bold" style:font-weight-complex="bold" style:text-underline-style="solid" style:text-underline-color="font-color"/>
    </style:style>
    <style:style style:name="T145_6" style:family="text">
      <style:text-properties fo:font-weight="bold" style:font-weight-asian="bold" style:font-weight-complex="bold" style:text-underline-style="solid" style:text-underline-color="font-color"/>
    </style:style>
    <style:style style:name="T145_7" style:family="text">
      <style:text-properties fo:font-weight="bold" style:font-weight-asian="bold" style:font-weight-complex="bold" style:text-underline-style="solid" style:text-underline-color="font-color"/>
    </style:style>
    <style:style style:name="T145_8" style:family="text">
      <style:text-properties fo:font-weight="bold" style:font-weight-asian="bold" style:font-weight-complex="bold" style:text-underline-style="solid" style:text-underline-color="font-color"/>
    </style:style>
    <style:style style:name="T145_9" style:family="text">
      <style:text-properties fo:font-weight="bold" style:font-weight-asian="bold" style:font-weight-complex="bold" style:text-underline-style="solid" style:text-underline-color="font-color"/>
    </style:style>
    <style:style style:name="T145_10" style:family="text">
      <style:text-properties fo:font-weight="bold" style:font-weight-asian="bold" style:font-weight-complex="bold" style:text-underline-style="solid" style:text-underline-color="font-color"/>
    </style:style>
    <style:style style:name="T145_11" style:family="text">
      <style:text-properties fo:font-weight="bold" style:font-weight-asian="bold" style:font-weight-complex="bold" style:text-underline-style="solid" style:text-underline-color="font-color"/>
    </style:style>
    <style:style style:name="T145_12" style:family="text">
      <style:text-properties fo:font-weight="bold" style:font-weight-asian="bold" style:font-weight-complex="bold" style:text-underline-style="solid" style:text-underline-color="font-color"/>
    </style:style>
    <style:style style:name="T145_13" style:family="text">
      <style:text-properties fo:font-weight="bold" style:font-weight-asian="bold" style:font-weight-complex="bold" style:text-underline-style="solid" style:text-underline-color="font-color"/>
    </style:style>
    <style:style style:name="T145_14" style:family="text">
      <style:text-properties fo:font-weight="bold" style:font-weight-asian="bold" style:font-weight-complex="bold" style:text-underline-style="solid" style:text-underline-color="font-color"/>
    </style:style>
    <style:style style:name="P146" style:family="paragraph" style:parent-style-name="Standard">
      <style:paragraph-properties fo:break-before="auto" fo:margin-right="-0.476cm" style:writing-mode="lr-tb"/>
    </style:style>
    <style:style style:name="T146_1" style:family="text">
      <style:text-properties fo:font-weight="bold" style:font-weight-asian="bold" style:font-weight-complex="bold" style:text-underline-style="solid" style:text-underline-color="font-color"/>
    </style:style>
    <style:style style:name="T146_2" style:family="text">
      <style:text-properties fo:font-weight="bold" style:font-weight-asian="bold" style:font-weight-complex="bold" style:text-underline-style="solid" style:text-underline-color="font-color"/>
    </style:style>
    <style:style style:name="T146_3" style:family="text">
      <style:text-properties fo:font-weight="bold" style:font-weight-asian="bold" style:font-weight-complex="bold" style:text-underline-style="solid" style:text-underline-color="font-color"/>
    </style:style>
    <style:style style:name="T146_4" style:family="text">
      <style:text-properties fo:font-weight="bold" style:font-weight-asian="bold" style:font-weight-complex="bold" style:text-underline-style="solid" style:text-underline-color="font-color"/>
    </style:style>
    <style:style style:name="T146_5" style:family="text">
      <style:text-properties fo:font-weight="bold" style:font-weight-asian="bold" style:font-weight-complex="bold" style:text-underline-style="solid" style:text-underline-color="font-color"/>
    </style:style>
    <style:style style:name="T146_6" style:family="text">
      <style:text-properties fo:font-weight="bold" style:font-weight-asian="bold" style:font-weight-complex="bold" style:text-underline-style="solid" style:text-underline-color="font-color"/>
    </style:style>
    <style:style style:name="T146_7" style:family="text">
      <style:text-properties fo:font-weight="bold" style:font-weight-asian="bold" style:font-weight-complex="bold" style:text-underline-style="solid" style:text-underline-color="font-color"/>
    </style:style>
    <style:style style:name="T146_8" style:family="text">
      <style:text-properties fo:font-weight="bold" style:font-weight-asian="bold" style:font-weight-complex="bold" style:text-underline-style="solid" style:text-underline-color="font-color"/>
    </style:style>
    <style:style style:name="T146_9" style:family="text">
      <style:text-properties fo:font-weight="bold" style:font-weight-asian="bold" style:font-weight-complex="bold" style:text-underline-style="solid" style:text-underline-color="font-color"/>
    </style:style>
    <style:style style:name="T146_10" style:family="text">
      <style:text-properties fo:font-weight="bold" style:font-weight-asian="bold" style:font-weight-complex="bold" style:text-underline-style="solid" style:text-underline-color="font-color"/>
    </style:style>
    <style:style style:name="T146_11" style:family="text">
      <style:text-properties fo:font-weight="bold" style:font-weight-asian="bold" style:font-weight-complex="bold" style:text-underline-style="solid" style:text-underline-color="font-color"/>
    </style:style>
    <style:style style:name="T146_12" style:family="text">
      <style:text-properties fo:font-weight="bold" style:font-weight-asian="bold" style:font-weight-complex="bold" style:text-underline-style="solid" style:text-underline-color="font-color"/>
    </style:style>
    <style:style style:name="T146_13" style:family="text">
      <style:text-properties fo:font-weight="bold" style:font-weight-asian="bold" style:font-weight-complex="bold" style:text-underline-style="solid" style:text-underline-color="font-color"/>
    </style:style>
    <style:style style:name="T146_14" style:family="text">
      <style:text-properties fo:font-weight="bold" style:font-weight-asian="bold" style:font-weight-complex="bold" style:text-underline-style="solid" style:text-underline-color="font-color"/>
    </style:style>
    <style:style style:name="T146_15" style:family="text">
      <style:text-properties fo:font-weight="bold" style:font-weight-asian="bold" style:font-weight-complex="bold" style:text-underline-style="solid" style:text-underline-color="font-color"/>
    </style:style>
    <style:style style:name="T146_16" style:family="text">
      <style:text-properties fo:font-weight="bold" style:font-weight-asian="bold" style:font-weight-complex="bold" style:text-underline-style="solid" style:text-underline-color="font-color"/>
    </style:style>
    <style:style style:name="T146_17" style:family="text">
      <style:text-properties fo:font-weight="bold" style:font-weight-asian="bold" style:font-weight-complex="bold" style:text-underline-style="solid" style:text-underline-color="font-color"/>
    </style:style>
    <style:style style:name="T146_18" style:family="text">
      <style:text-properties fo:font-weight="bold" style:font-weight-asian="bold" style:font-weight-complex="bold" style:text-underline-style="solid" style:text-underline-color="font-color"/>
    </style:style>
    <style:style style:name="T146_19" style:family="text">
      <style:text-properties fo:font-weight="bold" style:font-weight-asian="bold" style:font-weight-complex="bold" style:text-underline-style="solid" style:text-underline-color="font-color"/>
    </style:style>
    <style:style style:name="T146_20" style:family="text">
      <style:text-properties fo:font-weight="bold" style:font-weight-asian="bold" style:font-weight-complex="bold" style:text-underline-style="solid" style:text-underline-color="font-color"/>
    </style:style>
    <style:style style:name="T146_21" style:family="text">
      <style:text-properties fo:font-weight="bold" style:font-weight-asian="bold" style:font-weight-complex="bold" style:text-underline-style="solid" style:text-underline-color="font-color"/>
    </style:style>
    <style:style style:name="T146_22" style:family="text">
      <style:text-properties fo:font-weight="bold" style:font-weight-asian="bold" style:font-weight-complex="bold" style:text-underline-style="solid" style:text-underline-color="font-color"/>
    </style:style>
    <style:style style:name="T146_23" style:family="text">
      <style:text-properties fo:font-weight="bold" style:font-weight-asian="bold" style:font-weight-complex="bold" style:text-underline-style="solid" style:text-underline-color="font-color"/>
    </style:style>
    <style:style style:name="T146_24" style:family="text">
      <style:text-properties fo:font-weight="bold" style:font-weight-asian="bold" style:font-weight-complex="bold" style:text-underline-style="solid" style:text-underline-color="font-color"/>
    </style:style>
    <style:style style:name="T146_25" style:family="text">
      <style:text-properties fo:font-weight="bold" style:font-weight-asian="bold" style:font-weight-complex="bold" style:text-underline-style="solid" style:text-underline-color="font-color"/>
    </style:style>
    <style:style style:name="T146_26" style:family="text">
      <style:text-properties fo:font-weight="bold" style:font-weight-asian="bold" style:font-weight-complex="bold" style:text-underline-style="solid" style:text-underline-color="font-color"/>
    </style:style>
    <style:style style:name="T146_27" style:family="text">
      <style:text-properties fo:font-weight="bold" style:font-weight-asian="bold" style:font-weight-complex="bold" style:text-underline-style="solid" style:text-underline-color="font-color"/>
    </style:style>
    <style:style style:name="T146_28" style:family="text">
      <style:text-properties fo:font-weight="bold" style:font-weight-asian="bold" style:font-weight-complex="bold" style:text-underline-style="solid" style:text-underline-color="font-color"/>
    </style:style>
    <style:style style:name="T146_29" style:family="text">
      <style:text-properties fo:font-weight="bold" style:font-weight-asian="bold" style:font-weight-complex="bold" style:text-underline-style="solid" style:text-underline-color="font-color"/>
    </style:style>
    <style:style style:name="T146_30" style:family="text">
      <style:text-properties fo:font-weight="bold" style:font-weight-asian="bold" style:font-weight-complex="bold" style:text-underline-style="solid" style:text-underline-color="font-color"/>
    </style:style>
    <style:style style:name="Table3" style:family="table">
      <style:table-properties table:align="left" style:width="16.51cm" fo:margin-left="0.176cm"/>
    </style:style>
    <style:style style:name="Column9" style:family="table-column">
      <style:table-column-properties style:column-width="3.016cm"/>
    </style:style>
    <style:style style:name="Column10" style:family="table-column">
      <style:table-column-properties style:column-width="8.017cm"/>
    </style:style>
    <style:style style:name="Column11" style:family="table-column">
      <style:table-column-properties style:column-width="1.667cm"/>
    </style:style>
    <style:style style:name="Column12" style:family="table-column">
      <style:table-column-properties style:column-width="3.81cm"/>
    </style:style>
    <style:style style:name="Row33" style:family="table-row"/>
    <style:style style:name="Cell1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7_1" style:family="text"/>
    <style:style style:name="T1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34" style:family="table-row"/>
    <style:style style:name="Cell1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3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5" style:family="table-row"/>
    <style:style style:name="Cell1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6" style:family="table-row"/>
    <style:style style:name="Cell1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7" style:family="table-row"/>
    <style:style style:name="Cell1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4_1" style:family="text"/>
    <style:style style:name="T16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3" style:family="text"/>
    <style:style style:name="T16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5" style:family="text"/>
    <style:style style:name="T16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7" style:family="text"/>
    <style:style style:name="T16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9" style:family="text"/>
    <style:style style:name="T16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1" style:family="text"/>
    <style:style style:name="T16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4_13" style:family="text"/>
    <style:style style:name="T16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8" style:family="table-row"/>
    <style:style style:name="Cell1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9" style:family="table-row"/>
    <style:style style:name="Cell1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break-before="auto" fo:line-height="100%" style:writing-mode="lr-tb"/>
    </style:style>
    <style:style style:name="P176" style:family="paragraph" style:parent-style-name="Standard">
      <style:paragraph-properties fo:break-before="auto" style:writing-mode="lr-tb"/>
      <style:text-properties fo:font-weight="bold" style:font-weight-asian="bold" style:font-weight-complex="bold" style:text-underline-style="solid" style:text-underline-color="font-color"/>
    </style:style>
    <style:style style:name="P177" style:family="paragraph" style:parent-style-name="Standard">
      <style:paragraph-properties fo:break-before="auto" style:writing-mode="lr-tb"/>
      <style:text-properties fo:font-weight="bold" style:font-weight-asian="bold" style:font-weight-complex="bold" style:text-underline-style="solid" style:text-underline-color="font-color"/>
    </style:style>
    <style:style style:name="P178" style:family="paragraph" style:parent-style-name="Standard">
      <style:paragraph-properties fo:break-before="auto" style:writing-mode="lr-tb"/>
    </style:style>
    <style:style style:name="T178_1" style:family="text">
      <style:text-properties fo:font-weight="bold" style:font-weight-asian="bold" style:font-weight-complex="bold" style:text-underline-style="solid" style:text-underline-color="font-color"/>
    </style:style>
    <style:style style:name="T178_2" style:family="text">
      <style:text-properties fo:font-weight="bold" style:font-weight-asian="bold" style:font-weight-complex="bold" style:text-underline-style="solid" style:text-underline-color="font-color"/>
    </style:style>
    <style:style style:name="P179" style:family="paragraph" style:parent-style-name="Standard">
      <style:paragraph-properties fo:break-before="auto" style:writing-mode="lr-tb"/>
      <style:text-properties fo:font-weight="bold" style:font-weight-asian="bold" style:font-weight-complex="bold" style:text-underline-style="solid" style:text-underline-color="font-color"/>
    </style:style>
    <style:style style:name="Table4" style:family="table">
      <style:table-properties table:align="left" style:width="17.145cm" fo:margin-left="0.176cm"/>
    </style:style>
    <style:style style:name="Column13" style:family="table-column">
      <style:table-column-properties style:column-width="3.651cm"/>
    </style:style>
    <style:style style:name="Column14" style:family="table-column">
      <style:table-column-properties style:column-width="6.932cm"/>
    </style:style>
    <style:style style:name="Column15" style:family="table-column">
      <style:table-column-properties style:column-width="3.413cm"/>
    </style:style>
    <style:style style:name="Column16" style:family="table-column">
      <style:table-column-properties style:column-width="3.149cm"/>
    </style:style>
    <style:style style:name="Row40" style:family="table-row"/>
    <style:style style:name="Cell1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0_1" style:family="text"/>
    <style:style style:name="T18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41" style:family="table-row"/>
    <style:style style:name="Cell1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5_1" style:family="text"/>
    <style:style style:name="T1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3" style:family="text"/>
    <style:style style:name="T1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5" style:family="text"/>
    <style:style style:name="T1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7" style:family="text"/>
    <style:style style:name="T18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9" style:family="text"/>
    <style:style style:name="T18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5_11" style:family="text"/>
    <style:style style:name="T18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2" style:family="table-row"/>
    <style:style style:name="Cell1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break-before="auto" fo:line-height="100%" style:writing-mode="lr-tb"/>
    </style:style>
    <style:style style:name="P193" style:family="paragraph" style:parent-style-name="Standard">
      <style:paragraph-properties fo:break-before="auto" style:writing-mode="lr-tb"/>
    </style:style>
    <style:style style:name="T193_1" style:family="text">
      <style:text-properties fo:font-weight="bold" style:font-weight-asian="bold" style:font-weight-complex="bold" style:text-underline-style="solid" style:text-underline-color="font-color"/>
    </style:style>
    <style:style style:name="T193_2" style:family="text">
      <style:text-properties fo:font-weight="bold" style:font-weight-asian="bold" style:font-weight-complex="bold" style:text-underline-style="solid" style:text-underline-color="font-color"/>
    </style:style>
    <style:style style:name="Table5" style:family="table">
      <style:table-properties table:align="left" style:width="17.145cm" fo:margin-left="0.176cm"/>
    </style:style>
    <style:style style:name="Column17" style:family="table-column">
      <style:table-column-properties style:column-width="3.625cm"/>
    </style:style>
    <style:style style:name="Column18" style:family="table-column">
      <style:table-column-properties style:column-width="8.467cm"/>
    </style:style>
    <style:style style:name="Column19" style:family="table-column">
      <style:table-column-properties style:column-width="2.011cm"/>
    </style:style>
    <style:style style:name="Column20" style:family="table-column">
      <style:table-column-properties style:column-width="3.043cm"/>
    </style:style>
    <style:style style:name="Row43" style:family="table-row"/>
    <style:style style:name="Cell1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44" style:family="table-row"/>
    <style:style style:name="Cell1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9_1" style:family="text"/>
    <style:style style:name="T1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3" style:family="text"/>
    <style:style style:name="T19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5" style:family="text"/>
    <style:style style:name="T19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7" style:family="text"/>
    <style:style style:name="T19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9" style:family="text"/>
    <style:style style:name="T19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1" style:family="text"/>
    <style:style style:name="T19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3" style:family="text"/>
    <style:style style:name="T19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5" style:family="text"/>
    <style:style style:name="T19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7" style:family="text"/>
    <style:style style:name="T19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19" style:family="text"/>
    <style:style style:name="T19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9_21" style:family="text"/>
    <style:style style:name="T19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0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5" style:family="table-row"/>
    <style:style style:name="Cell1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6" style:family="table-row"/>
    <style:style style:name="Cell18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7_1" style:family="text"/>
    <style:style style:name="T20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3" style:family="text"/>
    <style:style style:name="T20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5" style:family="text"/>
    <style:style style:name="T20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7" style:family="text"/>
    <style:style style:name="T20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9" style:family="text"/>
    <style:style style:name="T20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1" style:family="text"/>
    <style:style style:name="T20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3" style:family="text"/>
    <style:style style:name="T20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5" style:family="text"/>
    <style:style style:name="T20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7" style:family="text"/>
    <style:style style:name="T20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19" style:family="text"/>
    <style:style style:name="T20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1" style:family="text"/>
    <style:style style:name="T20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3" style:family="text"/>
    <style:style style:name="T20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5" style:family="text"/>
    <style:style style:name="T20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7" style:family="text"/>
    <style:style style:name="T20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29" style:family="text"/>
    <style:style style:name="T20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31" style:family="text"/>
    <style:style style:name="T20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33" style:family="text"/>
    <style:style style:name="T20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35" style:family="text"/>
    <style:style style:name="T20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37" style:family="text"/>
    <style:style style:name="T20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39" style:family="text"/>
    <style:style style:name="T20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41" style:family="text"/>
    <style:style style:name="T20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43" style:family="text"/>
    <style:style style:name="T20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45" style:family="text"/>
    <style:style style:name="T20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47" style:family="text"/>
    <style:style style:name="T20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49" style:family="text"/>
    <style:style style:name="T20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51" style:family="text"/>
    <style:style style:name="T20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53" style:family="text"/>
    <style:style style:name="T20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7_55" style:family="text"/>
    <style:style style:name="T20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7" style:family="table-row"/>
    <style:style style:name="Cell18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1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11_1" style:family="text"/>
    <style:style style:name="T2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2_2" style:family="text"/>
    <style:style style:name="T212_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2_4" style:family="text"/>
    <style:style style:name="T212_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2_6" style:family="text"/>
    <style:style style:name="T212_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2_8" style:family="text"/>
    <style:style style:name="T212_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2_10" style:family="text"/>
    <style:style style:name="T212_1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2_12" style:family="text"/>
    <style:style style:name="T212_1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2_14" style:family="text"/>
    <style:style style:name="T212_1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2_16" style:family="text"/>
    <style:style style:name="T212_1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2_18" style:family="text"/>
    <style:style style:name="T212_1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2_20" style:family="text"/>
    <style:style style:name="T212_2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2_22" style:family="text"/>
    <style:style style:name="T212_2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2_24" style:family="text"/>
    <style:style style:name="T212_2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2_26" style:family="text"/>
    <style:style style:name="T212_2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2_28" style:family="text"/>
    <style:style style:name="T212_2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2_30" style:family="text"/>
    <style:style style:name="T212_3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2_32" style:family="text"/>
    <style:style style:name="T212_3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2_34" style:family="text"/>
    <style:style style:name="T212_3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2_36" style:family="text"/>
    <style:style style:name="T212_3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2_38" style:family="text"/>
    <style:style style:name="T212_3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2_40" style:family="text"/>
    <style:style style:name="T212_4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2_42" style:family="text"/>
    <style:style style:name="T212_4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8" style:family="table-row"/>
    <style:style style:name="Cell18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6" style:family="paragraph" style:parent-style-name="Standard">
      <style:paragraph-properties fo:text-align="center" fo:break-before="auto" fo:text-indent="0cm" fo:line-height="100%" fo:margin-top="0cm" fo:margin-left="0cm" fo:margin-right="0cm" style:writing-mode="lr-tb"/>
    </style:style>
    <style:style style:name="T216_1" style:family="text"/>
    <style:style style:name="T216_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3" style:family="text"/>
    <style:style style:name="T216_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5" style:family="text"/>
    <style:style style:name="T216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7" style:family="text"/>
    <style:style style:name="T216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6_9" style:family="text"/>
    <style:style style:name="T216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2" style:family="text"/>
    <style:style style:name="T217_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7_4" style:family="text"/>
    <style:style style:name="T217_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7_6" style:family="text"/>
    <style:style style:name="T217_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7_8" style:family="text"/>
    <style:style style:name="T217_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7_10" style:family="text"/>
    <style:style style:name="T217_1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7_12" style:family="text"/>
    <style:style style:name="T217_1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7_14" style:family="text"/>
    <style:style style:name="T217_1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7_16" style:family="text"/>
    <style:style style:name="T217_1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7_18" style:family="text"/>
    <style:style style:name="T217_1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7_20" style:family="text"/>
    <style:style style:name="T217_2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7_22" style:family="text"/>
    <style:style style:name="T217_2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7_24" style:family="text"/>
    <style:style style:name="T217_2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7_26" style:family="text"/>
    <style:style style:name="T217_2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7_28" style:family="text"/>
    <style:style style:name="T217_2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7_30" style:family="text"/>
    <style:style style:name="T217_3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7_32" style:family="text"/>
    <style:style style:name="T217_3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7_34" style:family="text"/>
    <style:style style:name="T217_3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7_36" style:family="text"/>
    <style:style style:name="T217_3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7_38" style:family="text"/>
    <style:style style:name="T217_3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7_40" style:family="text"/>
    <style:style style:name="T217_4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9" style:family="table-row"/>
    <style:style style:name="Cell19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1_1" style:family="text"/>
    <style:style style:name="T2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3" style:family="text"/>
    <style:style style:name="T2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5" style:family="text"/>
    <style:style style:name="T22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7" style:family="text"/>
    <style:style style:name="T22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9" style:family="text"/>
    <style:style style:name="T22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1" style:family="text"/>
    <style:style style:name="T221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3" style:family="text"/>
    <style:style style:name="T221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1_15" style:family="text"/>
    <style:style style:name="T221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0" style:family="table-row"/>
    <style:style style:name="Cell19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5_1" style:family="text"/>
    <style:style style:name="T2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3" style:family="text"/>
    <style:style style:name="T2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5" style:family="text"/>
    <style:style style:name="T22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7" style:family="text"/>
    <style:style style:name="T22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9" style:family="text"/>
    <style:style style:name="T22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1" style:family="text"/>
    <style:style style:name="T22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3" style:family="text"/>
    <style:style style:name="T22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5" style:family="text"/>
    <style:style style:name="T22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7" style:family="text"/>
    <style:style style:name="T22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19" style:family="text"/>
    <style:style style:name="T22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1" style:family="text"/>
    <style:style style:name="T22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3" style:family="text"/>
    <style:style style:name="T22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5" style:family="text"/>
    <style:style style:name="T22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7" style:family="text"/>
    <style:style style:name="T22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29" style:family="text"/>
    <style:style style:name="T22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5_31" style:family="text"/>
    <style:style style:name="T22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9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1" style:family="table-row"/>
    <style:style style:name="Cell20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29_1" style:family="text"/>
    <style:style style:name="T22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3" style:family="text"/>
    <style:style style:name="T22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5" style:family="text"/>
    <style:style style:name="T22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7" style:family="text"/>
    <style:style style:name="T22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9" style:family="text"/>
    <style:style style:name="T22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11" style:family="text"/>
    <style:style style:name="T22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13" style:family="text"/>
    <style:style style:name="T22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15" style:family="text"/>
    <style:style style:name="T22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17" style:family="text"/>
    <style:style style:name="T22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19" style:family="text"/>
    <style:style style:name="T22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21" style:family="text"/>
    <style:style style:name="T22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23" style:family="text"/>
    <style:style style:name="T22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25" style:family="text"/>
    <style:style style:name="T22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27" style:family="text"/>
    <style:style style:name="T22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29" style:family="text"/>
    <style:style style:name="T22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9_31" style:family="text"/>
    <style:style style:name="T22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2" style:family="table-row"/>
    <style:style style:name="Cell20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3_1" style:family="text"/>
    <style:style style:name="T2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3" style:family="text"/>
    <style:style style:name="T2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5" style:family="text"/>
    <style:style style:name="T2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7" style:family="text"/>
    <style:style style:name="T2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3_9" style:family="text"/>
    <style:style style:name="T23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3" style:family="table-row"/>
    <style:style style:name="Cell20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4" style:family="table-row"/>
    <style:style style:name="Cell2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5" style:family="table-row"/>
    <style:style style:name="Cell2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5_1" style:family="text"/>
    <style:style style:name="T2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3" style:family="text"/>
    <style:style style:name="T2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5" style:family="text"/>
    <style:style style:name="T2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7" style:family="text"/>
    <style:style style:name="T2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9" style:family="text"/>
    <style:style style:name="T2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1" style:family="text"/>
    <style:style style:name="T2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3" style:family="text"/>
    <style:style style:name="T2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5_15" style:family="text"/>
    <style:style style:name="T2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6" style:family="table-row"/>
    <style:style style:name="Cell2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7" style:family="table-row"/>
    <style:style style:name="Cell2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3_1" style:family="text"/>
    <style:style style:name="T2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3" style:family="text"/>
    <style:style style:name="T2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5" style:family="text"/>
    <style:style style:name="T2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7" style:family="text"/>
    <style:style style:name="T25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9" style:family="text"/>
    <style:style style:name="T25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1" style:family="text"/>
    <style:style style:name="T25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3_13" style:family="text"/>
    <style:style style:name="T25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8" style:family="table-row"/>
    <style:style style:name="Cell2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7_1" style:family="text"/>
    <style:style style:name="T25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3" style:family="text"/>
    <style:style style:name="T25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5" style:family="text"/>
    <style:style style:name="T25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7" style:family="text"/>
    <style:style style:name="T25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9" style:family="text"/>
    <style:style style:name="T25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1" style:family="text"/>
    <style:style style:name="T25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7_13" style:family="text"/>
    <style:style style:name="T25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9" style:family="table-row"/>
    <style:style style:name="Cell2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0" style:family="table-row"/>
    <style:style style:name="Cell2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5_1" style:family="text"/>
    <style:style style:name="T2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3" style:family="text"/>
    <style:style style:name="T26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5" style:family="text"/>
    <style:style style:name="T26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7" style:family="text"/>
    <style:style style:name="T26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9" style:family="text"/>
    <style:style style:name="T26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1" style:family="text"/>
    <style:style style:name="T26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3" style:family="text"/>
    <style:style style:name="T26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5" style:family="text"/>
    <style:style style:name="T26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5_17" style:family="text"/>
    <style:style style:name="T26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1" style:family="table-row"/>
    <style:style style:name="Cell2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2" style:family="table-row"/>
    <style:style style:name="Cell2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6" style:family="paragraph" style:parent-style-name="Standard">
      <style:paragraph-properties fo:break-before="auto" fo:line-height="100%" style:writing-mode="lr-tb"/>
    </style:style>
    <style:style style:name="P277" style:family="paragraph" style:parent-style-name="Standard">
      <style:paragraph-properties fo:break-before="auto" fo:line-height="100%" style:writing-mode="lr-tb"/>
    </style:style>
    <style:style style:name="T277_1" style:family="text">
      <style:text-properties fo:font-weight="bold" style:font-weight-asian="bold" style:font-weight-complex="bold" style:text-underline-style="solid" style:text-underline-color="font-color"/>
    </style:style>
    <style:style style:name="T277_2" style:family="text">
      <style:text-properties fo:font-weight="bold" style:font-weight-asian="bold" style:font-weight-complex="bold" style:text-underline-style="solid" style:text-underline-color="font-color"/>
    </style:style>
    <style:style style:name="T277_3" style:family="text">
      <style:text-properties fo:font-weight="bold" style:font-weight-asian="bold" style:font-weight-complex="bold" style:text-underline-style="solid" style:text-underline-color="font-color"/>
    </style:style>
    <style:style style:name="T277_4" style:family="text">
      <style:text-properties fo:font-weight="bold" style:font-weight-asian="bold" style:font-weight-complex="bold" style:text-underline-style="solid" style:text-underline-color="font-color"/>
    </style:style>
    <style:style style:name="P278" style:family="paragraph" style:parent-style-name="Standard">
      <style:paragraph-properties fo:break-before="auto" fo:line-height="100%" style:writing-mode="lr-tb"/>
    </style:style>
    <style:style style:name="T278_1" style:family="text">
      <style:text-properties fo:font-weight="bold" style:font-weight-asian="bold" style:font-weight-complex="bold" style:text-underline-style="solid" style:text-underline-color="font-color"/>
    </style:style>
    <style:style style:name="T278_2" style:family="text">
      <style:text-properties fo:font-weight="bold" style:font-weight-asian="bold" style:font-weight-complex="bold" style:text-underline-style="solid" style:text-underline-color="font-color"/>
    </style:style>
    <style:style style:name="T278_3" style:family="text">
      <style:text-properties fo:font-weight="bold" style:font-weight-asian="bold" style:font-weight-complex="bold" style:text-underline-style="solid" style:text-underline-color="font-color"/>
    </style:style>
    <style:style style:name="T278_4" style:family="text">
      <style:text-properties fo:font-weight="bold" style:font-weight-asian="bold" style:font-weight-complex="bold" style:text-underline-style="solid" style:text-underline-color="font-color"/>
    </style:style>
    <style:style style:name="T278_5" style:family="text">
      <style:text-properties fo:font-weight="bold" style:font-weight-asian="bold" style:font-weight-complex="bold" style:text-underline-style="solid" style:text-underline-color="font-color"/>
    </style:style>
    <style:style style:name="T278_6" style:family="text">
      <style:text-properties fo:font-weight="bold" style:font-weight-asian="bold" style:font-weight-complex="bold" style:text-underline-style="solid" style:text-underline-color="font-color"/>
    </style:style>
    <style:style style:name="T278_7" style:family="text">
      <style:text-properties fo:font-weight="bold" style:font-weight-asian="bold" style:font-weight-complex="bold" style:text-underline-style="solid" style:text-underline-color="font-color"/>
    </style:style>
    <style:style style:name="Table6" style:family="table">
      <style:table-properties table:align="left" style:width="17.145cm" fo:margin-left="0.176cm"/>
    </style:style>
    <style:style style:name="Column21" style:family="table-column">
      <style:table-column-properties style:column-width="3.016cm"/>
    </style:style>
    <style:style style:name="Column22" style:family="table-column">
      <style:table-column-properties style:column-width="9.155cm"/>
    </style:style>
    <style:style style:name="Column23" style:family="table-column">
      <style:table-column-properties style:column-width="1.72cm"/>
    </style:style>
    <style:style style:name="Column24" style:family="table-column">
      <style:table-column-properties style:column-width="3.254cm"/>
    </style:style>
    <style:style style:name="Row63" style:family="table-row"/>
    <style:style style:name="Cell2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9_1" style:family="text"/>
    <style:style style:name="T27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7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64" style:family="table-row"/>
    <style:style style:name="Cell2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5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5" style:family="table-row"/>
    <style:style style:name="Cell2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6" style:family="table-row"/>
    <style:style style:name="Cell2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7" style:family="table-row"/>
    <style:style style:name="Cell2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96_1" style:family="text"/>
    <style:style style:name="T2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3" style:family="text"/>
    <style:style style:name="T2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5" style:family="text"/>
    <style:style style:name="T2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7" style:family="text"/>
    <style:style style:name="T29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9" style:family="text"/>
    <style:style style:name="T29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11" style:family="text"/>
    <style:style style:name="T29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13" style:family="text"/>
    <style:style style:name="T29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15" style:family="text"/>
    <style:style style:name="T29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17" style:family="text"/>
    <style:style style:name="T29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19" style:family="text"/>
    <style:style style:name="T29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21" style:family="text"/>
    <style:style style:name="T29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23" style:family="text"/>
    <style:style style:name="T29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25" style:family="text"/>
    <style:style style:name="T29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8" style:family="table-row"/>
    <style:style style:name="Cell2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3" style:family="paragraph" style:parent-style-name="Standard">
      <style:paragraph-properties fo:break-before="auto" style:writing-mode="lr-tb"/>
    </style:style>
    <style:style style:name="P304" style:family="paragraph" style:parent-style-name="Standard">
      <style:paragraph-properties fo:break-before="auto" style:writing-mode="lr-tb"/>
    </style:style>
    <style:style style:name="T304_1" style:family="text">
      <style:text-properties fo:font-weight="bold" style:font-weight-asian="bold" style:font-weight-complex="bold" style:text-underline-style="solid" style:text-underline-color="font-color"/>
    </style:style>
    <style:style style:name="T304_2" style:family="text">
      <style:text-properties fo:font-weight="bold" style:font-weight-asian="bold" style:font-weight-complex="bold" style:text-underline-style="solid" style:text-underline-color="font-color"/>
    </style:style>
    <style:style style:name="T304_3" style:family="text">
      <style:text-properties fo:font-weight="bold" style:font-weight-asian="bold" style:font-weight-complex="bold" style:text-underline-style="solid" style:text-underline-color="font-color"/>
    </style:style>
    <style:style style:name="T304_4" style:family="text">
      <style:text-properties fo:font-weight="bold" style:font-weight-asian="bold" style:font-weight-complex="bold" style:text-underline-style="solid" style:text-underline-color="font-color"/>
    </style:style>
    <style:style style:name="P305" style:family="paragraph" style:parent-style-name="Standard">
      <style:paragraph-properties fo:break-before="auto" fo:line-height="100%" style:writing-mode="lr-tb"/>
      <style:text-properties fo:font-weight="bold" style:font-weight-asian="bold" style:font-weight-complex="bold" style:text-underline-style="solid" style:text-underline-color="font-color"/>
    </style:style>
    <style:style style:name="Table7" style:family="table">
      <style:table-properties table:align="left" style:width="17.145cm" fo:margin-left="0.176cm"/>
    </style:style>
    <style:style style:name="Column25" style:family="table-column">
      <style:table-column-properties style:column-width="3.016cm"/>
    </style:style>
    <style:style style:name="Column26" style:family="table-column">
      <style:table-column-properties style:column-width="9.155cm"/>
    </style:style>
    <style:style style:name="Column27" style:family="table-column">
      <style:table-column-properties style:column-width="1.72cm"/>
    </style:style>
    <style:style style:name="Column28" style:family="table-column">
      <style:table-column-properties style:column-width="3.254cm"/>
    </style:style>
    <style:style style:name="Row69" style:family="table-row"/>
    <style:style style:name="Cell2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6_1" style:family="text"/>
    <style:style style:name="T3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Row70" style:family="table-row"/>
    <style:style style:name="Cell2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2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4" style:family="paragraph" style:parent-style-name="Standard">
      <style:paragraph-properties fo:break-before="auto" style:writing-mode="lr-tb"/>
    </style:style>
    <style:style style:name="T314_1" style:family="text"/>
    <style:style style:name="T314_2" style:family="text">
      <style:text-properties fo:color="#1155cc" style:text-underline-style="solid" style:text-underline-color="font-color"/>
    </style:style>
    <style:style style:name="T314_3" style:family="text"/>
    <style:style style:name="T314_4" style:family="text">
      <style:text-properties fo:color="#1155cc" style:text-underline-style="solid" style:text-underline-color="font-color"/>
    </style:style>
    <style:style style:name="T314_5" style:family="text"/>
    <style:style style:name="T314_6" style:family="text">
      <style:text-properties fo:color="#1155cc" style:text-underline-style="solid" style:text-underline-color="font-color"/>
    </style:style>
    <style:style style:name="T314_7" style:family="text"/>
    <style:style style:name="T314_8" style:family="text">
      <style:text-properties fo:color="#1155cc" style:text-underline-style="solid" style:text-underline-color="font-color"/>
    </style:style>
    <style:style style:name="T314_9" style:family="text"/>
    <style:style style:name="T314_10" style:family="text">
      <style:text-properties fo:color="#1155cc" style:text-underline-style="solid" style:text-underline-color="font-color"/>
    </style:style>
    <style:style style:name="T314_11" style:family="text"/>
    <style:style style:name="T314_12" style:family="text">
      <style:text-properties fo:color="#1155cc" style:text-underline-style="solid" style:text-underline-color="font-color"/>
    </style:style>
    <style:style style:name="T314_13" style:family="text"/>
    <style:style style:name="T314_14" style:family="text">
      <style:text-properties fo:color="#1155cc" style:text-underline-style="solid" style:text-underline-color="font-color"/>
    </style:style>
    <style:style style:name="T314_15" style:family="text"/>
    <style:style style:name="T314_16" style:family="text">
      <style:text-properties fo:color="#1155cc" style:text-underline-style="solid" style:text-underline-color="font-color"/>
    </style:style>
    <style:style style:name="T314_17" style:family="text"/>
    <style:style style:name="T314_18" style:family="text">
      <style:text-properties fo:color="#1155cc" style:text-underline-style="solid" style:text-underline-color="font-color"/>
    </style:style>
    <style:style style:name="T314_19" style:family="text"/>
    <style:style style:name="T314_20" style:family="text">
      <style:text-properties fo:color="#1155cc" style:text-underline-style="solid" style:text-underline-color="font-color"/>
    </style:style>
    <style:style style:name="T314_21" style:family="text"/>
    <style:style style:name="T314_22" style:family="text">
      <style:text-properties fo:color="#1155cc" style:text-underline-style="solid" style:text-underline-color="font-color"/>
    </style:style>
    <style:style style:name="T314_23" style:family="text"/>
    <style:style style:name="T314_24" style:family="text">
      <style:text-properties fo:color="#1155cc" style:text-underline-style="solid" style:text-underline-color="font-color"/>
    </style:style>
    <style:style style:name="T314_25" style:family="text"/>
    <style:style style:name="T314_26" style:family="text">
      <style:text-properties fo:color="#1155cc" style:text-underline-style="solid" style:text-underline-color="font-color"/>
    </style:style>
    <style:style style:name="T314_27" style:family="text"/>
    <style:style style:name="T314_28" style:family="text">
      <style:text-properties fo:color="#1155cc" style:text-underline-style="solid" style:text-underline-color="font-color"/>
    </style:style>
    <style:style style:name="T314_29" style:family="text"/>
    <style:style style:name="T314_30" style:family="text">
      <style:text-properties fo:color="#1155cc" style:text-underline-style="solid" style:text-underline-color="font-color"/>
    </style:style>
    <style:style style:name="T314_31" style:family="text"/>
    <style:style style:name="T314_32" style:family="text">
      <style:text-properties fo:color="#1155cc" style:text-underline-style="solid" style:text-underline-color="font-color"/>
    </style:style>
    <style:style style:name="T314_33" style:family="text"/>
    <style:style style:name="T314_34" style:family="text">
      <style:text-properties fo:color="#1155cc" style:text-underline-style="solid" style:text-underline-color="font-color"/>
    </style:style>
    <style:style style:name="T314_35" style:family="text"/>
    <style:style style:name="T314_36" style:family="text">
      <style:text-properties fo:color="#1155cc" style:text-underline-style="solid" style:text-underline-color="font-color"/>
    </style:style>
    <style:style style:name="T314_37" style:family="text"/>
    <style:style style:name="T314_38" style:family="text">
      <style:text-properties fo:color="#1155cc" style:text-underline-style="solid" style:text-underline-color="font-color"/>
    </style:style>
    <style:style style:name="T314_39" style:family="text"/>
    <style:style style:name="T314_40" style:family="text">
      <style:text-properties fo:color="#1155cc" style:text-underline-style="solid" style:text-underline-color="font-color"/>
    </style:style>
    <style:style style:name="T314_41" style:family="text"/>
    <style:style style:name="T314_42" style:family="text">
      <style:text-properties fo:color="#1155cc" style:text-underline-style="solid" style:text-underline-color="font-color"/>
    </style:style>
    <style:style style:name="T314_43" style:family="text"/>
    <style:style style:name="T314_44" style:family="text">
      <style:text-properties fo:color="#1155cc" style:text-underline-style="solid" style:text-underline-color="font-color"/>
    </style:style>
    <style:style style:name="T314_45" style:family="text"/>
    <style:style style:name="T314_46" style:family="text">
      <style:text-properties fo:color="#1155cc" style:text-underline-style="solid" style:text-underline-color="font-color"/>
    </style:style>
    <style:style style:name="T314_47" style:family="text"/>
    <style:style style:name="T314_48" style:family="text">
      <style:text-properties fo:color="#1155cc" style:text-underline-style="solid" style:text-underline-color="font-color"/>
    </style:style>
    <style:style style:name="T314_49" style:family="text"/>
    <style:style style:name="T314_50" style:family="text">
      <style:text-properties fo:color="#1155cc" style:text-underline-style="solid" style:text-underline-color="font-color"/>
    </style:style>
    <style:style style:name="T314_51" style:family="text"/>
    <style:style style:name="T314_52" style:family="text">
      <style:text-properties fo:color="#1155cc" style:text-underline-style="solid" style:text-underline-color="font-color"/>
    </style:style>
    <style:style style:name="T314_53" style:family="text"/>
    <style:style style:name="T314_54" style:family="text">
      <style:text-properties fo:color="#1155cc" style:text-underline-style="solid" style:text-underline-color="font-color"/>
    </style:style>
    <style:style style:name="T314_55" style:family="text"/>
    <style:style style:name="T314_56" style:family="text">
      <style:text-properties fo:color="#1155cc" style:text-underline-style="solid" style:text-underline-color="font-color"/>
    </style:style>
    <style:style style:name="T314_57" style:family="text"/>
    <style:style style:name="T314_58" style:family="text">
      <style:text-properties fo:color="#1155cc" style:text-underline-style="solid" style:text-underline-color="font-color"/>
    </style:style>
    <style:style style:name="T314_59" style:family="text"/>
    <style:style style:name="T314_60" style:family="text">
      <style:text-properties fo:color="#1155cc" style:text-underline-style="solid" style:text-underline-color="font-color"/>
    </style:style>
    <style:style style:name="T314_61" style:family="text"/>
    <style:style style:name="T314_62" style:family="text">
      <style:text-properties fo:color="#1155cc" style:text-underline-style="solid" style:text-underline-color="font-color"/>
    </style:style>
    <style:style style:name="T314_63" style:family="text"/>
    <style:style style:name="T314_64" style:family="text">
      <style:text-properties fo:color="#1155cc" style:text-underline-style="solid" style:text-underline-color="font-color"/>
    </style:style>
  </office:automatic-styles>
  <office:body>
    <office:text>
      <text:p text:style-name="P1"><text:span text:style-name="T1_1">Notes</text:span><text:span text:style-name="T1_2">:</text:span></text:p>
      <text:p text:style-name="P2"/>
      <text:p text:style-name="P3"><text:span text:style-name="T3_1">*<text:s/></text:span><text:span text:style-name="T3_2">Κείμενο</text:span><text:span text:style-name="T3_3"><text:s/></text:span><text:span text:style-name="T3_4">ανακοίνωσης</text:span><text:span text:style-name="T3_5"><text:s/></text:span><text:span text:style-name="T3_6">στο</text:span><text:span text:style-name="T3_7"><text:s/></text:span><text:span text:style-name="T3_8">link</text:span><text:span text:style-name="T3_9"><text:s/>-&gt;<text:s/></text:span><text:span text:style-name="T3_10"><text:a xlink:type="simple" xlink:href="https://docs.google.com/document/d/1rsq8R8Oe7eE0H-hbF7v48u38oJU74_5E4NqnBvAKr74/edit?pli=1"><text:span text:style-name="T3_11">https</text:span></text:a></text:span><text:span text:style-name="T3_12"><text:a xlink:type="simple" xlink:href="https://docs.google.com/document/d/1rsq8R8Oe7eE0H-hbF7v48u38oJU74_5E4NqnBvAKr74/edit?pli=1"><text:span text:style-name="T3_13">://</text:span></text:a></text:span><text:span text:style-name="T3_14"><text:a xlink:type="simple" xlink:href="https://docs.google.com/document/d/1rsq8R8Oe7eE0H-hbF7v48u38oJU74_5E4NqnBvAKr74/edit?pli=1"><text:span text:style-name="T3_15">docs</text:span></text:a></text:span><text:span text:style-name="T3_16"><text:a xlink:type="simple" xlink:href="https://docs.google.com/document/d/1rsq8R8Oe7eE0H-hbF7v48u38oJU74_5E4NqnBvAKr74/edit?pli=1"><text:span text:style-name="T3_17">.</text:span></text:a></text:span><text:span text:style-name="T3_18"><text:a xlink:type="simple" xlink:href="https://docs.google.com/document/d/1rsq8R8Oe7eE0H-hbF7v48u38oJU74_5E4NqnBvAKr74/edit?pli=1"><text:span text:style-name="T3_19">google</text:span></text:a></text:span><text:span text:style-name="T3_20"><text:a xlink:type="simple" xlink:href="https://docs.google.com/document/d/1rsq8R8Oe7eE0H-hbF7v48u38oJU74_5E4NqnBvAKr74/edit?pli=1"><text:span text:style-name="T3_21">.</text:span></text:a></text:span><text:span text:style-name="T3_22"><text:a xlink:type="simple" xlink:href="https://docs.google.com/document/d/1rsq8R8Oe7eE0H-hbF7v48u38oJU74_5E4NqnBvAKr74/edit?pli=1"><text:span text:style-name="T3_23">com</text:span></text:a></text:span><text:span text:style-name="T3_24"><text:a xlink:type="simple" xlink:href="https://docs.google.com/document/d/1rsq8R8Oe7eE0H-hbF7v48u38oJU74_5E4NqnBvAKr74/edit?pli=1"><text:span text:style-name="T3_25">/</text:span></text:a></text:span><text:span text:style-name="T3_26"><text:a xlink:type="simple" xlink:href="https://docs.google.com/document/d/1rsq8R8Oe7eE0H-hbF7v48u38oJU74_5E4NqnBvAKr74/edit?pli=1"><text:span text:style-name="T3_27">document</text:span></text:a></text:span><text:span text:style-name="T3_28"><text:a xlink:type="simple" xlink:href="https://docs.google.com/document/d/1rsq8R8Oe7eE0H-hbF7v48u38oJU74_5E4NqnBvAKr74/edit?pli=1"><text:span text:style-name="T3_29">/</text:span></text:a></text:span><text:span text:style-name="T3_30"><text:a xlink:type="simple" xlink:href="https://docs.google.com/document/d/1rsq8R8Oe7eE0H-hbF7v48u38oJU74_5E4NqnBvAKr74/edit?pli=1"><text:span text:style-name="T3_31">d</text:span></text:a></text:span><text:span text:style-name="T3_32"><text:a xlink:type="simple" xlink:href="https://docs.google.com/document/d/1rsq8R8Oe7eE0H-hbF7v48u38oJU74_5E4NqnBvAKr74/edit?pli=1"><text:span text:style-name="T3_33">/1</text:span></text:a></text:span><text:span text:style-name="T3_34"><text:a xlink:type="simple" xlink:href="https://docs.google.com/document/d/1rsq8R8Oe7eE0H-hbF7v48u38oJU74_5E4NqnBvAKr74/edit?pli=1"><text:span text:style-name="T3_35">rsq</text:span></text:a></text:span><text:span text:style-name="T3_36"><text:a xlink:type="simple" xlink:href="https://docs.google.com/document/d/1rsq8R8Oe7eE0H-hbF7v48u38oJU74_5E4NqnBvAKr74/edit?pli=1"><text:span text:style-name="T3_37">8</text:span></text:a></text:span><text:span text:style-name="T3_38"><text:a xlink:type="simple" xlink:href="https://docs.google.com/document/d/1rsq8R8Oe7eE0H-hbF7v48u38oJU74_5E4NqnBvAKr74/edit?pli=1"><text:span text:style-name="T3_39">R</text:span></text:a></text:span><text:span text:style-name="T3_40"><text:a xlink:type="simple" xlink:href="https://docs.google.com/document/d/1rsq8R8Oe7eE0H-hbF7v48u38oJU74_5E4NqnBvAKr74/edit?pli=1"><text:span text:style-name="T3_41">8</text:span></text:a></text:span><text:span text:style-name="T3_42"><text:a xlink:type="simple" xlink:href="https://docs.google.com/document/d/1rsq8R8Oe7eE0H-hbF7v48u38oJU74_5E4NqnBvAKr74/edit?pli=1"><text:span text:style-name="T3_43">Oe</text:span></text:a></text:span><text:span text:style-name="T3_44"><text:a xlink:type="simple" xlink:href="https://docs.google.com/document/d/1rsq8R8Oe7eE0H-hbF7v48u38oJU74_5E4NqnBvAKr74/edit?pli=1"><text:span text:style-name="T3_45">7</text:span></text:a></text:span><text:span text:style-name="T3_46"><text:a xlink:type="simple" xlink:href="https://docs.google.com/document/d/1rsq8R8Oe7eE0H-hbF7v48u38oJU74_5E4NqnBvAKr74/edit?pli=1"><text:span text:style-name="T3_47">eE</text:span></text:a></text:span><text:span text:style-name="T3_48"><text:a xlink:type="simple" xlink:href="https://docs.google.com/document/d/1rsq8R8Oe7eE0H-hbF7v48u38oJU74_5E4NqnBvAKr74/edit?pli=1"><text:span text:style-name="T3_49">0</text:span></text:a></text:span><text:span text:style-name="T3_50"><text:a xlink:type="simple" xlink:href="https://docs.google.com/document/d/1rsq8R8Oe7eE0H-hbF7v48u38oJU74_5E4NqnBvAKr74/edit?pli=1"><text:span text:style-name="T3_51">H</text:span></text:a></text:span><text:span text:style-name="T3_52"><text:a xlink:type="simple" xlink:href="https://docs.google.com/document/d/1rsq8R8Oe7eE0H-hbF7v48u38oJU74_5E4NqnBvAKr74/edit?pli=1"><text:span text:style-name="T3_53">-</text:span></text:a></text:span><text:span text:style-name="T3_54"><text:a xlink:type="simple" xlink:href="https://docs.google.com/document/d/1rsq8R8Oe7eE0H-hbF7v48u38oJU74_5E4NqnBvAKr74/edit?pli=1"><text:span text:style-name="T3_55">hbF</text:span></text:a></text:span><text:span text:style-name="T3_56"><text:a xlink:type="simple" xlink:href="https://docs.google.com/document/d/1rsq8R8Oe7eE0H-hbF7v48u38oJU74_5E4NqnBvAKr74/edit?pli=1"><text:span text:style-name="T3_57">7</text:span></text:a></text:span><text:span text:style-name="T3_58"><text:a xlink:type="simple" xlink:href="https://docs.google.com/document/d/1rsq8R8Oe7eE0H-hbF7v48u38oJU74_5E4NqnBvAKr74/edit?pli=1"><text:span text:style-name="T3_59">v</text:span></text:a></text:span><text:span text:style-name="T3_60"><text:a xlink:type="simple" xlink:href="https://docs.google.com/document/d/1rsq8R8Oe7eE0H-hbF7v48u38oJU74_5E4NqnBvAKr74/edit?pli=1"><text:span text:style-name="T3_61">48</text:span></text:a></text:span><text:span text:style-name="T3_62"><text:a xlink:type="simple" xlink:href="https://docs.google.com/document/d/1rsq8R8Oe7eE0H-hbF7v48u38oJU74_5E4NqnBvAKr74/edit?pli=1"><text:span text:style-name="T3_63">u</text:span></text:a></text:span><text:span text:style-name="T3_64"><text:a xlink:type="simple" xlink:href="https://docs.google.com/document/d/1rsq8R8Oe7eE0H-hbF7v48u38oJU74_5E4NqnBvAKr74/edit?pli=1"><text:span text:style-name="T3_65">38</text:span></text:a></text:span><text:span text:style-name="T3_66"><text:a xlink:type="simple" xlink:href="https://docs.google.com/document/d/1rsq8R8Oe7eE0H-hbF7v48u38oJU74_5E4NqnBvAKr74/edit?pli=1"><text:span text:style-name="T3_67">oJU</text:span></text:a></text:span><text:span text:style-name="T3_68"><text:a xlink:type="simple" xlink:href="https://docs.google.com/document/d/1rsq8R8Oe7eE0H-hbF7v48u38oJU74_5E4NqnBvAKr74/edit?pli=1"><text:span text:style-name="T3_69">74_5</text:span></text:a></text:span><text:span text:style-name="T3_70"><text:a xlink:type="simple" xlink:href="https://docs.google.com/document/d/1rsq8R8Oe7eE0H-hbF7v48u38oJU74_5E4NqnBvAKr74/edit?pli=1"><text:span text:style-name="T3_71">E</text:span></text:a></text:span><text:span text:style-name="T3_72"><text:a xlink:type="simple" xlink:href="https://docs.google.com/document/d/1rsq8R8Oe7eE0H-hbF7v48u38oJU74_5E4NqnBvAKr74/edit?pli=1"><text:span text:style-name="T3_73">4</text:span></text:a></text:span><text:span text:style-name="T3_74"><text:a xlink:type="simple" xlink:href="https://docs.google.com/document/d/1rsq8R8Oe7eE0H-hbF7v48u38oJU74_5E4NqnBvAKr74/edit?pli=1"><text:span text:style-name="T3_75">NqnBvAKr</text:span></text:a></text:span><text:span text:style-name="T3_76"><text:a xlink:type="simple" xlink:href="https://docs.google.com/document/d/1rsq8R8Oe7eE0H-hbF7v48u38oJU74_5E4NqnBvAKr74/edit?pli=1"><text:span text:style-name="T3_77">74/</text:span></text:a></text:span><text:span text:style-name="T3_78"><text:a xlink:type="simple" xlink:href="https://docs.google.com/document/d/1rsq8R8Oe7eE0H-hbF7v48u38oJU74_5E4NqnBvAKr74/edit?pli=1"><text:span text:style-name="T3_79">edit</text:span></text:a></text:span><text:span text:style-name="T3_80"><text:a xlink:type="simple" xlink:href="https://docs.google.com/document/d/1rsq8R8Oe7eE0H-hbF7v48u38oJU74_5E4NqnBvAKr74/edit?pli=1"><text:span text:style-name="T3_81">?</text:span></text:a></text:span><text:span text:style-name="T3_82"><text:a xlink:type="simple" xlink:href="https://docs.google.com/document/d/1rsq8R8Oe7eE0H-hbF7v48u38oJU74_5E4NqnBvAKr74/edit?pli=1"><text:span text:style-name="T3_83">pli</text:span></text:a></text:span><text:span text:style-name="T3_84"><text:a xlink:type="simple" xlink:href="https://docs.google.com/document/d/1rsq8R8Oe7eE0H-hbF7v48u38oJU74_5E4NqnBvAKr74/edit?pli=1"><text:span text:style-name="T3_85">=1</text:span></text:a></text:span></text:p>
      <text:p text:style-name="P4"><text:span text:style-name="T4_1">*<text:s/></text:span><text:span text:style-name="T4_2">Αποστολή</text:span><text:span text:style-name="T4_3"><text:s/></text:span><text:span text:style-name="T4_4">στις</text:span><text:span text:style-name="T4_5"><text:s/></text:span><text:span text:style-name="T4_6">λίστες</text:span><text:span text:style-name="T4_7"><text:s/></text:span><text:span text:style-name="T4_8">από</text:span><text:span text:style-name="T4_9"><text:s/></text:span><text:span text:style-name="T4_10">το</text:span><text:span text:style-name="T4_11"><text:s/></text:span><text:span text:style-name="T4_12">email</text:span><text:span text:style-name="T4_13"><text:s/></text:span><text:span text:style-name="T4_14"><text:a xlink:type="simple" xlink:href="mailto:os-el@os-el.gr"><text:span text:style-name="T4_15">os</text:span></text:a></text:span><text:span text:style-name="T4_16"><text:a xlink:type="simple" xlink:href="mailto:os-el@os-el.gr"><text:span text:style-name="T4_17">-</text:span></text:a></text:span><text:span text:style-name="T4_18"><text:a xlink:type="simple" xlink:href="mailto:os-el@os-el.gr"><text:span text:style-name="T4_19">el</text:span></text:a></text:span><text:span text:style-name="T4_20"><text:a xlink:type="simple" xlink:href="mailto:os-el@os-el.gr"><text:span text:style-name="T4_21">@</text:span></text:a></text:span><text:span text:style-name="T4_22"><text:a xlink:type="simple" xlink:href="mailto:os-el@os-el.gr"><text:span text:style-name="T4_23">os</text:span></text:a></text:span><text:span text:style-name="T4_24"><text:a xlink:type="simple" xlink:href="mailto:os-el@os-el.gr"><text:span text:style-name="T4_25">-</text:span></text:a></text:span><text:span text:style-name="T4_26"><text:a xlink:type="simple" xlink:href="mailto:os-el@os-el.gr"><text:span text:style-name="T4_27">el</text:span></text:a></text:span><text:span text:style-name="T4_28"><text:a xlink:type="simple" xlink:href="mailto:os-el@os-el.gr"><text:span text:style-name="T4_29">.</text:span></text:a></text:span><text:span text:style-name="T4_30"><text:a xlink:type="simple" xlink:href="mailto:os-el@os-el.gr"><text:span text:style-name="T4_31">gr</text:span></text:a></text:span></text:p>
      <text:p text:style-name="P5"><text:span text:style-name="T5_1">*<text:s/></text:span><text:span text:style-name="T5_2">Forums</text:span><text:span text:style-name="T5_3">:<text:s/></text:span><text:span text:style-name="T5_4">Όποιος</text:span><text:span text:style-name="T5_5"><text:s/></text:span><text:span text:style-name="T5_6">ανεβάζει</text:span><text:span text:style-name="T5_7"><text:s/></text:span><text:span text:style-name="T5_8">την</text:span><text:span text:style-name="T5_9"><text:s/></text:span><text:span text:style-name="T5_10">ανακοίνωση</text:span><text:span text:style-name="T5_11"><text:s/></text:span><text:span text:style-name="T5_12">είναι</text:span><text:span text:style-name="T5_13"><text:s/></text:span><text:span text:style-name="T5_14">και</text:span><text:span text:style-name="T5_15"><text:s/></text:span><text:span text:style-name="T5_16">υπεύθυνος</text:span><text:span text:style-name="T5_17"><text:s/></text:span><text:span text:style-name="T5_18">για</text:span><text:span text:style-name="T5_19"><text:s/></text:span><text:span text:style-name="T5_20">να</text:span><text:span text:style-name="T5_21"><text:s/></text:span><text:span text:style-name="T5_22">ελέγχει</text:span><text:span text:style-name="T5_23"><text:s/></text:span><text:span text:style-name="T5_24">τουλάχιστον</text:span><text:span text:style-name="T5_25"><text:s/>1<text:s/></text:span><text:span text:style-name="T5_26">φορά</text:span><text:span text:style-name="T5_27"><text:s/></text:span><text:span text:style-name="T5_28">την</text:span><text:span text:style-name="T5_29"><text:s/></text:span><text:span text:style-name="T5_30">εβδομάδα</text:span><text:span text:style-name="T5_31">,<text:s/></text:span><text:span text:style-name="T5_32">κάθε</text:span><text:span text:style-name="T5_33"><text:s/></text:span><text:span text:style-name="T5_34">βδομάδα</text:span><text:span text:style-name="T5_35">,<text:s/></text:span><text:span text:style-name="T5_36">αν</text:span><text:span text:style-name="T5_37"><text:s/></text:span><text:span text:style-name="T5_38">υπάρχουν</text:span><text:span text:style-name="T5_39"><text:s/></text:span><text:span text:style-name="T5_40">απαντήσεις</text:span><text:span text:style-name="T5_41"><text:s/></text:span><text:span text:style-name="T5_42">με</text:span><text:span text:style-name="T5_43"><text:s/></text:span><text:span text:style-name="T5_44">ερωτήσεις</text:span><text:span text:style-name="T5_45"><text:s/></text:span><text:span text:style-name="T5_46">ή</text:span><text:span text:style-name="T5_47"><text:s/></text:span><text:span text:style-name="T5_48">διευκρινήσεις</text:span><text:span text:style-name="T5_49"><text:s/></text:span><text:span text:style-name="T5_50">ώστε</text:span><text:span text:style-name="T5_51"><text:s/></text:span><text:span text:style-name="T5_52">να</text:span><text:span text:style-name="T5_53"><text:s/></text:span><text:span text:style-name="T5_54">απαντήσει</text:span><text:span text:style-name="T5_55"><text:s/></text:span><text:span text:style-name="T5_56">κατάλληλα</text:span><text:span text:style-name="T5_57">!</text:span></text:p>
      <text:p text:style-name="P6"><text:span text:style-name="T6_1">*<text:s/></text:span><text:span text:style-name="T6_2">Forums</text:span><text:span text:style-name="T6_3">:<text:s/></text:span><text:span text:style-name="T6_4">Όλοι</text:span><text:span text:style-name="T6_5"><text:s/></text:span><text:span text:style-name="T6_6">οι</text:span><text:span text:style-name="T6_7"><text:s/></text:span><text:span text:style-name="T6_8">υπόλοιποι</text:span><text:span text:style-name="T6_9"><text:s/></text:span><text:span text:style-name="T6_10">να</text:span><text:span text:style-name="T6_11"><text:s/></text:span><text:span text:style-name="T6_12">μπαίνουν</text:span><text:span text:style-name="T6_13"><text:s/></text:span><text:span text:style-name="T6_14">να</text:span><text:span text:style-name="T6_15"><text:s/></text:span><text:span text:style-name="T6_16">γράφουν</text:span><text:span text:style-name="T6_17"><text:s/></text:span><text:span text:style-name="T6_18">καμιά</text:span><text:span text:style-name="T6_19"><text:s/></text:span><text:span text:style-name="T6_20">απάντηση</text:span><text:span text:style-name="T6_21"><text:s/></text:span><text:span text:style-name="T6_22">για</text:span><text:span text:style-name="T6_23"><text:s/></text:span><text:span text:style-name="T6_24">να</text:span><text:span text:style-name="T6_25"><text:s/></text:span><text:span text:style-name="T6_26">ανανεώνεται</text:span><text:span text:style-name="T6_27"><text:s/></text:span><text:span text:style-name="T6_28">το</text:span><text:span text:style-name="T6_29"><text:s/></text:span><text:span text:style-name="T6_30">thread</text:span></text:p>
      <text:p text:style-name="P7"/>
      <text:p text:style-name="P8"><text:span text:style-name="T8_1">Υπενθύμιση</text:span><text:span text:style-name="T8_2"><text:s/></text:span><text:span text:style-name="T8_3">event</text:span><text:span text:style-name="T8_4"><text:s/>@<text:s/>17<text:s/>&amp;<text:s/>19<text:s/>/<text:s/>7<text:s/>/<text:s/>2012</text:span></text:p>
      <text:p text:style-name="P9"/>
      <text:p text:style-name="P10"><text:span text:style-name="T10_1">Our</text:span><text:span text:style-name="T10_2"><text:s/></text:span><text:span text:style-name="T10_3">Blogs</text:span><text:span text:style-name="T10_4">: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1"><text:span text:style-name="T11_1">When</text:span></text:p>
          </table:table-cell>
          <table:table-cell table:style-name="Cell2">
            <text:p text:style-name="P12"><text:span text:style-name="T12_1">Who</text:span></text:p>
          </table:table-cell>
          <table:table-cell table:style-name="Cell3">
            <text:p text:style-name="P13"><text:span text:style-name="T13_1">Done</text:span><text:span text:style-name="T13_2">?</text:span></text:p>
          </table:table-cell>
          <table:table-cell table:style-name="Cell4">
            <text:p text:style-name="P14"><text:span text:style-name="T14_1">Notes</text:span></text:p>
          </table:table-cell>
        </table:table-row>
        <table:table-row table:style-name="Row2">
          <table:table-cell table:style-name="Cell5">
            <text:p text:style-name="P15"><text:span text:style-name="T15_1">4/6/2012</text:span></text:p>
          </table:table-cell>
          <table:table-cell table:style-name="Cell6">
            <text:p text:style-name="P16"><text:span text:style-name="T16_1"><text:a xlink:type="simple" xlink:href="http://stathisuse.blogspot.com/"><text:span text:style-name="T16_2">http</text:span></text:a></text:span><text:span text:style-name="T16_3"><text:a xlink:type="simple" xlink:href="http://stathisuse.blogspot.com/"><text:span text:style-name="T16_4">://</text:span></text:a></text:span><text:span text:style-name="T16_5"><text:a xlink:type="simple" xlink:href="http://stathisuse.blogspot.com/"><text:span text:style-name="T16_6">stathisuse</text:span></text:a></text:span><text:span text:style-name="T16_7"><text:a xlink:type="simple" xlink:href="http://stathisuse.blogspot.com/"><text:span text:style-name="T16_8">.</text:span></text:a></text:span><text:span text:style-name="T16_9"><text:a xlink:type="simple" xlink:href="http://stathisuse.blogspot.com/"><text:span text:style-name="T16_10">blogspot</text:span></text:a></text:span><text:span text:style-name="T16_11"><text:a xlink:type="simple" xlink:href="http://stathisuse.blogspot.com/"><text:span text:style-name="T16_12">.</text:span></text:a></text:span><text:span text:style-name="T16_13"><text:a xlink:type="simple" xlink:href="http://stathisuse.blogspot.com/"><text:span text:style-name="T16_14">com</text:span></text:a></text:span><text:span text:style-name="T16_15"><text:a xlink:type="simple" xlink:href="http://stathisuse.blogspot.com/"><text:span text:style-name="T16_16">/</text:span></text:a></text:span></text:p>
          </table:table-cell>
          <table:table-cell table:style-name="Cell7">
            <text:p text:style-name="P17"><text:span text:style-name="T17_1">NAI</text:span></text:p>
          </table:table-cell>
          <table:table-cell table:style-name="Cell8">
            <text:p text:style-name="P18"><text:span text:style-name="T18_1">http</text:span><text:span text:style-name="T18_2">://</text:span><text:span text:style-name="T18_3">stathisuse</text:span><text:span text:style-name="T18_4">.</text:span><text:span text:style-name="T18_5">blogspot</text:span><text:span text:style-name="T18_6">.</text:span><text:span text:style-name="T18_7">gr</text:span><text:span text:style-name="T18_8">/2012/06/2-</text:span><text:span text:style-name="T18_9">opensuse</text:span><text:span text:style-name="T18_10">-</text:span><text:span text:style-name="T18_11">collaboration</text:span><text:span text:style-name="T18_12">-</text:span><text:span text:style-name="T18_13">summer</text:span><text:span text:style-name="T18_14">-</text:span><text:span text:style-name="T18_15">camp</text:span><text:span text:style-name="T18_16">.</text:span><text:span text:style-name="T18_17">html</text:span></text:p>
          </table:table-cell>
        </table:table-row>
        <table:table-row table:style-name="Row3">
          <table:table-cell table:style-name="Cell9">
            <text:p text:style-name="P19"><text:span text:style-name="T19_1">5/6/2012</text:span></text:p>
          </table:table-cell>
          <table:table-cell table:style-name="Cell10">
            <text:p text:style-name="P20"><text:span text:style-name="T20_1">www</text:span><text:span text:style-name="T20_2">.</text:span><text:span text:style-name="T20_3">os</text:span><text:span text:style-name="T20_4">-</text:span><text:span text:style-name="T20_5">el</text:span><text:span text:style-name="T20_6">.</text:span><text:span text:style-name="T20_7">gr</text:span></text:p>
          </table:table-cell>
          <table:table-cell table:style-name="Cell11">
            <text:p text:style-name="P21"><text:span text:style-name="T21_1">ΝΑΙ</text:span></text:p>
          </table:table-cell>
          <table:table-cell table:style-name="Cell12">
            <text:p text:style-name="P22"><text:span text:style-name="T22_1">http</text:span><text:span text:style-name="T22_2">://</text:span><text:span text:style-name="T22_3">www</text:span><text:span text:style-name="T22_4">.</text:span><text:span text:style-name="T22_5">os</text:span><text:span text:style-name="T22_6">-</text:span><text:span text:style-name="T22_7">el</text:span><text:span text:style-name="T22_8">.</text:span><text:span text:style-name="T22_9">gr</text:span><text:span text:style-name="T22_10">/</text:span><text:span text:style-name="T22_11">content</text:span><text:span text:style-name="T22_12">/</text:span><text:span text:style-name="T22_13">συμμετοχή</text:span><text:span text:style-name="T22_14">-</text:span><text:span text:style-name="T22_15">στο</text:span><text:span text:style-name="T22_16">-2</text:span><text:span text:style-name="T22_17">ο</text:span><text:span text:style-name="T22_18">-</text:span><text:span text:style-name="T22_19">opensuse</text:span><text:span text:style-name="T22_20">-</text:span><text:span text:style-name="T22_21">collaboration</text:span><text:span text:style-name="T22_22">-</text:span><text:span text:style-name="T22_23">summer</text:span><text:span text:style-name="T22_24">-</text:span><text:span text:style-name="T22_25">camp</text:span></text:p>
          </table:table-cell>
        </table:table-row>
        <table:table-row table:style-name="Row4">
          <table:table-cell table:style-name="Cell13">
            <text:p text:style-name="P23"><text:span text:style-name="T23_1">6-6-2012</text:span></text:p>
          </table:table-cell>
          <table:table-cell table:style-name="Cell14">
            <text:p text:style-name="P24"><text:span text:style-name="T24_1"><text:a xlink:type="simple" xlink:href="http://opensuseambassadors.blogspot.com/"><text:span text:style-name="T24_2">opensuseambassadors</text:span></text:a></text:span><text:span text:style-name="T24_3"><text:a xlink:type="simple" xlink:href="http://opensuseambassadors.blogspot.com/"><text:span text:style-name="T24_4">.</text:span></text:a></text:span><text:span text:style-name="T24_5"><text:a xlink:type="simple" xlink:href="http://opensuseambassadors.blogspot.com/"><text:span text:style-name="T24_6">blogspot</text:span></text:a></text:span><text:span text:style-name="T24_7"><text:a xlink:type="simple" xlink:href="http://opensuseambassadors.blogspot.com/"><text:span text:style-name="T24_8">.</text:span></text:a></text:span><text:span text:style-name="T24_9"><text:a xlink:type="simple" xlink:href="http://opensuseambassadors.blogspot.com/"><text:span text:style-name="T24_10">com</text:span></text:a></text:span></text:p>
          </table:table-cell>
          <table:table-cell table:style-name="Cell15">
            <text:p text:style-name="P25"><text:span text:style-name="T25_1">NAI</text:span></text:p>
          </table:table-cell>
          <table:table-cell table:style-name="Cell16">
            <text:p text:style-name="P26"><text:span text:style-name="T26_1"><text:a xlink:type="simple" xlink:href="http://opensuseambassadors.blogspot.gr/2012/06/2-opensuse-collaboration-summer-camp.html"><text:span text:style-name="T26_2">http</text:span></text:a></text:span><text:span text:style-name="T26_3"><text:a xlink:type="simple" xlink:href="http://opensuseambassadors.blogspot.gr/2012/06/2-opensuse-collaboration-summer-camp.html"><text:span text:style-name="T26_4">://</text:span></text:a></text:span><text:span text:style-name="T26_5"><text:a xlink:type="simple" xlink:href="http://opensuseambassadors.blogspot.gr/2012/06/2-opensuse-collaboration-summer-camp.html"><text:span text:style-name="T26_6">opensuseambassadors</text:span></text:a></text:span><text:span text:style-name="T26_7"><text:a xlink:type="simple" xlink:href="http://opensuseambassadors.blogspot.gr/2012/06/2-opensuse-collaboration-summer-camp.html"><text:span text:style-name="T26_8">.</text:span></text:a></text:span><text:span text:style-name="T26_9"><text:a xlink:type="simple" xlink:href="http://opensuseambassadors.blogspot.gr/2012/06/2-opensuse-collaboration-summer-camp.html"><text:span text:style-name="T26_10">blogspot</text:span></text:a></text:span><text:span text:style-name="T26_11"><text:a xlink:type="simple" xlink:href="http://opensuseambassadors.blogspot.gr/2012/06/2-opensuse-collaboration-summer-camp.html"><text:span text:style-name="T26_12">.</text:span></text:a></text:span><text:span text:style-name="T26_13"><text:a xlink:type="simple" xlink:href="http://opensuseambassadors.blogspot.gr/2012/06/2-opensuse-collaboration-summer-camp.html"><text:span text:style-name="T26_14">gr</text:span></text:a></text:span><text:span text:style-name="T26_15"><text:a xlink:type="simple" xlink:href="http://opensuseambassadors.blogspot.gr/2012/06/2-opensuse-collaboration-summer-camp.html"><text:span text:style-name="T26_16">/2012/06/2-</text:span></text:a></text:span><text:span text:style-name="T26_17"><text:a xlink:type="simple" xlink:href="http://opensuseambassadors.blogspot.gr/2012/06/2-opensuse-collaboration-summer-camp.html"><text:span text:style-name="T26_18">opensuse</text:span></text:a></text:span><text:span text:style-name="T26_19"><text:a xlink:type="simple" xlink:href="http://opensuseambassadors.blogspot.gr/2012/06/2-opensuse-collaboration-summer-camp.html"><text:span text:style-name="T26_20">-</text:span></text:a></text:span><text:span text:style-name="T26_21"><text:a xlink:type="simple" xlink:href="http://opensuseambassadors.blogspot.gr/2012/06/2-opensuse-collaboration-summer-camp.html"><text:span text:style-name="T26_22">collaboration</text:span></text:a></text:span><text:span text:style-name="T26_23"><text:a xlink:type="simple" xlink:href="http://opensuseambassadors.blogspot.gr/2012/06/2-opensuse-collaboration-summer-camp.html"><text:span text:style-name="T26_24">-</text:span></text:a></text:span><text:span text:style-name="T26_25"><text:a xlink:type="simple" xlink:href="http://opensuseambassadors.blogspot.gr/2012/06/2-opensuse-collaboration-summer-camp.html"><text:span text:style-name="T26_26">summer</text:span></text:a></text:span><text:span text:style-name="T26_27"><text:a xlink:type="simple" xlink:href="http://opensuseambassadors.blogspot.gr/2012/06/2-opensuse-collaboration-summer-camp.html"><text:span text:style-name="T26_28">-</text:span></text:a></text:span><text:span text:style-name="T26_29"><text:a xlink:type="simple" xlink:href="http://opensuseambassadors.blogspot.gr/2012/06/2-opensuse-collaboration-summer-camp.html"><text:span text:style-name="T26_30">camp</text:span></text:a></text:span><text:span text:style-name="T26_31"><text:a xlink:type="simple" xlink:href="http://opensuseambassadors.blogspot.gr/2012/06/2-opensuse-collaboration-summer-camp.html"><text:span text:style-name="T26_32">.</text:span></text:a></text:span><text:span text:style-name="T26_33"><text:a xlink:type="simple" xlink:href="http://opensuseambassadors.blogspot.gr/2012/06/2-opensuse-collaboration-summer-camp.html"><text:span text:style-name="T26_34">html</text:span></text:a></text:span></text:p>
          </table:table-cell>
        </table:table-row>
        <table:table-row table:style-name="Row5">
          <table:table-cell table:style-name="Cell17">
            <text:p text:style-name="P27"><text:span text:style-name="T27_1">9-6-2012</text:span></text:p>
          </table:table-cell>
          <table:table-cell table:style-name="Cell18">
            <text:p text:style-name="P28"><text:span text:style-name="T28_1"><text:a xlink:type="simple" xlink:href="http://zoumpis.wordpress.com/"><text:span text:style-name="T28_2">http</text:span></text:a></text:span><text:span text:style-name="T28_3"><text:a xlink:type="simple" xlink:href="http://zoumpis.wordpress.com/"><text:span text:style-name="T28_4">://</text:span></text:a></text:span><text:span text:style-name="T28_5"><text:a xlink:type="simple" xlink:href="http://zoumpis.wordpress.com/"><text:span text:style-name="T28_6">zoumpis</text:span></text:a></text:span><text:span text:style-name="T28_7"><text:a xlink:type="simple" xlink:href="http://zoumpis.wordpress.com/"><text:span text:style-name="T28_8">.</text:span></text:a></text:span><text:span text:style-name="T28_9"><text:a xlink:type="simple" xlink:href="http://zoumpis.wordpress.com/"><text:span text:style-name="T28_10">wordpress</text:span></text:a></text:span><text:span text:style-name="T28_11"><text:a xlink:type="simple" xlink:href="http://zoumpis.wordpress.com/"><text:span text:style-name="T28_12">.</text:span></text:a></text:span><text:span text:style-name="T28_13"><text:a xlink:type="simple" xlink:href="http://zoumpis.wordpress.com/"><text:span text:style-name="T28_14">com</text:span></text:a></text:span><text:span text:style-name="T28_15"><text:a xlink:type="simple" xlink:href="http://zoumpis.wordpress.com/"><text:span text:style-name="T28_16">/</text:span></text:a></text:span></text:p>
          </table:table-cell>
          <table:table-cell table:style-name="Cell19">
            <text:p text:style-name="P29"/>
          </table:table-cell>
          <table:table-cell table:style-name="Cell20">
            <text:p text:style-name="P30"/>
          </table:table-cell>
        </table:table-row>
        <table:table-row table:style-name="Row6">
          <table:table-cell table:style-name="Cell21">
            <text:p text:style-name="P31"><text:span text:style-name="T31_1">11-6-2012</text:span></text:p>
          </table:table-cell>
          <table:table-cell table:style-name="Cell22">
            <text:p text:style-name="P32"><text:span text:style-name="T32_1"><text:a xlink:type="simple" xlink:href="http://anksos.blogspot.com/"><text:span text:style-name="T32_2">http</text:span></text:a></text:span><text:span text:style-name="T32_3"><text:a xlink:type="simple" xlink:href="http://anksos.blogspot.com/"><text:span text:style-name="T32_4">://</text:span></text:a></text:span><text:span text:style-name="T32_5"><text:a xlink:type="simple" xlink:href="http://anksos.blogspot.com/"><text:span text:style-name="T32_6">anksos</text:span></text:a></text:span><text:span text:style-name="T32_7"><text:a xlink:type="simple" xlink:href="http://anksos.blogspot.com/"><text:span text:style-name="T32_8">.</text:span></text:a></text:span><text:span text:style-name="T32_9"><text:a xlink:type="simple" xlink:href="http://anksos.blogspot.com/"><text:span text:style-name="T32_10">blogspot</text:span></text:a></text:span><text:span text:style-name="T32_11"><text:a xlink:type="simple" xlink:href="http://anksos.blogspot.com/"><text:span text:style-name="T32_12">.</text:span></text:a></text:span><text:span text:style-name="T32_13"><text:a xlink:type="simple" xlink:href="http://anksos.blogspot.com/"><text:span text:style-name="T32_14">com</text:span></text:a></text:span><text:span text:style-name="T32_15"><text:a xlink:type="simple" xlink:href="http://anksos.blogspot.com/"><text:span text:style-name="T32_16">/</text:span></text:a></text:span></text:p>
          </table:table-cell>
          <table:table-cell table:style-name="Cell23">
            <text:p text:style-name="P33"/>
          </table:table-cell>
          <table:table-cell table:style-name="Cell24">
            <text:p text:style-name="P34"/>
          </table:table-cell>
        </table:table-row>
        <table:table-row table:style-name="Row7">
          <table:table-cell table:style-name="Cell25">
            <text:p text:style-name="P35"><text:span text:style-name="T35_1">15-6-2012</text:span></text:p>
          </table:table-cell>
          <table:table-cell table:style-name="Cell26">
            <text:p text:style-name="P36"><text:span text:style-name="T36_1"><text:a xlink:type="simple" xlink:href="http://e-tote-kala.blogspot.com/"><text:span text:style-name="T36_2">http</text:span></text:a></text:span><text:span text:style-name="T36_3"><text:a xlink:type="simple" xlink:href="http://e-tote-kala.blogspot.com/"><text:span text:style-name="T36_4">://</text:span></text:a></text:span><text:span text:style-name="T36_5"><text:a xlink:type="simple" xlink:href="http://e-tote-kala.blogspot.com/"><text:span text:style-name="T36_6">e</text:span></text:a></text:span><text:span text:style-name="T36_7"><text:a xlink:type="simple" xlink:href="http://e-tote-kala.blogspot.com/"><text:span text:style-name="T36_8">-</text:span></text:a></text:span><text:span text:style-name="T36_9"><text:a xlink:type="simple" xlink:href="http://e-tote-kala.blogspot.com/"><text:span text:style-name="T36_10">tote</text:span></text:a></text:span><text:span text:style-name="T36_11"><text:a xlink:type="simple" xlink:href="http://e-tote-kala.blogspot.com/"><text:span text:style-name="T36_12">-</text:span></text:a></text:span><text:span text:style-name="T36_13"><text:a xlink:type="simple" xlink:href="http://e-tote-kala.blogspot.com/"><text:span text:style-name="T36_14">kala</text:span></text:a></text:span><text:span text:style-name="T36_15"><text:a xlink:type="simple" xlink:href="http://e-tote-kala.blogspot.com/"><text:span text:style-name="T36_16">.</text:span></text:a></text:span><text:span text:style-name="T36_17"><text:a xlink:type="simple" xlink:href="http://e-tote-kala.blogspot.com/"><text:span text:style-name="T36_18">blogspot</text:span></text:a></text:span><text:span text:style-name="T36_19"><text:a xlink:type="simple" xlink:href="http://e-tote-kala.blogspot.com/"><text:span text:style-name="T36_20">.</text:span></text:a></text:span><text:span text:style-name="T36_21"><text:a xlink:type="simple" xlink:href="http://e-tote-kala.blogspot.com/"><text:span text:style-name="T36_22">com</text:span></text:a></text:span><text:span text:style-name="T36_23"><text:a xlink:type="simple" xlink:href="http://e-tote-kala.blogspot.com/"><text:span text:style-name="T36_24">/</text:span></text:a></text:span></text:p>
          </table:table-cell>
          <table:table-cell table:style-name="Cell27">
            <text:p text:style-name="P37"/>
          </table:table-cell>
          <table:table-cell table:style-name="Cell28">
            <text:p text:style-name="P38"/>
          </table:table-cell>
        </table:table-row>
        <table:table-row table:style-name="Row8">
          <table:table-cell table:style-name="Cell29">
            <text:p text:style-name="P39"><text:span text:style-name="T39_1">19-6-2012</text:span></text:p>
          </table:table-cell>
          <table:table-cell table:style-name="Cell30">
            <text:p text:style-name="P40"><text:span text:style-name="T40_1"><text:a xlink:type="simple" xlink:href="http://stathisagrapidis.wordpress.com/"><text:span text:style-name="T40_2">http</text:span></text:a></text:span><text:span text:style-name="T40_3"><text:a xlink:type="simple" xlink:href="http://stathisagrapidis.wordpress.com/"><text:span text:style-name="T40_4">://</text:span></text:a></text:span><text:span text:style-name="T40_5"><text:a xlink:type="simple" xlink:href="http://stathisagrapidis.wordpress.com/"><text:span text:style-name="T40_6">stathisagrapidis</text:span></text:a></text:span><text:span text:style-name="T40_7"><text:a xlink:type="simple" xlink:href="http://stathisagrapidis.wordpress.com/"><text:span text:style-name="T40_8">.</text:span></text:a></text:span><text:span text:style-name="T40_9"><text:a xlink:type="simple" xlink:href="http://stathisagrapidis.wordpress.com/"><text:span text:style-name="T40_10">wordpress</text:span></text:a></text:span><text:span text:style-name="T40_11"><text:a xlink:type="simple" xlink:href="http://stathisagrapidis.wordpress.com/"><text:span text:style-name="T40_12">.</text:span></text:a></text:span><text:span text:style-name="T40_13"><text:a xlink:type="simple" xlink:href="http://stathisagrapidis.wordpress.com/"><text:span text:style-name="T40_14">com</text:span></text:a></text:span><text:span text:style-name="T40_15"><text:a xlink:type="simple" xlink:href="http://stathisagrapidis.wordpress.com/"><text:span text:style-name="T40_16">/</text:span></text:a></text:span></text:p>
          </table:table-cell>
          <table:table-cell table:style-name="Cell31">
            <text:p text:style-name="P41"/>
          </table:table-cell>
          <table:table-cell table:style-name="Cell32">
            <text:p text:style-name="P42"/>
          </table:table-cell>
        </table:table-row>
        <table:table-row table:style-name="Row9">
          <table:table-cell table:style-name="Cell33">
            <text:p text:style-name="P43"><text:span text:style-name="T43_1">21-6-2012</text:span></text:p>
          </table:table-cell>
          <table:table-cell table:style-name="Cell34">
            <text:p text:style-name="P44"><text:span text:style-name="T44_1"><text:a xlink:type="simple" xlink:href="http://skiarxon.wordpress.com/"><text:span text:style-name="T44_2">http</text:span></text:a></text:span><text:span text:style-name="T44_3"><text:a xlink:type="simple" xlink:href="http://skiarxon.wordpress.com/"><text:span text:style-name="T44_4">://</text:span></text:a></text:span><text:span text:style-name="T44_5"><text:a xlink:type="simple" xlink:href="http://skiarxon.wordpress.com/"><text:span text:style-name="T44_6">skiarxon</text:span></text:a></text:span><text:span text:style-name="T44_7"><text:a xlink:type="simple" xlink:href="http://skiarxon.wordpress.com/"><text:span text:style-name="T44_8">.</text:span></text:a></text:span><text:span text:style-name="T44_9"><text:a xlink:type="simple" xlink:href="http://skiarxon.wordpress.com/"><text:span text:style-name="T44_10">wordpress</text:span></text:a></text:span><text:span text:style-name="T44_11"><text:a xlink:type="simple" xlink:href="http://skiarxon.wordpress.com/"><text:span text:style-name="T44_12">.</text:span></text:a></text:span><text:span text:style-name="T44_13"><text:a xlink:type="simple" xlink:href="http://skiarxon.wordpress.com/"><text:span text:style-name="T44_14">com</text:span></text:a></text:span><text:span text:style-name="T44_15"><text:a xlink:type="simple" xlink:href="http://skiarxon.wordpress.com/"><text:span text:style-name="T44_16">/</text:span></text:a></text:span></text:p>
          </table:table-cell>
          <table:table-cell table:style-name="Cell35">
            <text:p text:style-name="P45"/>
          </table:table-cell>
          <table:table-cell table:style-name="Cell36">
            <text:p text:style-name="P46"/>
          </table:table-cell>
        </table:table-row>
        <table:table-row table:style-name="Row10">
          <table:table-cell table:style-name="Cell37">
            <text:p text:style-name="P47"><text:span text:style-name="T47_1">24-6-2012</text:span></text:p>
          </table:table-cell>
          <table:table-cell table:style-name="Cell38">
            <text:p text:style-name="P48"><text:span text:style-name="T48_1"><text:a xlink:type="simple" xlink:href="http://blogs.gentoo.org/tampakrap/"><text:span text:style-name="T48_2">http</text:span></text:a></text:span><text:span text:style-name="T48_3"><text:a xlink:type="simple" xlink:href="http://blogs.gentoo.org/tampakrap/"><text:span text:style-name="T48_4">://</text:span></text:a></text:span><text:span text:style-name="T48_5"><text:a xlink:type="simple" xlink:href="http://blogs.gentoo.org/tampakrap/"><text:span text:style-name="T48_6">blogs</text:span></text:a></text:span><text:span text:style-name="T48_7"><text:a xlink:type="simple" xlink:href="http://blogs.gentoo.org/tampakrap/"><text:span text:style-name="T48_8">.</text:span></text:a></text:span><text:span text:style-name="T48_9"><text:a xlink:type="simple" xlink:href="http://blogs.gentoo.org/tampakrap/"><text:span text:style-name="T48_10">gentoo</text:span></text:a></text:span><text:span text:style-name="T48_11"><text:a xlink:type="simple" xlink:href="http://blogs.gentoo.org/tampakrap/"><text:span text:style-name="T48_12">.</text:span></text:a></text:span><text:span text:style-name="T48_13"><text:a xlink:type="simple" xlink:href="http://blogs.gentoo.org/tampakrap/"><text:span text:style-name="T48_14">org</text:span></text:a></text:span><text:span text:style-name="T48_15"><text:a xlink:type="simple" xlink:href="http://blogs.gentoo.org/tampakrap/"><text:span text:style-name="T48_16">/</text:span></text:a></text:span><text:span text:style-name="T48_17"><text:a xlink:type="simple" xlink:href="http://blogs.gentoo.org/tampakrap/"><text:span text:style-name="T48_18">tampakrap</text:span></text:a></text:span><text:span text:style-name="T48_19"><text:a xlink:type="simple" xlink:href="http://blogs.gentoo.org/tampakrap/"><text:span text:style-name="T48_20">/</text:span></text:a></text:span></text:p>
          </table:table-cell>
          <table:table-cell table:style-name="Cell39">
            <text:p text:style-name="P49"/>
          </table:table-cell>
          <table:table-cell table:style-name="Cell40">
            <text:p text:style-name="P50"/>
          </table:table-cell>
        </table:table-row>
        <table:table-row table:style-name="Row11">
          <table:table-cell table:style-name="Cell41">
            <text:p text:style-name="P51"><text:span text:style-name="T51_1">27-6-2012</text:span></text:p>
          </table:table-cell>
          <table:table-cell table:style-name="Cell42">
            <text:p text:style-name="P52"><text:span text:style-name="T52_1"><text:a xlink:type="simple" xlink:href="http://blog.dastergon.gr/"><text:span text:style-name="T52_2">http</text:span></text:a></text:span><text:span text:style-name="T52_3"><text:a xlink:type="simple" xlink:href="http://blog.dastergon.gr/"><text:span text:style-name="T52_4">://</text:span></text:a></text:span><text:span text:style-name="T52_5"><text:a xlink:type="simple" xlink:href="http://blog.dastergon.gr/"><text:span text:style-name="T52_6">blog</text:span></text:a></text:span><text:span text:style-name="T52_7"><text:a xlink:type="simple" xlink:href="http://blog.dastergon.gr/"><text:span text:style-name="T52_8">.</text:span></text:a></text:span><text:span text:style-name="T52_9"><text:a xlink:type="simple" xlink:href="http://blog.dastergon.gr/"><text:span text:style-name="T52_10">dastergon</text:span></text:a></text:span><text:span text:style-name="T52_11"><text:a xlink:type="simple" xlink:href="http://blog.dastergon.gr/"><text:span text:style-name="T52_12">.</text:span></text:a></text:span><text:span text:style-name="T52_13"><text:a xlink:type="simple" xlink:href="http://blog.dastergon.gr/"><text:span text:style-name="T52_14">gr</text:span></text:a></text:span><text:span text:style-name="T52_15"><text:a xlink:type="simple" xlink:href="http://blog.dastergon.gr/"><text:span text:style-name="T52_16">/</text:span></text:a></text:span></text:p>
          </table:table-cell>
          <table:table-cell table:style-name="Cell43">
            <text:p text:style-name="P53"/>
          </table:table-cell>
          <table:table-cell table:style-name="Cell44">
            <text:p text:style-name="P54"/>
          </table:table-cell>
        </table:table-row>
        <table:table-row table:style-name="Row12">
          <table:table-cell table:style-name="Cell45">
            <text:p text:style-name="P55"><text:span text:style-name="T55_1">30-6-2012</text:span></text:p>
          </table:table-cell>
          <table:table-cell table:style-name="Cell46">
            <text:p text:style-name="P56"><text:span text:style-name="T56_1"><text:a xlink:type="simple" xlink:href="http://eiosifidis.wordpress.com/2011/06/20/1-opensuse-collaboration-weekend-camp-15-17-july/"><text:span text:style-name="T56_2">http</text:span></text:a></text:span><text:span text:style-name="T56_3"><text:a xlink:type="simple" xlink:href="http://eiosifidis.wordpress.com/2011/06/20/1-opensuse-collaboration-weekend-camp-15-17-july/"><text:span text:style-name="T56_4">://</text:span></text:a></text:span><text:span text:style-name="T56_5"><text:a xlink:type="simple" xlink:href="http://eiosifidis.wordpress.com/2011/06/20/1-opensuse-collaboration-weekend-camp-15-17-july/"><text:span text:style-name="T56_6">eiosifidis</text:span></text:a></text:span><text:span text:style-name="T56_7"><text:a xlink:type="simple" xlink:href="http://eiosifidis.wordpress.com/2011/06/20/1-opensuse-collaboration-weekend-camp-15-17-july/"><text:span text:style-name="T56_8">.</text:span></text:a></text:span><text:span text:style-name="T56_9"><text:a xlink:type="simple" xlink:href="http://eiosifidis.wordpress.com/2011/06/20/1-opensuse-collaboration-weekend-camp-15-17-july/"><text:span text:style-name="T56_10">wordpress</text:span></text:a></text:span><text:span text:style-name="T56_11"><text:a xlink:type="simple" xlink:href="http://eiosifidis.wordpress.com/2011/06/20/1-opensuse-collaboration-weekend-camp-15-17-july/"><text:span text:style-name="T56_12">.</text:span></text:a></text:span><text:span text:style-name="T56_13"><text:a xlink:type="simple" xlink:href="http://eiosifidis.wordpress.com/2011/06/20/1-opensuse-collaboration-weekend-camp-15-17-july/"><text:span text:style-name="T56_14">com</text:span></text:a></text:span><text:span text:style-name="T56_15"><text:a xlink:type="simple" xlink:href="http://eiosifidis.wordpress.com/2011/06/20/1-opensuse-collaboration-weekend-camp-15-17-july/"><text:span text:style-name="T56_16">/</text:span></text:a></text:span></text:p>
          </table:table-cell>
          <table:table-cell table:style-name="Cell47">
            <text:p text:style-name="P57"/>
          </table:table-cell>
          <table:table-cell table:style-name="Cell48">
            <text:p text:style-name="P58"/>
          </table:table-cell>
        </table:table-row>
        <table:table-row table:style-name="Row13">
          <table:table-cell table:style-name="Cell49">
            <text:p text:style-name="P59"><text:span text:style-name="T59_1">3-7-2012</text:span></text:p>
          </table:table-cell>
          <table:table-cell table:style-name="Cell50">
            <text:p text:style-name="P60"><text:span text:style-name="T60_1"><text:a xlink:type="simple" xlink:href="http://etern4l.wordpress.com/"><text:span text:style-name="T60_2">http</text:span></text:a></text:span><text:span text:style-name="T60_3"><text:a xlink:type="simple" xlink:href="http://etern4l.wordpress.com/"><text:span text:style-name="T60_4">://</text:span></text:a></text:span><text:span text:style-name="T60_5"><text:a xlink:type="simple" xlink:href="http://etern4l.wordpress.com/"><text:span text:style-name="T60_6">etern</text:span></text:a></text:span><text:span text:style-name="T60_7"><text:a xlink:type="simple" xlink:href="http://etern4l.wordpress.com/"><text:span text:style-name="T60_8">4</text:span></text:a></text:span><text:span text:style-name="T60_9"><text:a xlink:type="simple" xlink:href="http://etern4l.wordpress.com/"><text:span text:style-name="T60_10">l</text:span></text:a></text:span><text:span text:style-name="T60_11"><text:a xlink:type="simple" xlink:href="http://etern4l.wordpress.com/"><text:span text:style-name="T60_12">.</text:span></text:a></text:span><text:span text:style-name="T60_13"><text:a xlink:type="simple" xlink:href="http://etern4l.wordpress.com/"><text:span text:style-name="T60_14">wordpress</text:span></text:a></text:span><text:span text:style-name="T60_15"><text:a xlink:type="simple" xlink:href="http://etern4l.wordpress.com/"><text:span text:style-name="T60_16">.</text:span></text:a></text:span><text:span text:style-name="T60_17"><text:a xlink:type="simple" xlink:href="http://etern4l.wordpress.com/"><text:span text:style-name="T60_18">com</text:span></text:a></text:span><text:span text:style-name="T60_19"><text:a xlink:type="simple" xlink:href="http://etern4l.wordpress.com/"><text:span text:style-name="T60_20">/</text:span></text:a></text:span></text:p>
          </table:table-cell>
          <table:table-cell table:style-name="Cell51">
            <text:p text:style-name="P61"/>
          </table:table-cell>
          <table:table-cell table:style-name="Cell52">
            <text:p text:style-name="P62"/>
          </table:table-cell>
        </table:table-row>
        <table:table-row table:style-name="Row14">
          <table:table-cell table:style-name="Cell53">
            <text:p text:style-name="P63"><text:span text:style-name="T63_1">7-7-2012</text:span></text:p>
          </table:table-cell>
          <table:table-cell table:style-name="Cell54">
            <text:p text:style-name="P64"><text:span text:style-name="T64_1">pclinuxos</text:span><text:span text:style-name="T64_2">.</text:span><text:span text:style-name="T64_3">gr</text:span></text:p>
          </table:table-cell>
          <table:table-cell table:style-name="Cell55">
            <text:p text:style-name="P65"/>
          </table:table-cell>
          <table:table-cell table:style-name="Cell56">
            <text:p text:style-name="P66"/>
          </table:table-cell>
        </table:table-row>
        <table:table-row table:style-name="Row15">
          <table:table-cell table:style-name="Cell57">
            <text:p text:style-name="P67"><text:span text:style-name="T67_1">12-7-2012</text:span></text:p>
          </table:table-cell>
          <table:table-cell table:style-name="Cell58">
            <text:p text:style-name="P68"><text:span text:style-name="T68_1"><text:a xlink:type="simple" xlink:href="http://blog.terietor.gr/"><text:span text:style-name="T68_2">http</text:span></text:a></text:span><text:span text:style-name="T68_3"><text:a xlink:type="simple" xlink:href="http://blog.terietor.gr/"><text:span text:style-name="T68_4">://</text:span></text:a></text:span><text:span text:style-name="T68_5"><text:a xlink:type="simple" xlink:href="http://blog.terietor.gr/"><text:span text:style-name="T68_6">terietor</text:span></text:a></text:span><text:span text:style-name="T68_7"><text:a xlink:type="simple" xlink:href="http://blog.terietor.gr/"><text:span text:style-name="T68_8">.</text:span></text:a></text:span><text:span text:style-name="T68_9"><text:a xlink:type="simple" xlink:href="http://blog.terietor.gr/"><text:span text:style-name="T68_10">gr</text:span></text:a></text:span><text:span text:style-name="T68_11"><text:a xlink:type="simple" xlink:href="http://blog.terietor.gr/"><text:span text:style-name="T68_12">/</text:span></text:a></text:span></text:p>
          </table:table-cell>
          <table:table-cell table:style-name="Cell59">
            <text:p text:style-name="P69"/>
          </table:table-cell>
          <table:table-cell table:style-name="Cell60">
            <text:p text:style-name="P70"/>
          </table:table-cell>
        </table:table-row>
        <table:table-row table:style-name="Row16">
          <table:table-cell table:style-name="Cell61">
            <text:p text:style-name="P71"><text:span text:style-name="T71_1">16-7-2012</text:span></text:p>
          </table:table-cell>
          <table:table-cell table:style-name="Cell62">
            <text:p text:style-name="P72"><text:span text:style-name="T72_1"><text:a xlink:type="simple" xlink:href="http://stathisuse.blogspot.com/"><text:span text:style-name="T72_2">http</text:span></text:a></text:span><text:span text:style-name="T72_3"><text:a xlink:type="simple" xlink:href="http://stathisuse.blogspot.com/"><text:span text:style-name="T72_4">://</text:span></text:a></text:span><text:span text:style-name="T72_5"><text:a xlink:type="simple" xlink:href="http://stathisuse.blogspot.com/"><text:span text:style-name="T72_6">stathisuse</text:span></text:a></text:span><text:span text:style-name="T72_7"><text:a xlink:type="simple" xlink:href="http://stathisuse.blogspot.com/"><text:span text:style-name="T72_8">.</text:span></text:a></text:span><text:span text:style-name="T72_9"><text:a xlink:type="simple" xlink:href="http://stathisuse.blogspot.com/"><text:span text:style-name="T72_10">blogspot</text:span></text:a></text:span><text:span text:style-name="T72_11"><text:a xlink:type="simple" xlink:href="http://stathisuse.blogspot.com/"><text:span text:style-name="T72_12">.</text:span></text:a></text:span><text:span text:style-name="T72_13"><text:a xlink:type="simple" xlink:href="http://stathisuse.blogspot.com/"><text:span text:style-name="T72_14">com</text:span></text:a></text:span><text:span text:style-name="T72_15"><text:a xlink:type="simple" xlink:href="http://stathisuse.blogspot.com/"><text:span text:style-name="T72_16">/</text:span></text:a></text:span></text:p>
          </table:table-cell>
          <table:table-cell table:style-name="Cell63">
            <text:p text:style-name="P73"/>
          </table:table-cell>
          <table:table-cell table:style-name="Cell64">
            <text:p text:style-name="P74"/>
          </table:table-cell>
        </table:table-row>
        <table:table-row table:style-name="Row17">
          <table:table-cell table:style-name="Cell65">
            <text:p text:style-name="P75"><text:span text:style-name="T75_1">19-7-2012</text:span></text:p>
          </table:table-cell>
          <table:table-cell table:style-name="Cell66">
            <text:p text:style-name="P76"><text:span text:style-name="T76_1"><text:a xlink:type="simple" xlink:href="http://zoumpis.wordpress.com/"><text:span text:style-name="T76_2">http</text:span></text:a></text:span><text:span text:style-name="T76_3"><text:a xlink:type="simple" xlink:href="http://zoumpis.wordpress.com/"><text:span text:style-name="T76_4">://</text:span></text:a></text:span><text:span text:style-name="T76_5"><text:a xlink:type="simple" xlink:href="http://zoumpis.wordpress.com/"><text:span text:style-name="T76_6">zoumpis</text:span></text:a></text:span><text:span text:style-name="T76_7"><text:a xlink:type="simple" xlink:href="http://zoumpis.wordpress.com/"><text:span text:style-name="T76_8">.</text:span></text:a></text:span><text:span text:style-name="T76_9"><text:a xlink:type="simple" xlink:href="http://zoumpis.wordpress.com/"><text:span text:style-name="T76_10">wordpress</text:span></text:a></text:span><text:span text:style-name="T76_11"><text:a xlink:type="simple" xlink:href="http://zoumpis.wordpress.com/"><text:span text:style-name="T76_12">.</text:span></text:a></text:span><text:span text:style-name="T76_13"><text:a xlink:type="simple" xlink:href="http://zoumpis.wordpress.com/"><text:span text:style-name="T76_14">com</text:span></text:a></text:span><text:span text:style-name="T76_15"><text:a xlink:type="simple" xlink:href="http://zoumpis.wordpress.com/"><text:span text:style-name="T76_16">/</text:span></text:a></text:span></text:p>
          </table:table-cell>
          <table:table-cell table:style-name="Cell67">
            <text:p text:style-name="P77"/>
          </table:table-cell>
          <table:table-cell table:style-name="Cell68">
            <text:p text:style-name="P78"/>
          </table:table-cell>
        </table:table-row>
      </table:table>
      <text:p text:style-name="P79"/>
      <text:p text:style-name="P80"/>
      <text:p text:style-name="P81"/>
      <text:p text:style-name="P82"><text:span text:style-name="T82_1">Mailing</text:span><text:span text:style-name="T82_2"><text:s/></text:span><text:span text:style-name="T82_3">Lists</text:span><text:span text:style-name="T82_4">:</text:span></text:p>
      <table:table table:style-name="Table2">
        <table:table-column table:style-name="Column5"/>
        <table:table-column table:style-name="Column6"/>
        <table:table-column table:style-name="Column7"/>
        <table:table-column table:style-name="Column8"/>
        <table:table-row table:style-name="Row18">
          <table:table-cell table:style-name="Cell69">
            <text:p text:style-name="P83"><text:span text:style-name="T83_1">Who</text:span></text:p>
          </table:table-cell>
          <table:table-cell table:style-name="Cell70">
            <text:p text:style-name="P84"><text:span text:style-name="T84_1">Where</text:span></text:p>
          </table:table-cell>
          <table:table-cell table:style-name="Cell71">
            <text:p text:style-name="P85"><text:span text:style-name="T85_1">Done</text:span><text:span text:style-name="T85_2">?</text:span></text:p>
          </table:table-cell>
          <table:table-cell table:style-name="Cell72">
            <text:p text:style-name="P86"><text:span text:style-name="T86_1">Notes</text:span></text:p>
          </table:table-cell>
        </table:table-row>
        <table:table-row table:style-name="Row19">
          <table:table-cell table:style-name="Cell73">
            <text:p text:style-name="P87"><text:span text:style-name="T87_1">Bratsos</text:span></text:p>
          </table:table-cell>
          <table:table-cell table:style-name="Cell74">
            <text:p text:style-name="P88"><text:span text:style-name="T88_1">el</text:span><text:span text:style-name="T88_2">-</text:span><text:span text:style-name="T88_3">users</text:span><text:span text:style-name="T88_4">@</text:span><text:span text:style-name="T88_5">lists</text:span><text:span text:style-name="T88_6">.</text:span><text:span text:style-name="T88_7">fedoraproject</text:span><text:span text:style-name="T88_8">.</text:span><text:span text:style-name="T88_9">org</text:span></text:p>
          </table:table-cell>
          <table:table-cell table:style-name="Cell75">
            <text:p text:style-name="P89"><text:span text:style-name="T89_1">NAI</text:span></text:p>
          </table:table-cell>
          <table:table-cell table:style-name="Cell76">
            <text:p text:style-name="P90"><text:span text:style-name="T90_1">5/6/2012</text:span></text:p>
          </table:table-cell>
        </table:table-row>
        <table:table-row table:style-name="Row20">
          <table:table-cell table:style-name="Cell77">
            <text:p text:style-name="P91"><text:span text:style-name="T91_1">Bratsos</text:span></text:p>
          </table:table-cell>
          <table:table-cell table:style-name="Cell78">
            <text:p text:style-name="P92"><text:span text:style-name="T92_1">ubuntu</text:span><text:span text:style-name="T92_2">-</text:span><text:span text:style-name="T92_3">gr</text:span><text:span text:style-name="T92_4">@</text:span><text:span text:style-name="T92_5">lists</text:span><text:span text:style-name="T92_6">.</text:span><text:span text:style-name="T92_7">ubuntu</text:span><text:span text:style-name="T92_8">.</text:span><text:span text:style-name="T92_9">com</text:span></text:p>
          </table:table-cell>
          <table:table-cell table:style-name="Cell79">
            <text:p text:style-name="P93"><text:span text:style-name="T93_1">NAI</text:span></text:p>
          </table:table-cell>
          <table:table-cell table:style-name="Cell80">
            <text:p text:style-name="P94"><text:span text:style-name="T94_1">5/6/2012</text:span></text:p>
          </table:table-cell>
        </table:table-row>
        <table:table-row table:style-name="Row21">
          <table:table-cell table:style-name="Cell81">
            <text:p text:style-name="P95"><text:span text:style-name="T95_1">Bratsos</text:span></text:p>
          </table:table-cell>
          <table:table-cell table:style-name="Cell82">
            <text:p text:style-name="P96"><text:span text:style-name="T96_1">gentoo</text:span><text:span text:style-name="T96_2">-</text:span><text:span text:style-name="T96_3">user</text:span><text:span text:style-name="T96_4">-</text:span><text:span text:style-name="T96_5">el</text:span><text:span text:style-name="T96_6">@</text:span><text:span text:style-name="T96_7">lists</text:span><text:span text:style-name="T96_8">.</text:span><text:span text:style-name="T96_9">gentoo</text:span><text:span text:style-name="T96_10">.</text:span><text:span text:style-name="T96_11">org</text:span></text:p>
          </table:table-cell>
          <table:table-cell table:style-name="Cell83">
            <text:p text:style-name="P97"><text:span text:style-name="T97_1">NAI</text:span></text:p>
          </table:table-cell>
          <table:table-cell table:style-name="Cell84">
            <text:p text:style-name="P98"><text:span text:style-name="T98_1">5/6/2012</text:span></text:p>
          </table:table-cell>
        </table:table-row>
        <table:table-row table:style-name="Row22">
          <table:table-cell table:style-name="Cell85">
            <text:p text:style-name="P99"><text:span text:style-name="T99_1">Bratsos</text:span></text:p>
          </table:table-cell>
          <table:table-cell table:style-name="Cell86">
            <text:p text:style-name="P100"><text:span text:style-name="T100_1">team</text:span><text:span text:style-name="T100_2">@</text:span><text:span text:style-name="T100_3">lists</text:span><text:span text:style-name="T100_4">.</text:span><text:span text:style-name="T100_5">gnome</text:span><text:span text:style-name="T100_6">.</text:span><text:span text:style-name="T100_7">gr</text:span></text:p>
          </table:table-cell>
          <table:table-cell table:style-name="Cell87">
            <text:p text:style-name="P101"><text:span text:style-name="T101_1">NAI</text:span></text:p>
          </table:table-cell>
          <table:table-cell table:style-name="Cell88">
            <text:p text:style-name="P102"><text:span text:style-name="T102_1">5/6/2012</text:span></text:p>
          </table:table-cell>
        </table:table-row>
        <table:table-row table:style-name="Row23">
          <table:table-cell table:style-name="Cell89">
            <text:p text:style-name="P103"><text:span text:style-name="T103_1">Bratsos</text:span></text:p>
          </table:table-cell>
          <table:table-cell table:style-name="Cell90">
            <text:p text:style-name="P104"><text:span text:style-name="T104_1">hsgr</text:span><text:span text:style-name="T104_2">@</text:span><text:span text:style-name="T104_3">googlegroups</text:span><text:span text:style-name="T104_4">.</text:span><text:span text:style-name="T104_5">com</text:span></text:p>
          </table:table-cell>
          <table:table-cell table:style-name="Cell91">
            <text:p text:style-name="P105"><text:span text:style-name="T105_1">ΔΕΝ</text:span><text:span text:style-name="T105_2"><text:s/></text:span><text:span text:style-name="T105_3">ΥΠΑΡΧΕΙ</text:span></text:p>
          </table:table-cell>
          <table:table-cell table:style-name="Cell92">
            <text:p text:style-name="P106"><text:span text:style-name="T106_1">5/6/2012</text:span></text:p>
          </table:table-cell>
        </table:table-row>
        <table:table-row table:style-name="Row24">
          <table:table-cell table:style-name="Cell93">
            <text:p text:style-name="P107"><text:span text:style-name="T107_1">Bratsos</text:span></text:p>
          </table:table-cell>
          <table:table-cell table:style-name="Cell94">
            <text:p text:style-name="P108"><text:span text:style-name="T108_1">freebsd</text:span><text:span text:style-name="T108_2">-</text:span><text:span text:style-name="T108_3">questions</text:span><text:span text:style-name="T108_4">@</text:span><text:span text:style-name="T108_5">freebsd</text:span><text:span text:style-name="T108_6">.</text:span><text:span text:style-name="T108_7">org</text:span></text:p>
          </table:table-cell>
          <table:table-cell table:style-name="Cell95">
            <text:p text:style-name="P109"><text:span text:style-name="T109_1">Ελληνικά</text:span><text:span text:style-name="T109_2"><text:s/></text:span><text:span text:style-name="T109_3">ή</text:span><text:span text:style-name="T109_4"><text:s/></text:span><text:span text:style-name="T109_5">Αγγλικά</text:span></text:p>
          </table:table-cell>
          <table:table-cell table:style-name="Cell96">
            <text:p text:style-name="P110"><text:span text:style-name="T110_1">5/6/2012</text:span></text:p>
          </table:table-cell>
        </table:table-row>
        <table:table-row table:style-name="Row25">
          <table:table-cell table:style-name="Cell97">
            <text:p text:style-name="P111"><text:span text:style-name="T111_1">Bratsos</text:span></text:p>
          </table:table-cell>
          <table:table-cell table:style-name="Cell98">
            <text:p text:style-name="P112"><text:span text:style-name="T112_1">users</text:span><text:span text:style-name="T112_2">@</text:span><text:span text:style-name="T112_3">el</text:span><text:span text:style-name="T112_4">.</text:span><text:span text:style-name="T112_5">libreoffice</text:span><text:span text:style-name="T112_6">.</text:span><text:span text:style-name="T112_7">org</text:span></text:p>
          </table:table-cell>
          <table:table-cell table:style-name="Cell99">
            <text:p text:style-name="P113"><text:span text:style-name="T113_1">NAI</text:span></text:p>
          </table:table-cell>
          <table:table-cell table:style-name="Cell100">
            <text:p text:style-name="P114"><text:span text:style-name="T114_1">5/6/2012</text:span></text:p>
          </table:table-cell>
        </table:table-row>
        <table:table-row table:style-name="Row26">
          <table:table-cell table:style-name="Cell101">
            <text:p text:style-name="P115"><text:span text:style-name="T115_1">Bratsos</text:span></text:p>
          </table:table-cell>
          <table:table-cell table:style-name="Cell102">
            <text:p text:style-name="P116"><text:span text:style-name="T116_1">debian</text:span><text:span text:style-name="T116_2">-</text:span><text:span text:style-name="T116_3">user</text:span><text:span text:style-name="T116_4">-</text:span><text:span text:style-name="T116_5">greek</text:span><text:span text:style-name="T116_6">@</text:span><text:span text:style-name="T116_7">lists</text:span><text:span text:style-name="T116_8">.</text:span><text:span text:style-name="T116_9">debian</text:span><text:span text:style-name="T116_10">.</text:span><text:span text:style-name="T116_11">org</text:span></text:p>
          </table:table-cell>
          <table:table-cell table:style-name="Cell103">
            <text:p text:style-name="P117"><text:span text:style-name="T117_1">NAI</text:span></text:p>
          </table:table-cell>
          <table:table-cell table:style-name="Cell104">
            <text:p text:style-name="P118"><text:span text:style-name="T118_1">5/6/2012</text:span></text:p>
          </table:table-cell>
        </table:table-row>
        <table:table-row table:style-name="Row27">
          <table:table-cell table:style-name="Cell105">
            <text:p text:style-name="P119"><text:span text:style-name="T119_1">Bratsos</text:span></text:p>
          </table:table-cell>
          <table:table-cell table:style-name="Cell106">
            <text:p text:style-name="P120"><text:span text:style-name="T120_1">python</text:span><text:span text:style-name="T120_2">-</text:span><text:span text:style-name="T120_3">greece</text:span><text:span text:style-name="T120_4">@</text:span><text:span text:style-name="T120_5">python</text:span><text:span text:style-name="T120_6">.</text:span><text:span text:style-name="T120_7">org</text:span></text:p>
          </table:table-cell>
          <table:table-cell table:style-name="Cell107">
            <text:p text:style-name="P121"><text:span text:style-name="T121_1">NAI</text:span></text:p>
          </table:table-cell>
          <table:table-cell table:style-name="Cell108">
            <text:p text:style-name="P122"><text:span text:style-name="T122_1">5/6/2012</text:span></text:p>
          </table:table-cell>
        </table:table-row>
        <table:table-row table:style-name="Row28">
          <table:table-cell table:style-name="Cell109">
            <text:p text:style-name="P123"><text:span text:style-name="T123_1">Bratsos</text:span></text:p>
          </table:table-cell>
          <table:table-cell table:style-name="Cell110">
            <text:p text:style-name="P124"><text:span text:style-name="T124_1">ruby</text:span><text:span text:style-name="T124_2">-</text:span><text:span text:style-name="T124_3">hellug</text:span><text:span text:style-name="T124_4">@</text:span><text:span text:style-name="T124_5">googlegroups</text:span><text:span text:style-name="T124_6">.</text:span><text:span text:style-name="T124_7">com</text:span></text:p>
          </table:table-cell>
          <table:table-cell table:style-name="Cell111">
            <text:p text:style-name="P125"><text:span text:style-name="T125_1">NAI</text:span></text:p>
          </table:table-cell>
          <table:table-cell table:style-name="Cell112">
            <text:p text:style-name="P126"><text:span text:style-name="T126_1">5/6/2012</text:span></text:p>
          </table:table-cell>
        </table:table-row>
        <table:table-row table:style-name="Row29">
          <table:table-cell table:style-name="Cell113">
            <text:p text:style-name="P127"><text:span text:style-name="T127_1">Bratsos</text:span></text:p>
          </table:table-cell>
          <table:table-cell table:style-name="Cell114">
            <text:p text:style-name="P128"><text:span text:style-name="T128_1">jhug</text:span><text:span text:style-name="T128_2">@</text:span><text:span text:style-name="T128_3">googlegroups</text:span><text:span text:style-name="T128_4">.</text:span><text:span text:style-name="T128_5">com</text:span></text:p>
          </table:table-cell>
          <table:table-cell table:style-name="Cell115">
            <text:p text:style-name="P129"><text:span text:style-name="T129_1">ΔΕΝ</text:span><text:span text:style-name="T129_2"><text:s/></text:span><text:span text:style-name="T129_3">ΥΠΑΡΧΕΙ</text:span></text:p>
          </table:table-cell>
          <table:table-cell table:style-name="Cell116">
            <text:p text:style-name="P130"><text:span text:style-name="T130_1">5/6/2012</text:span></text:p>
          </table:table-cell>
        </table:table-row>
        <table:table-row table:style-name="Row30">
          <table:table-cell table:style-name="Cell117">
            <text:p text:style-name="P131"><text:span text:style-name="T131_1">Bratsos</text:span></text:p>
          </table:table-cell>
          <table:table-cell table:style-name="Cell118">
            <text:p text:style-name="P132"><text:span text:style-name="T132_1">opensuse</text:span><text:span text:style-name="T132_2">-</text:span><text:span text:style-name="T132_3">project</text:span><text:span text:style-name="T132_4">@</text:span><text:span text:style-name="T132_5">opensuse</text:span><text:span text:style-name="T132_6">.</text:span><text:span text:style-name="T132_7">org</text:span></text:p>
          </table:table-cell>
          <table:table-cell table:style-name="Cell119">
            <text:p text:style-name="P133"><text:span text:style-name="T133_1">Μεταφραση</text:span><text:span text:style-name="T133_2"><text:s/></text:span><text:span text:style-name="T133_3">στ</text:span><text:span text:style-name="T133_4">’<text:s/></text:span><text:span text:style-name="T133_5">αγγλικα</text:span><text:span text:style-name="T133_6">?</text:span></text:p>
          </table:table-cell>
          <table:table-cell table:style-name="Cell120">
            <text:p text:style-name="P134"><text:span text:style-name="T134_1">5/6/2012</text:span></text:p>
          </table:table-cell>
        </table:table-row>
        <table:table-row table:style-name="Row31">
          <table:table-cell table:style-name="Cell121">
            <text:p text:style-name="P135"><text:span text:style-name="T135_1">Bratsos</text:span></text:p>
          </table:table-cell>
          <table:table-cell table:style-name="Cell122">
            <text:p text:style-name="P136"><text:span text:style-name="T136_1">kde</text:span><text:span text:style-name="T136_2">-</text:span><text:span text:style-name="T136_3">el</text:span><text:span text:style-name="T136_4">@</text:span><text:span text:style-name="T136_5">kde</text:span><text:span text:style-name="T136_6">.</text:span><text:span text:style-name="T136_7">org</text:span></text:p>
          </table:table-cell>
          <table:table-cell table:style-name="Cell123">
            <text:p text:style-name="P137"><text:span text:style-name="T137_1">NAI</text:span></text:p>
          </table:table-cell>
          <table:table-cell table:style-name="Cell124">
            <text:p text:style-name="P138"><text:span text:style-name="T138_1">5/6/2012</text:span></text:p>
          </table:table-cell>
        </table:table-row>
        <table:table-row table:style-name="Row32">
          <table:table-cell table:style-name="Cell125">
            <text:p text:style-name="P139"><text:span text:style-name="T139_1">Bratsos</text:span></text:p>
          </table:table-cell>
          <table:table-cell table:style-name="Cell126">
            <text:p text:style-name="P140"><text:span text:style-name="T140_1">linuxteamteilar</text:span><text:span text:style-name="T140_2">.</text:span><text:span text:style-name="T140_3">googlegroups</text:span><text:span text:style-name="T140_4">.</text:span></text:p>
          </table:table-cell>
          <table:table-cell table:style-name="Cell127">
            <text:p text:style-name="P141"><text:span text:style-name="T141_1">NAI</text:span></text:p>
          </table:table-cell>
          <table:table-cell table:style-name="Cell128">
            <text:p text:style-name="P142"><text:span text:style-name="T142_1">5/6//2012</text:span></text:p>
          </table:table-cell>
        </table:table-row>
      </table:table>
      <text:p text:style-name="P143"/>
      <text:p text:style-name="P144"><text:span text:style-name="T144_1">Extra</text:span><text:span text:style-name="T144_2"><text:s/></text:span><text:span text:style-name="T144_3">MLs</text:span><text:span text:style-name="T144_4">:</text:span></text:p>
      <text:p text:style-name="P145"><text:span text:style-name="T145_1">No</text:span><text:span text:style-name="T145_2"><text:s/></text:span><text:span text:style-name="T145_3">reason</text:span><text:span text:style-name="T145_4"><text:s/></text:span><text:span text:style-name="T145_5">For</text:span><text:span text:style-name="T145_6"><text:s/></text:span><text:span text:style-name="T145_7">this</text:span><text:span text:style-name="T145_8"><text:s/></text:span><text:span text:style-name="T145_9">I</text:span><text:span text:style-name="T145_10"><text:s/></text:span><text:span text:style-name="T145_11">Think</text:span><text:span text:style-name="T145_12">(</text:span><text:span text:style-name="T145_13">Warlordfff</text:span><text:span text:style-name="T145_14">)</text:span></text:p>
      <text:p text:style-name="P146"><text:span text:style-name="T146_1">+1<text:s/></text:span><text:span text:style-name="T146_2">diamond</text:span><text:span text:style-name="T146_3">_</text:span><text:span text:style-name="T146_4">gr</text:span><text:span text:style-name="T146_5">.<text:s/></text:span><text:span text:style-name="T146_6">MONO</text:span><text:span text:style-name="T146_7"><text:s/></text:span><text:span text:style-name="T146_8">η</text:span><text:span text:style-name="T146_9"><text:s/></text:span><text:span text:style-name="T146_10">αγγλική</text:span><text:span text:style-name="T146_11"><text:s/>(</text:span><text:span text:style-name="T146_12">project</text:span><text:span text:style-name="T146_13">-</text:span><text:span text:style-name="T146_14">marketing</text:span><text:span text:style-name="T146_15">)<text:s/></text:span><text:span text:style-name="T146_16">και</text:span><text:span text:style-name="T146_17"><text:s/></text:span><text:span text:style-name="T146_18">αυτές</text:span><text:span text:style-name="T146_19"><text:s/></text:span><text:span text:style-name="T146_20">αν</text:span><text:span text:style-name="T146_21"><text:s/></text:span><text:span text:style-name="T146_22">βγει</text:span><text:span text:style-name="T146_23"><text:s/></text:span><text:span text:style-name="T146_24">στο</text:span><text:span text:style-name="T146_25"><text:s/></text:span><text:span text:style-name="T146_26">news</text:span><text:span text:style-name="T146_27"><text:s/></text:span><text:span text:style-name="T146_28">είναι</text:span><text:span text:style-name="T146_29"><text:s/></text:span><text:span text:style-name="T146_30">ΟΚ</text:span></text:p>
      <table:table table:style-name="Table3">
        <table:table-column table:style-name="Column9"/>
        <table:table-column table:style-name="Column10"/>
        <table:table-column table:style-name="Column11"/>
        <table:table-column table:style-name="Column12"/>
        <table:table-row table:style-name="Row33">
          <table:table-cell table:style-name="Cell129">
            <text:p text:style-name="P147"><text:span text:style-name="T147_1"><text:a xlink:type="simple" xlink:href="http://esc.gr/forum"><text:span text:style-name="T147_2">Wh</text:span></text:a></text:span><text:span text:style-name="T147_3">o</text:span><text:span text:style-name="T147_4"><text:s/></text:span></text:p>
          </table:table-cell>
          <table:table-cell table:style-name="Cell130">
            <text:p text:style-name="P148"><text:span text:style-name="T148_1">Where</text:span></text:p>
          </table:table-cell>
          <table:table-cell table:style-name="Cell131">
            <text:p text:style-name="P149"><text:span text:style-name="T149_1">Done</text:span><text:span text:style-name="T149_2">?</text:span></text:p>
          </table:table-cell>
          <table:table-cell table:style-name="Cell132">
            <text:p text:style-name="P150"><text:span text:style-name="T150_1">Notes</text:span></text:p>
          </table:table-cell>
        </table:table-row>
        <table:table-row table:style-name="Row34">
          <table:table-cell table:style-name="Cell133">
            <text:p text:style-name="P151"><text:span text:style-name="T151_1">Stathis</text:span><text:span text:style-name="T151_2">?</text:span></text:p>
          </table:table-cell>
          <table:table-cell table:style-name="Cell134">
            <text:p text:style-name="P152"><text:span text:style-name="T152_1">opensuse</text:span><text:span text:style-name="T152_2">-</text:span><text:span text:style-name="T152_3">de</text:span><text:span text:style-name="T152_4">@</text:span><text:span text:style-name="T152_5">opensuse</text:span><text:span text:style-name="T152_6">.</text:span><text:span text:style-name="T152_7">org</text:span></text:p>
          </table:table-cell>
          <table:table-cell table:style-name="Cell135">
            <text:p text:style-name="P153"/>
          </table:table-cell>
          <table:table-cell table:style-name="Cell136">
            <text:p text:style-name="P154"/>
          </table:table-cell>
        </table:table-row>
        <table:table-row table:style-name="Row35">
          <table:table-cell table:style-name="Cell137">
            <text:p text:style-name="P155"><text:span text:style-name="T155_1">Stathis</text:span><text:span text:style-name="T155_2">?</text:span></text:p>
          </table:table-cell>
          <table:table-cell table:style-name="Cell138">
            <text:p text:style-name="P156"><text:span text:style-name="T156_1">opensuse</text:span><text:span text:style-name="T156_2">-</text:span><text:span text:style-name="T156_3">es</text:span><text:span text:style-name="T156_4">@</text:span><text:span text:style-name="T156_5">opensuse</text:span><text:span text:style-name="T156_6">.</text:span><text:span text:style-name="T156_7">org</text:span></text:p>
          </table:table-cell>
          <table:table-cell table:style-name="Cell139">
            <text:p text:style-name="P157"/>
          </table:table-cell>
          <table:table-cell table:style-name="Cell140">
            <text:p text:style-name="P158"/>
          </table:table-cell>
        </table:table-row>
        <table:table-row table:style-name="Row36">
          <table:table-cell table:style-name="Cell141">
            <text:p text:style-name="P159"><text:span text:style-name="T159_1">Stathis</text:span><text:span text:style-name="T159_2">?</text:span></text:p>
          </table:table-cell>
          <table:table-cell table:style-name="Cell142">
            <text:p text:style-name="P160"><text:span text:style-name="T160_1">opensuse</text:span><text:span text:style-name="T160_2">-</text:span><text:span text:style-name="T160_3">fr</text:span><text:span text:style-name="T160_4">@</text:span><text:span text:style-name="T160_5">opensuse</text:span><text:span text:style-name="T160_6">.</text:span><text:span text:style-name="T160_7">org</text:span></text:p>
          </table:table-cell>
          <table:table-cell table:style-name="Cell143">
            <text:p text:style-name="P161"/>
          </table:table-cell>
          <table:table-cell table:style-name="Cell144">
            <text:p text:style-name="P162"/>
          </table:table-cell>
        </table:table-row>
        <table:table-row table:style-name="Row37">
          <table:table-cell table:style-name="Cell145">
            <text:p text:style-name="P163"><text:span text:style-name="T163_1">Stathis</text:span><text:span text:style-name="T163_2">?</text:span></text:p>
          </table:table-cell>
          <table:table-cell table:style-name="Cell146">
            <text:p text:style-name="P164"><text:span text:style-name="T164_1"><text:a xlink:type="simple" xlink:href="mailto:opensuse-it@opensuse.org"><text:span text:style-name="T164_2">opensuse</text:span></text:a></text:span><text:span text:style-name="T164_3"><text:a xlink:type="simple" xlink:href="mailto:opensuse-it@opensuse.org"><text:span text:style-name="T164_4">-</text:span></text:a></text:span><text:span text:style-name="T164_5"><text:a xlink:type="simple" xlink:href="mailto:opensuse-it@opensuse.org"><text:span text:style-name="T164_6">it</text:span></text:a></text:span><text:span text:style-name="T164_7"><text:a xlink:type="simple" xlink:href="mailto:opensuse-it@opensuse.org"><text:span text:style-name="T164_8">@</text:span></text:a></text:span><text:span text:style-name="T164_9"><text:a xlink:type="simple" xlink:href="mailto:opensuse-it@opensuse.org"><text:span text:style-name="T164_10">opensuse</text:span></text:a></text:span><text:span text:style-name="T164_11"><text:a xlink:type="simple" xlink:href="mailto:opensuse-it@opensuse.org"><text:span text:style-name="T164_12">.</text:span></text:a></text:span><text:span text:style-name="T164_13"><text:a xlink:type="simple" xlink:href="mailto:opensuse-it@opensuse.org"><text:span text:style-name="T164_14">org</text:span></text:a></text:span></text:p>
          </table:table-cell>
          <table:table-cell table:style-name="Cell147">
            <text:p text:style-name="P165"/>
          </table:table-cell>
          <table:table-cell table:style-name="Cell148">
            <text:p text:style-name="P166"/>
          </table:table-cell>
        </table:table-row>
        <table:table-row table:style-name="Row38">
          <table:table-cell table:style-name="Cell149">
            <text:p text:style-name="P167"><text:span text:style-name="T167_1">Stathis</text:span><text:span text:style-name="T167_2">?</text:span></text:p>
          </table:table-cell>
          <table:table-cell table:style-name="Cell150">
            <text:p text:style-name="P168"><text:span text:style-name="T168_1">opensuse</text:span><text:span text:style-name="T168_2">-</text:span><text:span text:style-name="T168_3">pt</text:span><text:span text:style-name="T168_4">@</text:span><text:span text:style-name="T168_5">opensuse</text:span><text:span text:style-name="T168_6">.</text:span><text:span text:style-name="T168_7">org</text:span></text:p>
          </table:table-cell>
          <table:table-cell table:style-name="Cell151">
            <text:p text:style-name="P169"/>
          </table:table-cell>
          <table:table-cell table:style-name="Cell152">
            <text:p text:style-name="P170"/>
          </table:table-cell>
        </table:table-row>
        <table:table-row table:style-name="Row39">
          <table:table-cell table:style-name="Cell153">
            <text:p text:style-name="P171"><text:span text:style-name="T171_1">Stathis</text:span><text:span text:style-name="T171_2">?</text:span></text:p>
          </table:table-cell>
          <table:table-cell table:style-name="Cell154">
            <text:p text:style-name="P172"><text:span text:style-name="T172_1">opensuse</text:span><text:span text:style-name="T172_2">-</text:span><text:span text:style-name="T172_3">ru</text:span><text:span text:style-name="T172_4">@</text:span><text:span text:style-name="T172_5">opensuse</text:span><text:span text:style-name="T172_6">.</text:span><text:span text:style-name="T172_7">org</text:span></text:p>
          </table:table-cell>
          <table:table-cell table:style-name="Cell155">
            <text:p text:style-name="P173"/>
          </table:table-cell>
          <table:table-cell table:style-name="Cell156">
            <text:p text:style-name="P174"/>
          </table:table-cell>
        </table:table-row>
      </table:table>
      <text:p text:style-name="P175"/>
      <text:p text:style-name="P176"/>
      <text:p text:style-name="P177"/>
      <text:p text:style-name="P178"><text:span text:style-name="T178_1">Emails</text:span><text:span text:style-name="T178_2">:</text:span></text:p>
      <text:p text:style-name="P179"/>
      <table:table table:style-name="Table4">
        <table:table-column table:style-name="Column13"/>
        <table:table-column table:style-name="Column14"/>
        <table:table-column table:style-name="Column15"/>
        <table:table-column table:style-name="Column16"/>
        <table:table-row table:style-name="Row40">
          <table:table-cell table:style-name="Cell157">
            <text:p text:style-name="P180"><text:span text:style-name="T180_1"><text:a xlink:type="simple" xlink:href="http://esc.gr/forum"><text:span text:style-name="T180_2">Wh</text:span></text:a></text:span><text:span text:style-name="T180_3">o</text:span><text:span text:style-name="T180_4"><text:s/></text:span></text:p>
          </table:table-cell>
          <table:table-cell table:style-name="Cell158">
            <text:p text:style-name="P181"><text:span text:style-name="T181_1">Where</text:span></text:p>
          </table:table-cell>
          <table:table-cell table:style-name="Cell159">
            <text:p text:style-name="P182"><text:span text:style-name="T182_1">Done</text:span><text:span text:style-name="T182_2">?</text:span></text:p>
          </table:table-cell>
          <table:table-cell table:style-name="Cell160">
            <text:p text:style-name="P183"><text:span text:style-name="T183_1">Notes</text:span></text:p>
          </table:table-cell>
        </table:table-row>
        <table:table-row table:style-name="Row41">
          <table:table-cell table:style-name="Cell161">
            <text:p text:style-name="P184"/>
          </table:table-cell>
          <table:table-cell table:style-name="Cell162">
            <text:p text:style-name="P185"><text:span text:style-name="T185_1"><text:a xlink:type="simple" xlink:href="http://fossevents.org/"><text:span text:style-name="T185_2">http</text:span></text:a></text:span><text:span text:style-name="T185_3"><text:a xlink:type="simple" xlink:href="http://fossevents.org/"><text:span text:style-name="T185_4">://</text:span></text:a></text:span><text:span text:style-name="T185_5"><text:a xlink:type="simple" xlink:href="http://fossevents.org/"><text:span text:style-name="T185_6">fossevents</text:span></text:a></text:span><text:span text:style-name="T185_7"><text:a xlink:type="simple" xlink:href="http://fossevents.org/"><text:span text:style-name="T185_8">.</text:span></text:a></text:span><text:span text:style-name="T185_9"><text:a xlink:type="simple" xlink:href="http://fossevents.org/"><text:span text:style-name="T185_10">org</text:span></text:a></text:span><text:span text:style-name="T185_11"><text:a xlink:type="simple" xlink:href="http://fossevents.org/"><text:span text:style-name="T185_12">/</text:span></text:a></text:span></text:p>
          </table:table-cell>
          <table:table-cell table:style-name="Cell163">
            <text:p text:style-name="P186"/>
          </table:table-cell>
          <table:table-cell table:style-name="Cell164">
            <text:p text:style-name="P187"><text:span text:style-name="T187_1">5/6/2012</text:span></text:p>
          </table:table-cell>
        </table:table-row>
        <table:table-row table:style-name="Row42">
          <table:table-cell table:style-name="Cell165">
            <text:p text:style-name="P188"/>
          </table:table-cell>
          <table:table-cell table:style-name="Cell166">
            <text:p text:style-name="P189"><text:span text:style-name="T189_1">Εθνικό</text:span><text:span text:style-name="T189_2"><text:s/></text:span><text:span text:style-name="T189_3">μετσόβειο</text:span><text:span text:style-name="T189_4"><text:s/></text:span><text:span text:style-name="T189_5">πολυτεχνείο</text:span><text:span text:style-name="T189_6"><text:s/></text:span></text:p>
          </table:table-cell>
          <table:table-cell table:style-name="Cell167">
            <text:p text:style-name="P190"/>
          </table:table-cell>
          <table:table-cell table:style-name="Cell168">
            <text:p text:style-name="P191"/>
          </table:table-cell>
        </table:table-row>
      </table:table>
      <text:p text:style-name="P192"/>
      <text:p text:style-name="P193"><text:span text:style-name="T193_1">Forums</text:span><text:span text:style-name="T193_2">:</text:span></text:p>
      <table:table table:style-name="Table5">
        <table:table-column table:style-name="Column17"/>
        <table:table-column table:style-name="Column18"/>
        <table:table-column table:style-name="Column19"/>
        <table:table-column table:style-name="Column20"/>
        <table:table-row table:style-name="Row43">
          <table:table-cell table:style-name="Cell169">
            <text:p text:style-name="P194"><text:span text:style-name="T194_1">Who</text:span><text:span text:style-name="T194_2"><text:s/></text:span></text:p>
          </table:table-cell>
          <table:table-cell table:style-name="Cell170">
            <text:p text:style-name="P195"><text:span text:style-name="T195_1">Where</text:span></text:p>
          </table:table-cell>
          <table:table-cell table:style-name="Cell171">
            <text:p text:style-name="P196"><text:span text:style-name="T196_1">Done</text:span><text:span text:style-name="T196_2">?</text:span></text:p>
          </table:table-cell>
          <table:table-cell table:style-name="Cell172">
            <text:p text:style-name="P197"><text:span text:style-name="T197_1">Notes</text:span></text:p>
          </table:table-cell>
        </table:table-row>
        <table:table-row table:style-name="Row44">
          <table:table-cell table:style-name="Cell173">
            <text:p text:style-name="P198"/>
          </table:table-cell>
          <table:table-cell table:style-name="Cell174">
            <text:p text:style-name="P199"><text:span text:style-name="T199_1"><text:a xlink:type="simple" xlink:href="http://rubyst.es/projects/rubystes/boards"><text:span text:style-name="T199_2">http</text:span></text:a></text:span><text:span text:style-name="T199_3"><text:a xlink:type="simple" xlink:href="http://rubyst.es/projects/rubystes/boards"><text:span text:style-name="T199_4">://</text:span></text:a></text:span><text:span text:style-name="T199_5"><text:a xlink:type="simple" xlink:href="http://rubyst.es/projects/rubystes/boards"><text:span text:style-name="T199_6">rubyst</text:span></text:a></text:span><text:span text:style-name="T199_7"><text:a xlink:type="simple" xlink:href="http://rubyst.es/projects/rubystes/boards"><text:span text:style-name="T199_8">.</text:span></text:a></text:span><text:span text:style-name="T199_9"><text:a xlink:type="simple" xlink:href="http://rubyst.es/projects/rubystes/boards"><text:span text:style-name="T199_10">es</text:span></text:a></text:span><text:span text:style-name="T199_11"><text:a xlink:type="simple" xlink:href="http://rubyst.es/projects/rubystes/boards"><text:span text:style-name="T199_12">/</text:span></text:a></text:span><text:span text:style-name="T199_13"><text:a xlink:type="simple" xlink:href="http://rubyst.es/projects/rubystes/boards"><text:span text:style-name="T199_14">projects</text:span></text:a></text:span><text:span text:style-name="T199_15"><text:a xlink:type="simple" xlink:href="http://rubyst.es/projects/rubystes/boards"><text:span text:style-name="T199_16">/</text:span></text:a></text:span><text:span text:style-name="T199_17"><text:a xlink:type="simple" xlink:href="http://rubyst.es/projects/rubystes/boards"><text:span text:style-name="T199_18">rubystes</text:span></text:a></text:span><text:span text:style-name="T199_19"><text:a xlink:type="simple" xlink:href="http://rubyst.es/projects/rubystes/boards"><text:span text:style-name="T199_20">/</text:span></text:a></text:span><text:span text:style-name="T199_21"><text:a xlink:type="simple" xlink:href="http://rubyst.es/projects/rubystes/boards"><text:span text:style-name="T199_22">boards</text:span></text:a></text:span></text:p>
          </table:table-cell>
          <table:table-cell table:style-name="Cell175">
            <text:p text:style-name="P200"/>
          </table:table-cell>
          <table:table-cell table:style-name="Cell176">
            <text:p text:style-name="P201"><text:span text:style-name="T201_1">8/6/2012</text:span></text:p>
          </table:table-cell>
        </table:table-row>
        <table:table-row table:style-name="Row45">
          <table:table-cell table:style-name="Cell177">
            <text:p text:style-name="P202"><text:span text:style-name="T202_1">Bratsaki</text:span></text:p>
          </table:table-cell>
          <table:table-cell table:style-name="Cell178">
            <text:p text:style-name="P203"><text:span text:style-name="T203_1">myplaisio</text:span><text:span text:style-name="T203_2">.</text:span><text:span text:style-name="T203_3">gr</text:span></text:p>
          </table:table-cell>
          <table:table-cell table:style-name="Cell179">
            <text:p text:style-name="P204"/>
          </table:table-cell>
          <table:table-cell table:style-name="Cell180">
            <text:p text:style-name="P205"><text:span text:style-name="T205_1">8/6/2012</text:span></text:p>
          </table:table-cell>
        </table:table-row>
        <table:table-row table:style-name="Row46">
          <table:table-cell table:style-name="Cell181">
            <text:p text:style-name="P206"/>
          </table:table-cell>
          <table:table-cell table:style-name="Cell182">
            <text:p text:style-name="P207"><text:span text:style-name="T207_1"><text:a xlink:type="simple" xlink:href="http://python.org.gr/index.php?option=com_kunena&amp;func=view&amp;catid=14&amp;id=1506&amp;Itemid=107#1506"><text:span text:style-name="T207_2">http</text:span></text:a></text:span><text:span text:style-name="T207_3"><text:a xlink:type="simple" xlink:href="http://python.org.gr/index.php?option=com_kunena&amp;func=view&amp;catid=14&amp;id=1506&amp;Itemid=107#1506"><text:span text:style-name="T207_4">://</text:span></text:a></text:span><text:span text:style-name="T207_5"><text:a xlink:type="simple" xlink:href="http://python.org.gr/index.php?option=com_kunena&amp;func=view&amp;catid=14&amp;id=1506&amp;Itemid=107#1506"><text:span text:style-name="T207_6">python</text:span></text:a></text:span><text:span text:style-name="T207_7"><text:a xlink:type="simple" xlink:href="http://python.org.gr/index.php?option=com_kunena&amp;func=view&amp;catid=14&amp;id=1506&amp;Itemid=107#1506"><text:span text:style-name="T207_8">.</text:span></text:a></text:span><text:span text:style-name="T207_9"><text:a xlink:type="simple" xlink:href="http://python.org.gr/index.php?option=com_kunena&amp;func=view&amp;catid=14&amp;id=1506&amp;Itemid=107#1506"><text:span text:style-name="T207_10">org</text:span></text:a></text:span><text:span text:style-name="T207_11"><text:a xlink:type="simple" xlink:href="http://python.org.gr/index.php?option=com_kunena&amp;func=view&amp;catid=14&amp;id=1506&amp;Itemid=107#1506"><text:span text:style-name="T207_12">.</text:span></text:a></text:span><text:span text:style-name="T207_13"><text:a xlink:type="simple" xlink:href="http://python.org.gr/index.php?option=com_kunena&amp;func=view&amp;catid=14&amp;id=1506&amp;Itemid=107#1506"><text:span text:style-name="T207_14">gr</text:span></text:a></text:span><text:span text:style-name="T207_15"><text:a xlink:type="simple" xlink:href="http://python.org.gr/index.php?option=com_kunena&amp;func=view&amp;catid=14&amp;id=1506&amp;Itemid=107#1506"><text:span text:style-name="T207_16">/</text:span></text:a></text:span><text:span text:style-name="T207_17"><text:a xlink:type="simple" xlink:href="http://python.org.gr/index.php?option=com_kunena&amp;func=view&amp;catid=14&amp;id=1506&amp;Itemid=107#1506"><text:span text:style-name="T207_18">index</text:span></text:a></text:span><text:span text:style-name="T207_19"><text:a xlink:type="simple" xlink:href="http://python.org.gr/index.php?option=com_kunena&amp;func=view&amp;catid=14&amp;id=1506&amp;Itemid=107#1506"><text:span text:style-name="T207_20">.</text:span></text:a></text:span><text:span text:style-name="T207_21"><text:a xlink:type="simple" xlink:href="http://python.org.gr/index.php?option=com_kunena&amp;func=view&amp;catid=14&amp;id=1506&amp;Itemid=107#1506"><text:span text:style-name="T207_22">php</text:span></text:a></text:span><text:span text:style-name="T207_23"><text:a xlink:type="simple" xlink:href="http://python.org.gr/index.php?option=com_kunena&amp;func=view&amp;catid=14&amp;id=1506&amp;Itemid=107#1506"><text:span text:style-name="T207_24">?</text:span></text:a></text:span><text:span text:style-name="T207_25"><text:a xlink:type="simple" xlink:href="http://python.org.gr/index.php?option=com_kunena&amp;func=view&amp;catid=14&amp;id=1506&amp;Itemid=107#1506"><text:span text:style-name="T207_26">option</text:span></text:a></text:span><text:span text:style-name="T207_27"><text:a xlink:type="simple" xlink:href="http://python.org.gr/index.php?option=com_kunena&amp;func=view&amp;catid=14&amp;id=1506&amp;Itemid=107#1506"><text:span text:style-name="T207_28">=</text:span></text:a></text:span><text:span text:style-name="T207_29"><text:a xlink:type="simple" xlink:href="http://python.org.gr/index.php?option=com_kunena&amp;func=view&amp;catid=14&amp;id=1506&amp;Itemid=107#1506"><text:span text:style-name="T207_30">com</text:span></text:a></text:span><text:span text:style-name="T207_31"><text:a xlink:type="simple" xlink:href="http://python.org.gr/index.php?option=com_kunena&amp;func=view&amp;catid=14&amp;id=1506&amp;Itemid=107#1506"><text:span text:style-name="T207_32">_</text:span></text:a></text:span><text:span text:style-name="T207_33"><text:a xlink:type="simple" xlink:href="http://python.org.gr/index.php?option=com_kunena&amp;func=view&amp;catid=14&amp;id=1506&amp;Itemid=107#1506"><text:span text:style-name="T207_34">kunena</text:span></text:a></text:span><text:span text:style-name="T207_35"><text:a xlink:type="simple" xlink:href="http://python.org.gr/index.php?option=com_kunena&amp;func=view&amp;catid=14&amp;id=1506&amp;Itemid=107#1506"><text:span text:style-name="T207_36">&amp;</text:span></text:a></text:span><text:span text:style-name="T207_37"><text:a xlink:type="simple" xlink:href="http://python.org.gr/index.php?option=com_kunena&amp;func=view&amp;catid=14&amp;id=1506&amp;Itemid=107#1506"><text:span text:style-name="T207_38">func</text:span></text:a></text:span><text:span text:style-name="T207_39"><text:a xlink:type="simple" xlink:href="http://python.org.gr/index.php?option=com_kunena&amp;func=view&amp;catid=14&amp;id=1506&amp;Itemid=107#1506"><text:span text:style-name="T207_40">=</text:span></text:a></text:span><text:span text:style-name="T207_41"><text:a xlink:type="simple" xlink:href="http://python.org.gr/index.php?option=com_kunena&amp;func=view&amp;catid=14&amp;id=1506&amp;Itemid=107#1506"><text:span text:style-name="T207_42">view</text:span></text:a></text:span><text:span text:style-name="T207_43"><text:a xlink:type="simple" xlink:href="http://python.org.gr/index.php?option=com_kunena&amp;func=view&amp;catid=14&amp;id=1506&amp;Itemid=107#1506"><text:span text:style-name="T207_44">&amp;</text:span></text:a></text:span><text:span text:style-name="T207_45"><text:a xlink:type="simple" xlink:href="http://python.org.gr/index.php?option=com_kunena&amp;func=view&amp;catid=14&amp;id=1506&amp;Itemid=107#1506"><text:span text:style-name="T207_46">catid</text:span></text:a></text:span><text:span text:style-name="T207_47"><text:a xlink:type="simple" xlink:href="http://python.org.gr/index.php?option=com_kunena&amp;func=view&amp;catid=14&amp;id=1506&amp;Itemid=107#1506"><text:span text:style-name="T207_48">=14&amp;</text:span></text:a></text:span><text:span text:style-name="T207_49"><text:a xlink:type="simple" xlink:href="http://python.org.gr/index.php?option=com_kunena&amp;func=view&amp;catid=14&amp;id=1506&amp;Itemid=107#1506"><text:span text:style-name="T207_50">id</text:span></text:a></text:span><text:span text:style-name="T207_51"><text:a xlink:type="simple" xlink:href="http://python.org.gr/index.php?option=com_kunena&amp;func=view&amp;catid=14&amp;id=1506&amp;Itemid=107#1506"><text:span text:style-name="T207_52">=1506&amp;</text:span></text:a></text:span><text:span text:style-name="T207_53"><text:a xlink:type="simple" xlink:href="http://python.org.gr/index.php?option=com_kunena&amp;func=view&amp;catid=14&amp;id=1506&amp;Itemid=107#1506"><text:span text:style-name="T207_54">Itemid</text:span></text:a></text:span><text:span text:style-name="T207_55"><text:a xlink:type="simple" xlink:href="http://python.org.gr/index.php?option=com_kunena&amp;func=view&amp;catid=14&amp;id=1506&amp;Itemid=107#1506"><text:span text:style-name="T207_56">=107#1506</text:span></text:a></text:span></text:p>
          </table:table-cell>
          <table:table-cell table:style-name="Cell183">
            <text:p text:style-name="P208"/>
          </table:table-cell>
          <table:table-cell table:style-name="Cell184">
            <text:p text:style-name="P209"><text:span text:style-name="T209_1">8/6/2012</text:span></text:p>
          </table:table-cell>
        </table:table-row>
        <table:table-row table:style-name="Row47">
          <table:table-cell table:style-name="Cell185">
            <text:p text:style-name="P210"><text:span text:style-name="T210_1">Στάθης</text:span><text:span text:style-name="T210_2"><text:s/></text:span><text:span text:style-name="T210_3">Ι</text:span></text:p>
          </table:table-cell>
          <table:table-cell table:style-name="Cell186">
            <text:p text:style-name="P211"><text:span text:style-name="T211_1"><text:a xlink:type="simple" xlink:href="http://adsl.gr/"><text:span text:style-name="T211_2">adsl</text:span></text:a></text:span><text:span text:style-name="T211_3">gr</text:span><text:span text:style-name="T211_4">.</text:span><text:span text:style-name="T211_5">com</text:span></text:p>
            <text:p text:style-name="P212"><text:span text:style-name="T212_1">(</text:span><text:span text:style-name="T212_2"><text:a xlink:type="simple" xlink:href="http://www.adslgr.com/forum/threads/627944-2o-openSUSE-Collaboration-Summer-Camp"><text:span text:style-name="T212_3">http</text:span></text:a></text:span><text:span text:style-name="T212_4"><text:a xlink:type="simple" xlink:href="http://www.adslgr.com/forum/threads/627944-2o-openSUSE-Collaboration-Summer-Camp"><text:span text:style-name="T212_5">://</text:span></text:a></text:span><text:span text:style-name="T212_6"><text:a xlink:type="simple" xlink:href="http://www.adslgr.com/forum/threads/627944-2o-openSUSE-Collaboration-Summer-Camp"><text:span text:style-name="T212_7">www</text:span></text:a></text:span><text:span text:style-name="T212_8"><text:a xlink:type="simple" xlink:href="http://www.adslgr.com/forum/threads/627944-2o-openSUSE-Collaboration-Summer-Camp"><text:span text:style-name="T212_9">.</text:span></text:a></text:span><text:span text:style-name="T212_10"><text:a xlink:type="simple" xlink:href="http://www.adslgr.com/forum/threads/627944-2o-openSUSE-Collaboration-Summer-Camp"><text:span text:style-name="T212_11">adslgr</text:span></text:a></text:span><text:span text:style-name="T212_12"><text:a xlink:type="simple" xlink:href="http://www.adslgr.com/forum/threads/627944-2o-openSUSE-Collaboration-Summer-Camp"><text:span text:style-name="T212_13">.</text:span></text:a></text:span><text:span text:style-name="T212_14"><text:a xlink:type="simple" xlink:href="http://www.adslgr.com/forum/threads/627944-2o-openSUSE-Collaboration-Summer-Camp"><text:span text:style-name="T212_15">com</text:span></text:a></text:span><text:span text:style-name="T212_16"><text:a xlink:type="simple" xlink:href="http://www.adslgr.com/forum/threads/627944-2o-openSUSE-Collaboration-Summer-Camp"><text:span text:style-name="T212_17">/</text:span></text:a></text:span><text:span text:style-name="T212_18"><text:a xlink:type="simple" xlink:href="http://www.adslgr.com/forum/threads/627944-2o-openSUSE-Collaboration-Summer-Camp"><text:span text:style-name="T212_19">forum</text:span></text:a></text:span><text:span text:style-name="T212_20"><text:a xlink:type="simple" xlink:href="http://www.adslgr.com/forum/threads/627944-2o-openSUSE-Collaboration-Summer-Camp"><text:span text:style-name="T212_21">/</text:span></text:a></text:span><text:span text:style-name="T212_22"><text:a xlink:type="simple" xlink:href="http://www.adslgr.com/forum/threads/627944-2o-openSUSE-Collaboration-Summer-Camp"><text:span text:style-name="T212_23">threads</text:span></text:a></text:span><text:span text:style-name="T212_24"><text:a xlink:type="simple" xlink:href="http://www.adslgr.com/forum/threads/627944-2o-openSUSE-Collaboration-Summer-Camp"><text:span text:style-name="T212_25">/627944-2</text:span></text:a></text:span><text:span text:style-name="T212_26"><text:a xlink:type="simple" xlink:href="http://www.adslgr.com/forum/threads/627944-2o-openSUSE-Collaboration-Summer-Camp"><text:span text:style-name="T212_27">o</text:span></text:a></text:span><text:span text:style-name="T212_28"><text:a xlink:type="simple" xlink:href="http://www.adslgr.com/forum/threads/627944-2o-openSUSE-Collaboration-Summer-Camp"><text:span text:style-name="T212_29">-</text:span></text:a></text:span><text:span text:style-name="T212_30"><text:a xlink:type="simple" xlink:href="http://www.adslgr.com/forum/threads/627944-2o-openSUSE-Collaboration-Summer-Camp"><text:span text:style-name="T212_31">openSUSE</text:span></text:a></text:span><text:span text:style-name="T212_32"><text:a xlink:type="simple" xlink:href="http://www.adslgr.com/forum/threads/627944-2o-openSUSE-Collaboration-Summer-Camp"><text:span text:style-name="T212_33">-</text:span></text:a></text:span><text:span text:style-name="T212_34"><text:a xlink:type="simple" xlink:href="http://www.adslgr.com/forum/threads/627944-2o-openSUSE-Collaboration-Summer-Camp"><text:span text:style-name="T212_35">Collaboration</text:span></text:a></text:span><text:span text:style-name="T212_36"><text:a xlink:type="simple" xlink:href="http://www.adslgr.com/forum/threads/627944-2o-openSUSE-Collaboration-Summer-Camp"><text:span text:style-name="T212_37">-</text:span></text:a></text:span><text:span text:style-name="T212_38"><text:a xlink:type="simple" xlink:href="http://www.adslgr.com/forum/threads/627944-2o-openSUSE-Collaboration-Summer-Camp"><text:span text:style-name="T212_39">Summer</text:span></text:a></text:span><text:span text:style-name="T212_40"><text:a xlink:type="simple" xlink:href="http://www.adslgr.com/forum/threads/627944-2o-openSUSE-Collaboration-Summer-Camp"><text:span text:style-name="T212_41">-</text:span></text:a></text:span><text:span text:style-name="T212_42"><text:a xlink:type="simple" xlink:href="http://www.adslgr.com/forum/threads/627944-2o-openSUSE-Collaboration-Summer-Camp"><text:span text:style-name="T212_43">Camp</text:span></text:a></text:span><text:span text:style-name="T212_44">)</text:span></text:p>
          </table:table-cell>
          <table:table-cell table:style-name="Cell187">
            <text:p text:style-name="P213"><text:span text:style-name="T213_1">DONE</text:span></text:p>
          </table:table-cell>
          <table:table-cell table:style-name="Cell188">
            <text:p text:style-name="P214"><text:span text:style-name="T214_1">4/6/2012</text:span></text:p>
          </table:table-cell>
        </table:table-row>
        <table:table-row table:style-name="Row48">
          <table:table-cell table:style-name="Cell189">
            <text:p text:style-name="P215"><text:span text:style-name="T215_1">Στάθης</text:span><text:span text:style-name="T215_2"><text:s/></text:span><text:span text:style-name="T215_3">Ι</text:span></text:p>
          </table:table-cell>
          <table:table-cell table:style-name="Cell190">
            <text:p text:style-name="P216"><text:span text:style-name="T216_1"><text:a xlink:type="simple" xlink:href="http://www.insomnia.gr"><text:span text:style-name="T216_2">www</text:span></text:a></text:span><text:span text:style-name="T216_3"><text:a xlink:type="simple" xlink:href="http://www.insomnia.gr"><text:span text:style-name="T216_4">.</text:span></text:a></text:span><text:span text:style-name="T216_5"><text:a xlink:type="simple" xlink:href="http://www.insomnia.gr"><text:span text:style-name="T216_6">insomnia</text:span></text:a></text:span><text:span text:style-name="T216_7"><text:a xlink:type="simple" xlink:href="http://www.insomnia.gr"><text:span text:style-name="T216_8">.</text:span></text:a></text:span><text:span text:style-name="T216_9"><text:a xlink:type="simple" xlink:href="http://www.insomnia.gr"><text:span text:style-name="T216_10">gr</text:span></text:a></text:span></text:p>
            <text:p text:style-name="P217"><text:span text:style-name="T217_1">(</text:span><text:span text:style-name="T217_2"><text:a xlink:type="simple" xlink:href="http://www.insomnia.gr/topic/447493-2o-opensuse-collaboration-summer-camp/)"><text:span text:style-name="T217_3">http</text:span></text:a></text:span><text:span text:style-name="T217_4"><text:a xlink:type="simple" xlink:href="http://www.insomnia.gr/topic/447493-2o-opensuse-collaboration-summer-camp/)"><text:span text:style-name="T217_5">://</text:span></text:a></text:span><text:span text:style-name="T217_6"><text:a xlink:type="simple" xlink:href="http://www.insomnia.gr/topic/447493-2o-opensuse-collaboration-summer-camp/)"><text:span text:style-name="T217_7">www</text:span></text:a></text:span><text:span text:style-name="T217_8"><text:a xlink:type="simple" xlink:href="http://www.insomnia.gr/topic/447493-2o-opensuse-collaboration-summer-camp/)"><text:span text:style-name="T217_9">.</text:span></text:a></text:span><text:span text:style-name="T217_10"><text:a xlink:type="simple" xlink:href="http://www.insomnia.gr/topic/447493-2o-opensuse-collaboration-summer-camp/)"><text:span text:style-name="T217_11">insomnia</text:span></text:a></text:span><text:span text:style-name="T217_12"><text:a xlink:type="simple" xlink:href="http://www.insomnia.gr/topic/447493-2o-opensuse-collaboration-summer-camp/)"><text:span text:style-name="T217_13">.</text:span></text:a></text:span><text:span text:style-name="T217_14"><text:a xlink:type="simple" xlink:href="http://www.insomnia.gr/topic/447493-2o-opensuse-collaboration-summer-camp/)"><text:span text:style-name="T217_15">gr</text:span></text:a></text:span><text:span text:style-name="T217_16"><text:a xlink:type="simple" xlink:href="http://www.insomnia.gr/topic/447493-2o-opensuse-collaboration-summer-camp/)"><text:span text:style-name="T217_17">/</text:span></text:a></text:span><text:span text:style-name="T217_18"><text:a xlink:type="simple" xlink:href="http://www.insomnia.gr/topic/447493-2o-opensuse-collaboration-summer-camp/)"><text:span text:style-name="T217_19">topic</text:span></text:a></text:span><text:span text:style-name="T217_20"><text:a xlink:type="simple" xlink:href="http://www.insomnia.gr/topic/447493-2o-opensuse-collaboration-summer-camp/)"><text:span text:style-name="T217_21">/447493-2</text:span></text:a></text:span><text:span text:style-name="T217_22"><text:a xlink:type="simple" xlink:href="http://www.insomnia.gr/topic/447493-2o-opensuse-collaboration-summer-camp/)"><text:span text:style-name="T217_23">o</text:span></text:a></text:span><text:span text:style-name="T217_24"><text:a xlink:type="simple" xlink:href="http://www.insomnia.gr/topic/447493-2o-opensuse-collaboration-summer-camp/)"><text:span text:style-name="T217_25">-</text:span></text:a></text:span><text:span text:style-name="T217_26"><text:a xlink:type="simple" xlink:href="http://www.insomnia.gr/topic/447493-2o-opensuse-collaboration-summer-camp/)"><text:span text:style-name="T217_27">opensuse</text:span></text:a></text:span><text:span text:style-name="T217_28"><text:a xlink:type="simple" xlink:href="http://www.insomnia.gr/topic/447493-2o-opensuse-collaboration-summer-camp/)"><text:span text:style-name="T217_29">-</text:span></text:a></text:span><text:span text:style-name="T217_30"><text:a xlink:type="simple" xlink:href="http://www.insomnia.gr/topic/447493-2o-opensuse-collaboration-summer-camp/)"><text:span text:style-name="T217_31">collaboration</text:span></text:a></text:span><text:span text:style-name="T217_32"><text:a xlink:type="simple" xlink:href="http://www.insomnia.gr/topic/447493-2o-opensuse-collaboration-summer-camp/)"><text:span text:style-name="T217_33">-</text:span></text:a></text:span><text:span text:style-name="T217_34"><text:a xlink:type="simple" xlink:href="http://www.insomnia.gr/topic/447493-2o-opensuse-collaboration-summer-camp/)"><text:span text:style-name="T217_35">summer</text:span></text:a></text:span><text:span text:style-name="T217_36"><text:a xlink:type="simple" xlink:href="http://www.insomnia.gr/topic/447493-2o-opensuse-collaboration-summer-camp/)"><text:span text:style-name="T217_37">-</text:span></text:a></text:span><text:span text:style-name="T217_38"><text:a xlink:type="simple" xlink:href="http://www.insomnia.gr/topic/447493-2o-opensuse-collaboration-summer-camp/)"><text:span text:style-name="T217_39">camp</text:span></text:a></text:span><text:span text:style-name="T217_40"><text:a xlink:type="simple" xlink:href="http://www.insomnia.gr/topic/447493-2o-opensuse-collaboration-summer-camp/)"><text:span text:style-name="T217_41">/)</text:span></text:a></text:span><text:span text:style-name="T217_42"><text:s/></text:span><text:span text:style-name="T217_43">Μπείτε</text:span><text:span text:style-name="T217_44"><text:s/></text:span><text:span text:style-name="T217_45">και</text:span><text:span text:style-name="T217_46"><text:s/></text:span><text:span text:style-name="T217_47">ψηφήστε</text:span><text:span text:style-name="T217_48">!!!</text:span></text:p>
          </table:table-cell>
          <table:table-cell table:style-name="Cell191">
            <text:p text:style-name="P218"><text:span text:style-name="T218_1">DONE</text:span></text:p>
          </table:table-cell>
          <table:table-cell table:style-name="Cell192">
            <text:p text:style-name="P219"><text:span text:style-name="T219_1">4/6/2012</text:span></text:p>
          </table:table-cell>
        </table:table-row>
        <table:table-row table:style-name="Row49">
          <table:table-cell table:style-name="Cell193">
            <text:p text:style-name="P220"/>
          </table:table-cell>
          <table:table-cell table:style-name="Cell194">
            <text:p text:style-name="P221"><text:span text:style-name="T221_1"><text:a xlink:type="simple" xlink:href="http://the-hackerspace.org/"><text:span text:style-name="T221_2">http</text:span></text:a></text:span><text:span text:style-name="T221_3"><text:a xlink:type="simple" xlink:href="http://the-hackerspace.org/"><text:span text:style-name="T221_4">://</text:span></text:a></text:span><text:span text:style-name="T221_5"><text:a xlink:type="simple" xlink:href="http://the-hackerspace.org/"><text:span text:style-name="T221_6">the</text:span></text:a></text:span><text:span text:style-name="T221_7"><text:a xlink:type="simple" xlink:href="http://the-hackerspace.org/"><text:span text:style-name="T221_8">-</text:span></text:a></text:span><text:span text:style-name="T221_9"><text:a xlink:type="simple" xlink:href="http://the-hackerspace.org/"><text:span text:style-name="T221_10">hackerspace</text:span></text:a></text:span><text:span text:style-name="T221_11"><text:a xlink:type="simple" xlink:href="http://the-hackerspace.org/"><text:span text:style-name="T221_12">.</text:span></text:a></text:span><text:span text:style-name="T221_13"><text:a xlink:type="simple" xlink:href="http://the-hackerspace.org/"><text:span text:style-name="T221_14">org</text:span></text:a></text:span><text:span text:style-name="T221_15"><text:a xlink:type="simple" xlink:href="http://the-hackerspace.org/"><text:span text:style-name="T221_16">/</text:span></text:a></text:span></text:p>
          </table:table-cell>
          <table:table-cell table:style-name="Cell195">
            <text:p text:style-name="P222"/>
          </table:table-cell>
          <table:table-cell table:style-name="Cell196">
            <text:p text:style-name="P223"><text:span text:style-name="T223_1">8/6/2012</text:span></text:p>
          </table:table-cell>
        </table:table-row>
        <table:table-row table:style-name="Row50">
          <table:table-cell table:style-name="Cell197">
            <text:p text:style-name="P224"/>
          </table:table-cell>
          <table:table-cell table:style-name="Cell198">
            <text:p text:style-name="P225"><text:span text:style-name="T225_1"><text:a xlink:type="simple" xlink:href="http://www.facebook.com/home.php?sk=group_81551281586"><text:span text:style-name="T225_2">http</text:span></text:a></text:span><text:span text:style-name="T225_3"><text:a xlink:type="simple" xlink:href="http://www.facebook.com/home.php?sk=group_81551281586"><text:span text:style-name="T225_4">://</text:span></text:a></text:span><text:span text:style-name="T225_5"><text:a xlink:type="simple" xlink:href="http://www.facebook.com/home.php?sk=group_81551281586"><text:span text:style-name="T225_6">www</text:span></text:a></text:span><text:span text:style-name="T225_7"><text:a xlink:type="simple" xlink:href="http://www.facebook.com/home.php?sk=group_81551281586"><text:span text:style-name="T225_8">.</text:span></text:a></text:span><text:span text:style-name="T225_9"><text:a xlink:type="simple" xlink:href="http://www.facebook.com/home.php?sk=group_81551281586"><text:span text:style-name="T225_10">facebook</text:span></text:a></text:span><text:span text:style-name="T225_11"><text:a xlink:type="simple" xlink:href="http://www.facebook.com/home.php?sk=group_81551281586"><text:span text:style-name="T225_12">.</text:span></text:a></text:span><text:span text:style-name="T225_13"><text:a xlink:type="simple" xlink:href="http://www.facebook.com/home.php?sk=group_81551281586"><text:span text:style-name="T225_14">com</text:span></text:a></text:span><text:span text:style-name="T225_15"><text:a xlink:type="simple" xlink:href="http://www.facebook.com/home.php?sk=group_81551281586"><text:span text:style-name="T225_16">/</text:span></text:a></text:span><text:span text:style-name="T225_17"><text:a xlink:type="simple" xlink:href="http://www.facebook.com/home.php?sk=group_81551281586"><text:span text:style-name="T225_18">home</text:span></text:a></text:span><text:span text:style-name="T225_19"><text:a xlink:type="simple" xlink:href="http://www.facebook.com/home.php?sk=group_81551281586"><text:span text:style-name="T225_20">.</text:span></text:a></text:span><text:span text:style-name="T225_21"><text:a xlink:type="simple" xlink:href="http://www.facebook.com/home.php?sk=group_81551281586"><text:span text:style-name="T225_22">php</text:span></text:a></text:span><text:span text:style-name="T225_23"><text:a xlink:type="simple" xlink:href="http://www.facebook.com/home.php?sk=group_81551281586"><text:span text:style-name="T225_24">?</text:span></text:a></text:span><text:span text:style-name="T225_25"><text:a xlink:type="simple" xlink:href="http://www.facebook.com/home.php?sk=group_81551281586"><text:span text:style-name="T225_26">sk</text:span></text:a></text:span><text:span text:style-name="T225_27"><text:a xlink:type="simple" xlink:href="http://www.facebook.com/home.php?sk=group_81551281586"><text:span text:style-name="T225_28">=</text:span></text:a></text:span><text:span text:style-name="T225_29"><text:a xlink:type="simple" xlink:href="http://www.facebook.com/home.php?sk=group_81551281586"><text:span text:style-name="T225_30">group</text:span></text:a></text:span><text:span text:style-name="T225_31"><text:a xlink:type="simple" xlink:href="http://www.facebook.com/home.php?sk=group_81551281586"><text:span text:style-name="T225_32">_81551281586</text:span></text:a></text:span></text:p>
          </table:table-cell>
          <table:table-cell table:style-name="Cell199">
            <text:p text:style-name="P226"/>
          </table:table-cell>
          <table:table-cell table:style-name="Cell200">
            <text:p text:style-name="P227"><text:span text:style-name="T227_1">5/6/2012</text:span></text:p>
          </table:table-cell>
        </table:table-row>
        <table:table-row table:style-name="Row51">
          <table:table-cell table:style-name="Cell201">
            <text:p text:style-name="P228"><text:span text:style-name="T228_1">Iosifidis</text:span></text:p>
          </table:table-cell>
          <table:table-cell table:style-name="Cell202">
            <text:p text:style-name="P229"><text:span text:style-name="T229_1"><text:a xlink:type="simple" xlink:href="http://androidgreece.gr/forum/viewtopic.php?f=5&amp;t=1752"><text:span text:style-name="T229_2">http</text:span></text:a></text:span><text:span text:style-name="T229_3"><text:a xlink:type="simple" xlink:href="http://androidgreece.gr/forum/viewtopic.php?f=5&amp;t=1752"><text:span text:style-name="T229_4">://</text:span></text:a></text:span><text:span text:style-name="T229_5"><text:a xlink:type="simple" xlink:href="http://androidgreece.gr/forum/viewtopic.php?f=5&amp;t=1752"><text:span text:style-name="T229_6">androidgreece</text:span></text:a></text:span><text:span text:style-name="T229_7"><text:a xlink:type="simple" xlink:href="http://androidgreece.gr/forum/viewtopic.php?f=5&amp;t=1752"><text:span text:style-name="T229_8">.</text:span></text:a></text:span><text:span text:style-name="T229_9"><text:a xlink:type="simple" xlink:href="http://androidgreece.gr/forum/viewtopic.php?f=5&amp;t=1752"><text:span text:style-name="T229_10">gr</text:span></text:a></text:span><text:span text:style-name="T229_11"><text:a xlink:type="simple" xlink:href="http://androidgreece.gr/forum/viewtopic.php?f=5&amp;t=1752"><text:span text:style-name="T229_12">/</text:span></text:a></text:span><text:span text:style-name="T229_13"><text:a xlink:type="simple" xlink:href="http://androidgreece.gr/forum/viewtopic.php?f=5&amp;t=1752"><text:span text:style-name="T229_14">forum</text:span></text:a></text:span><text:span text:style-name="T229_15"><text:a xlink:type="simple" xlink:href="http://androidgreece.gr/forum/viewtopic.php?f=5&amp;t=1752"><text:span text:style-name="T229_16">/</text:span></text:a></text:span><text:span text:style-name="T229_17"><text:a xlink:type="simple" xlink:href="http://androidgreece.gr/forum/viewtopic.php?f=5&amp;t=1752"><text:span text:style-name="T229_18">viewtopic</text:span></text:a></text:span><text:span text:style-name="T229_19"><text:a xlink:type="simple" xlink:href="http://androidgreece.gr/forum/viewtopic.php?f=5&amp;t=1752"><text:span text:style-name="T229_20">.</text:span></text:a></text:span><text:span text:style-name="T229_21"><text:a xlink:type="simple" xlink:href="http://androidgreece.gr/forum/viewtopic.php?f=5&amp;t=1752"><text:span text:style-name="T229_22">php</text:span></text:a></text:span><text:span text:style-name="T229_23"><text:a xlink:type="simple" xlink:href="http://androidgreece.gr/forum/viewtopic.php?f=5&amp;t=1752"><text:span text:style-name="T229_24">?</text:span></text:a></text:span><text:span text:style-name="T229_25"><text:a xlink:type="simple" xlink:href="http://androidgreece.gr/forum/viewtopic.php?f=5&amp;t=1752"><text:span text:style-name="T229_26">f</text:span></text:a></text:span><text:span text:style-name="T229_27"><text:a xlink:type="simple" xlink:href="http://androidgreece.gr/forum/viewtopic.php?f=5&amp;t=1752"><text:span text:style-name="T229_28">=5&amp;</text:span></text:a></text:span><text:span text:style-name="T229_29"><text:a xlink:type="simple" xlink:href="http://androidgreece.gr/forum/viewtopic.php?f=5&amp;t=1752"><text:span text:style-name="T229_30">t</text:span></text:a></text:span><text:span text:style-name="T229_31"><text:a xlink:type="simple" xlink:href="http://androidgreece.gr/forum/viewtopic.php?f=5&amp;t=1752"><text:span text:style-name="T229_32">=1752</text:span></text:a></text:span></text:p>
          </table:table-cell>
          <table:table-cell table:style-name="Cell203">
            <text:p text:style-name="P230"/>
          </table:table-cell>
          <table:table-cell table:style-name="Cell204">
            <text:p text:style-name="P231"><text:span text:style-name="T231_1">8/6/2012</text:span></text:p>
          </table:table-cell>
        </table:table-row>
        <table:table-row table:style-name="Row52">
          <table:table-cell table:style-name="Cell205">
            <text:p text:style-name="P232"><text:span text:style-name="T232_1">Bratsaki</text:span></text:p>
          </table:table-cell>
          <table:table-cell table:style-name="Cell206">
            <text:p text:style-name="P233"><text:span text:style-name="T233_1"><text:a xlink:type="simple" xlink:href="http://osarena.net/2011/06/1o-opensuse-collaboration-weekend-camp-15-17-iouliou.html"><text:span text:style-name="T233_2">http</text:span></text:a></text:span><text:span text:style-name="T233_3"><text:a xlink:type="simple" xlink:href="http://osarena.net/2011/06/1o-opensuse-collaboration-weekend-camp-15-17-iouliou.html"><text:span text:style-name="T233_4">://</text:span></text:a></text:span><text:span text:style-name="T233_5"><text:a xlink:type="simple" xlink:href="http://osarena.net/2011/06/1o-opensuse-collaboration-weekend-camp-15-17-iouliou.html"><text:span text:style-name="T233_6">osarena</text:span></text:a></text:span><text:span text:style-name="T233_7"><text:a xlink:type="simple" xlink:href="http://osarena.net/2011/06/1o-opensuse-collaboration-weekend-camp-15-17-iouliou.html"><text:span text:style-name="T233_8">.</text:span></text:a></text:span><text:span text:style-name="T233_9"><text:a xlink:type="simple" xlink:href="http://osarena.net/2011/06/1o-opensuse-collaboration-weekend-camp-15-17-iouliou.html"><text:span text:style-name="T233_10">net</text:span></text:a></text:span></text:p>
          </table:table-cell>
          <table:table-cell table:style-name="Cell207">
            <text:p text:style-name="P234"/>
          </table:table-cell>
          <table:table-cell table:style-name="Cell208">
            <text:p text:style-name="P235"><text:span text:style-name="T235_1">n</text:span><text:span text:style-name="T235_2">’<text:s/></text:span><text:span text:style-name="T235_3">argisei</text:span><text:span text:style-name="T235_4"><text:s/></text:span><text:span text:style-name="T235_5">ligo</text:span></text:p>
          </table:table-cell>
        </table:table-row>
        <table:table-row table:style-name="Row53">
          <table:table-cell table:style-name="Cell209">
            <text:p text:style-name="P236"><text:span text:style-name="T236_1">Bratsaki</text:span></text:p>
          </table:table-cell>
          <table:table-cell table:style-name="Cell210">
            <text:p text:style-name="P237"><text:span text:style-name="T237_1">www</text:span><text:span text:style-name="T237_2">.</text:span><text:span text:style-name="T237_3">linuxinside</text:span><text:span text:style-name="T237_4">.</text:span><text:span text:style-name="T237_5">gr</text:span></text:p>
          </table:table-cell>
          <table:table-cell table:style-name="Cell211">
            <text:p text:style-name="P238"/>
          </table:table-cell>
          <table:table-cell table:style-name="Cell212">
            <text:p text:style-name="P239"><text:span text:style-name="T239_1">10/6/2012</text:span></text:p>
          </table:table-cell>
        </table:table-row>
        <table:table-row table:style-name="Row54">
          <table:table-cell table:style-name="Cell213">
            <text:p text:style-name="P240"><text:span text:style-name="T240_1">Bratsaki</text:span></text:p>
          </table:table-cell>
          <table:table-cell table:style-name="Cell214">
            <text:p text:style-name="P241"><text:span text:style-name="T241_1">mydrupal</text:span><text:span text:style-name="T241_2">.</text:span><text:span text:style-name="T241_3">gr</text:span><text:span text:style-name="T241_4">/</text:span><text:span text:style-name="T241_5">forum</text:span></text:p>
          </table:table-cell>
          <table:table-cell table:style-name="Cell215">
            <text:p text:style-name="P242"><text:span text:style-name="T242_1">NAI</text:span></text:p>
          </table:table-cell>
          <table:table-cell table:style-name="Cell216">
            <text:p text:style-name="P243"><text:span text:style-name="T243_1"><text:s/>6/6//2012</text:span></text:p>
          </table:table-cell>
        </table:table-row>
        <table:table-row table:style-name="Row55">
          <table:table-cell table:style-name="Cell217">
            <text:p text:style-name="P244"/>
          </table:table-cell>
          <table:table-cell table:style-name="Cell218">
            <text:p text:style-name="P245"><text:span text:style-name="T245_1"><text:a xlink:type="simple" xlink:href="http://e-pcmag.gr/forum/summer-event-1o-opensuse-collaboration-weekend-camp-15-17-iouliou"><text:span text:style-name="T245_2">http</text:span></text:a></text:span><text:span text:style-name="T245_3"><text:a xlink:type="simple" xlink:href="http://e-pcmag.gr/forum/summer-event-1o-opensuse-collaboration-weekend-camp-15-17-iouliou"><text:span text:style-name="T245_4">://</text:span></text:a></text:span><text:span text:style-name="T245_5"><text:a xlink:type="simple" xlink:href="http://e-pcmag.gr/forum/summer-event-1o-opensuse-collaboration-weekend-camp-15-17-iouliou"><text:span text:style-name="T245_6">e</text:span></text:a></text:span><text:span text:style-name="T245_7"><text:a xlink:type="simple" xlink:href="http://e-pcmag.gr/forum/summer-event-1o-opensuse-collaboration-weekend-camp-15-17-iouliou"><text:span text:style-name="T245_8">-</text:span></text:a></text:span><text:span text:style-name="T245_9"><text:a xlink:type="simple" xlink:href="http://e-pcmag.gr/forum/summer-event-1o-opensuse-collaboration-weekend-camp-15-17-iouliou"><text:span text:style-name="T245_10">pcmag</text:span></text:a></text:span><text:span text:style-name="T245_11"><text:a xlink:type="simple" xlink:href="http://e-pcmag.gr/forum/summer-event-1o-opensuse-collaboration-weekend-camp-15-17-iouliou"><text:span text:style-name="T245_12">.</text:span></text:a></text:span><text:span text:style-name="T245_13"><text:a xlink:type="simple" xlink:href="http://e-pcmag.gr/forum/summer-event-1o-opensuse-collaboration-weekend-camp-15-17-iouliou"><text:span text:style-name="T245_14">gr</text:span></text:a></text:span><text:span text:style-name="T245_15"><text:a xlink:type="simple" xlink:href="http://e-pcmag.gr/forum/summer-event-1o-opensuse-collaboration-weekend-camp-15-17-iouliou"><text:span text:style-name="T245_16">/</text:span></text:a></text:span></text:p>
          </table:table-cell>
          <table:table-cell table:style-name="Cell219">
            <text:p text:style-name="P246"/>
          </table:table-cell>
          <table:table-cell table:style-name="Cell220">
            <text:p text:style-name="P247"><text:span text:style-name="T247_1">8/6/2012</text:span></text:p>
          </table:table-cell>
        </table:table-row>
        <table:table-row table:style-name="Row56">
          <table:table-cell table:style-name="Cell221">
            <text:p text:style-name="P248"/>
          </table:table-cell>
          <table:table-cell table:style-name="Cell222">
            <text:p text:style-name="P249"><text:span text:style-name="T249_1">pcworld</text:span></text:p>
          </table:table-cell>
          <table:table-cell table:style-name="Cell223">
            <text:p text:style-name="P250"/>
          </table:table-cell>
          <table:table-cell table:style-name="Cell224">
            <text:p text:style-name="P251"><text:span text:style-name="T251_1">8/6/2012</text:span></text:p>
          </table:table-cell>
        </table:table-row>
        <table:table-row table:style-name="Row57">
          <table:table-cell table:style-name="Cell225">
            <text:p text:style-name="P252"/>
          </table:table-cell>
          <table:table-cell table:style-name="Cell226">
            <text:p text:style-name="P253"><text:span text:style-name="T253_1"><text:a xlink:type="simple" xlink:href="http://www.mageia-gr.org/forum/viewtopic.php?f=12&amp;t=30&amp;p=88&amp;hilit=camp#p88"><text:span text:style-name="T253_2">www</text:span></text:a></text:span><text:span text:style-name="T253_3"><text:a xlink:type="simple" xlink:href="http://www.mageia-gr.org/forum/viewtopic.php?f=12&amp;t=30&amp;p=88&amp;hilit=camp#p88"><text:span text:style-name="T253_4">.</text:span></text:a></text:span><text:span text:style-name="T253_5"><text:a xlink:type="simple" xlink:href="http://www.mageia-gr.org/forum/viewtopic.php?f=12&amp;t=30&amp;p=88&amp;hilit=camp#p88"><text:span text:style-name="T253_6">mageia</text:span></text:a></text:span><text:span text:style-name="T253_7"><text:a xlink:type="simple" xlink:href="http://www.mageia-gr.org/forum/viewtopic.php?f=12&amp;t=30&amp;p=88&amp;hilit=camp#p88"><text:span text:style-name="T253_8">-</text:span></text:a></text:span><text:span text:style-name="T253_9"><text:a xlink:type="simple" xlink:href="http://www.mageia-gr.org/forum/viewtopic.php?f=12&amp;t=30&amp;p=88&amp;hilit=camp#p88"><text:span text:style-name="T253_10">gr</text:span></text:a></text:span><text:span text:style-name="T253_11"><text:a xlink:type="simple" xlink:href="http://www.mageia-gr.org/forum/viewtopic.php?f=12&amp;t=30&amp;p=88&amp;hilit=camp#p88"><text:span text:style-name="T253_12">.</text:span></text:a></text:span><text:span text:style-name="T253_13"><text:a xlink:type="simple" xlink:href="http://www.mageia-gr.org/forum/viewtopic.php?f=12&amp;t=30&amp;p=88&amp;hilit=camp#p88"><text:span text:style-name="T253_14">org</text:span></text:a></text:span></text:p>
          </table:table-cell>
          <table:table-cell table:style-name="Cell227">
            <text:p text:style-name="P254"/>
          </table:table-cell>
          <table:table-cell table:style-name="Cell228">
            <text:p text:style-name="P255"><text:span text:style-name="T255_1">8/6/2012</text:span></text:p>
          </table:table-cell>
        </table:table-row>
        <table:table-row table:style-name="Row58">
          <table:table-cell table:style-name="Cell229">
            <text:p text:style-name="P256"/>
          </table:table-cell>
          <table:table-cell table:style-name="Cell230">
            <text:p text:style-name="P257"><text:span text:style-name="T257_1"><text:a xlink:type="simple" xlink:href="http://linuxmintgr.yaglb.com/"><text:span text:style-name="T257_2">http</text:span></text:a></text:span><text:span text:style-name="T257_3"><text:a xlink:type="simple" xlink:href="http://linuxmintgr.yaglb.com/"><text:span text:style-name="T257_4">://</text:span></text:a></text:span><text:span text:style-name="T257_5"><text:a xlink:type="simple" xlink:href="http://linuxmintgr.yaglb.com/"><text:span text:style-name="T257_6">linuxmintgr</text:span></text:a></text:span><text:span text:style-name="T257_7"><text:a xlink:type="simple" xlink:href="http://linuxmintgr.yaglb.com/"><text:span text:style-name="T257_8">.</text:span></text:a></text:span><text:span text:style-name="T257_9"><text:a xlink:type="simple" xlink:href="http://linuxmintgr.yaglb.com/"><text:span text:style-name="T257_10">yaglb</text:span></text:a></text:span><text:span text:style-name="T257_11"><text:a xlink:type="simple" xlink:href="http://linuxmintgr.yaglb.com/"><text:span text:style-name="T257_12">.</text:span></text:a></text:span><text:span text:style-name="T257_13"><text:a xlink:type="simple" xlink:href="http://linuxmintgr.yaglb.com/"><text:span text:style-name="T257_14">com</text:span></text:a></text:span></text:p>
          </table:table-cell>
          <table:table-cell table:style-name="Cell231">
            <text:p text:style-name="P258"/>
          </table:table-cell>
          <table:table-cell table:style-name="Cell232">
            <text:p text:style-name="P259"><text:span text:style-name="T259_1">8/6/2012</text:span></text:p>
          </table:table-cell>
        </table:table-row>
        <table:table-row table:style-name="Row59">
          <table:table-cell table:style-name="Cell233">
            <text:p text:style-name="P260"/>
          </table:table-cell>
          <table:table-cell table:style-name="Cell234">
            <text:p text:style-name="P261"><text:span text:style-name="T261_1">elkosmas</text:span></text:p>
          </table:table-cell>
          <table:table-cell table:style-name="Cell235">
            <text:p text:style-name="P262"/>
          </table:table-cell>
          <table:table-cell table:style-name="Cell236">
            <text:p text:style-name="P263"><text:span text:style-name="T263_1">10/6/2012</text:span></text:p>
          </table:table-cell>
        </table:table-row>
        <table:table-row table:style-name="Row60">
          <table:table-cell table:style-name="Cell237">
            <text:p text:style-name="P264"><text:span text:style-name="T264_1">Iosifidis</text:span></text:p>
          </table:table-cell>
          <table:table-cell table:style-name="Cell238">
            <text:p text:style-name="P265"><text:span text:style-name="T265_1"><text:a xlink:type="simple" xlink:href="http://forum.ubuntu-gr.org/viewtopic.php?f=34&amp;t=19063"><text:span text:style-name="T265_2">http</text:span></text:a></text:span><text:span text:style-name="T265_3"><text:a xlink:type="simple" xlink:href="http://forum.ubuntu-gr.org/viewtopic.php?f=34&amp;t=19063"><text:span text:style-name="T265_4">://</text:span></text:a></text:span><text:span text:style-name="T265_5"><text:a xlink:type="simple" xlink:href="http://forum.ubuntu-gr.org/viewtopic.php?f=34&amp;t=19063"><text:span text:style-name="T265_6">forum</text:span></text:a></text:span><text:span text:style-name="T265_7"><text:a xlink:type="simple" xlink:href="http://forum.ubuntu-gr.org/viewtopic.php?f=34&amp;t=19063"><text:span text:style-name="T265_8">.</text:span></text:a></text:span><text:span text:style-name="T265_9"><text:a xlink:type="simple" xlink:href="http://forum.ubuntu-gr.org/viewtopic.php?f=34&amp;t=19063"><text:span text:style-name="T265_10">ubuntu</text:span></text:a></text:span><text:span text:style-name="T265_11"><text:a xlink:type="simple" xlink:href="http://forum.ubuntu-gr.org/viewtopic.php?f=34&amp;t=19063"><text:span text:style-name="T265_12">-</text:span></text:a></text:span><text:span text:style-name="T265_13"><text:a xlink:type="simple" xlink:href="http://forum.ubuntu-gr.org/viewtopic.php?f=34&amp;t=19063"><text:span text:style-name="T265_14">gr</text:span></text:a></text:span><text:span text:style-name="T265_15"><text:a xlink:type="simple" xlink:href="http://forum.ubuntu-gr.org/viewtopic.php?f=34&amp;t=19063"><text:span text:style-name="T265_16">.</text:span></text:a></text:span><text:span text:style-name="T265_17"><text:a xlink:type="simple" xlink:href="http://forum.ubuntu-gr.org/viewtopic.php?f=34&amp;t=19063"><text:span text:style-name="T265_18">org</text:span></text:a></text:span></text:p>
          </table:table-cell>
          <table:table-cell table:style-name="Cell239">
            <text:p text:style-name="P266"/>
          </table:table-cell>
          <table:table-cell table:style-name="Cell240">
            <text:p text:style-name="P267"><text:span text:style-name="T267_1">10/6/2012</text:span></text:p>
          </table:table-cell>
        </table:table-row>
        <table:table-row table:style-name="Row61">
          <table:table-cell table:style-name="Cell241">
            <text:p text:style-name="P268"><text:span text:style-name="T268_1">nikhatzi</text:span></text:p>
          </table:table-cell>
          <table:table-cell table:style-name="Cell242">
            <text:p text:style-name="P269"><text:span text:style-name="T269_1">www</text:span><text:span text:style-name="T269_2">.</text:span><text:span text:style-name="T269_3">techteam</text:span><text:span text:style-name="T269_4">.</text:span><text:span text:style-name="T269_5">gr</text:span><text:span text:style-name="T269_6">/</text:span><text:span text:style-name="T269_7">forum</text:span></text:p>
          </table:table-cell>
          <table:table-cell table:style-name="Cell243">
            <text:p text:style-name="P270"/>
          </table:table-cell>
          <table:table-cell table:style-name="Cell244">
            <text:p text:style-name="P271"><text:span text:style-name="T271_1">10/6/2012</text:span></text:p>
          </table:table-cell>
        </table:table-row>
        <table:table-row table:style-name="Row62">
          <table:table-cell table:style-name="Cell245">
            <text:p text:style-name="P272"/>
          </table:table-cell>
          <table:table-cell table:style-name="Cell246">
            <text:p text:style-name="P273"><text:span text:style-name="T273_1">Κοινότητας</text:span><text:span text:style-name="T273_2"><text:s/></text:span><text:span text:style-name="T273_3">openSUSE</text:span></text:p>
          </table:table-cell>
          <table:table-cell table:style-name="Cell247">
            <text:p text:style-name="P274"><text:span text:style-name="T274_1"><text:s/></text:span></text:p>
          </table:table-cell>
          <table:table-cell table:style-name="Cell248">
            <text:p text:style-name="P275"/>
          </table:table-cell>
        </table:table-row>
      </table:table>
      <text:p text:style-name="P276"/>
      <text:p text:style-name="P277"><text:span text:style-name="T277_1">Social</text:span><text:span text:style-name="T277_2"><text:s/></text:span><text:span text:style-name="T277_3">Media</text:span><text:span text:style-name="T277_4">:</text:span></text:p>
      <text:p text:style-name="P278"><text:span text:style-name="T278_1">Twitter</text:span><text:span text:style-name="T278_2">-</text:span><text:span text:style-name="T278_3">facebook</text:span><text:span text:style-name="T278_4"><text:s/></text:span><text:span text:style-name="T278_5">μπαίνουν</text:span><text:span text:style-name="T278_6"><text:s/></text:span><text:span text:style-name="T278_7">αυτόματα</text:span></text:p>
      <table:table table:style-name="Table6">
        <table:table-column table:style-name="Column21"/>
        <table:table-column table:style-name="Column22"/>
        <table:table-column table:style-name="Column23"/>
        <table:table-column table:style-name="Column24"/>
        <table:table-row table:style-name="Row63">
          <table:table-cell table:style-name="Cell249">
            <text:p text:style-name="P279"><text:span text:style-name="T279_1"><text:a xlink:type="simple" xlink:href="http://esc.gr/forum"><text:span text:style-name="T279_2">Wh</text:span></text:a></text:span><text:span text:style-name="T279_3">o</text:span><text:span text:style-name="T279_4"><text:s/></text:span></text:p>
          </table:table-cell>
          <table:table-cell table:style-name="Cell250">
            <text:p text:style-name="P280"><text:span text:style-name="T280_1">Where</text:span></text:p>
          </table:table-cell>
          <table:table-cell table:style-name="Cell251">
            <text:p text:style-name="P281"><text:span text:style-name="T281_1">Done</text:span><text:span text:style-name="T281_2">?</text:span></text:p>
          </table:table-cell>
          <table:table-cell table:style-name="Cell252">
            <text:p text:style-name="P282"><text:span text:style-name="T282_1">Notes</text:span></text:p>
          </table:table-cell>
        </table:table-row>
        <table:table-row table:style-name="Row64">
          <table:table-cell table:style-name="Cell253">
            <text:p text:style-name="P283"/>
          </table:table-cell>
          <table:table-cell table:style-name="Cell254">
            <text:p text:style-name="P284"><text:span text:style-name="T284_1">Twitter</text:span></text:p>
          </table:table-cell>
          <table:table-cell table:style-name="Cell255">
            <text:p text:style-name="P285"/>
          </table:table-cell>
          <table:table-cell table:style-name="Cell256">
            <text:p text:style-name="P286"/>
          </table:table-cell>
        </table:table-row>
        <table:table-row table:style-name="Row65">
          <table:table-cell table:style-name="Cell257">
            <text:p text:style-name="P287"/>
          </table:table-cell>
          <table:table-cell table:style-name="Cell258">
            <text:p text:style-name="P288"><text:span text:style-name="T288_1">Facebook</text:span></text:p>
          </table:table-cell>
          <table:table-cell table:style-name="Cell259">
            <text:p text:style-name="P289"/>
          </table:table-cell>
          <table:table-cell table:style-name="Cell260">
            <text:p text:style-name="P290"/>
          </table:table-cell>
        </table:table-row>
        <table:table-row table:style-name="Row66">
          <table:table-cell table:style-name="Cell261">
            <text:p text:style-name="P291"/>
          </table:table-cell>
          <table:table-cell table:style-name="Cell262">
            <text:p text:style-name="P292"><text:span text:style-name="T292_1">Diaspora</text:span></text:p>
          </table:table-cell>
          <table:table-cell table:style-name="Cell263">
            <text:p text:style-name="P293"/>
          </table:table-cell>
          <table:table-cell table:style-name="Cell264">
            <text:p text:style-name="P294"/>
          </table:table-cell>
        </table:table-row>
        <table:table-row table:style-name="Row67">
          <table:table-cell table:style-name="Cell265">
            <text:p text:style-name="P295"/>
          </table:table-cell>
          <table:table-cell table:style-name="Cell266">
            <text:p text:style-name="P296"><text:span text:style-name="T296_1"><text:a xlink:type="simple" xlink:href="http://en.opensuse.org/openSUSE:Ambassadors_events"><text:span text:style-name="T296_2">http</text:span></text:a></text:span><text:span text:style-name="T296_3"><text:a xlink:type="simple" xlink:href="http://en.opensuse.org/openSUSE:Ambassadors_events"><text:span text:style-name="T296_4">://</text:span></text:a></text:span><text:span text:style-name="T296_5"><text:a xlink:type="simple" xlink:href="http://en.opensuse.org/openSUSE:Ambassadors_events"><text:span text:style-name="T296_6">en</text:span></text:a></text:span><text:span text:style-name="T296_7"><text:a xlink:type="simple" xlink:href="http://en.opensuse.org/openSUSE:Ambassadors_events"><text:span text:style-name="T296_8">.</text:span></text:a></text:span><text:span text:style-name="T296_9"><text:a xlink:type="simple" xlink:href="http://en.opensuse.org/openSUSE:Ambassadors_events"><text:span text:style-name="T296_10">opensuse</text:span></text:a></text:span><text:span text:style-name="T296_11"><text:a xlink:type="simple" xlink:href="http://en.opensuse.org/openSUSE:Ambassadors_events"><text:span text:style-name="T296_12">.</text:span></text:a></text:span><text:span text:style-name="T296_13"><text:a xlink:type="simple" xlink:href="http://en.opensuse.org/openSUSE:Ambassadors_events"><text:span text:style-name="T296_14">org</text:span></text:a></text:span><text:span text:style-name="T296_15"><text:a xlink:type="simple" xlink:href="http://en.opensuse.org/openSUSE:Ambassadors_events"><text:span text:style-name="T296_16">/</text:span></text:a></text:span><text:span text:style-name="T296_17"><text:a xlink:type="simple" xlink:href="http://en.opensuse.org/openSUSE:Ambassadors_events"><text:span text:style-name="T296_18">openSUSE</text:span></text:a></text:span><text:span text:style-name="T296_19"><text:a xlink:type="simple" xlink:href="http://en.opensuse.org/openSUSE:Ambassadors_events"><text:span text:style-name="T296_20">:</text:span></text:a></text:span><text:span text:style-name="T296_21"><text:a xlink:type="simple" xlink:href="http://en.opensuse.org/openSUSE:Ambassadors_events"><text:span text:style-name="T296_22">Ambassadors</text:span></text:a></text:span><text:span text:style-name="T296_23"><text:a xlink:type="simple" xlink:href="http://en.opensuse.org/openSUSE:Ambassadors_events"><text:span text:style-name="T296_24">_</text:span></text:a></text:span><text:span text:style-name="T296_25"><text:a xlink:type="simple" xlink:href="http://en.opensuse.org/openSUSE:Ambassadors_events"><text:span text:style-name="T296_26">events</text:span></text:a></text:span></text:p>
          </table:table-cell>
          <table:table-cell table:style-name="Cell267">
            <text:p text:style-name="P297"/>
          </table:table-cell>
          <table:table-cell table:style-name="Cell268">
            <text:p text:style-name="P298"/>
          </table:table-cell>
        </table:table-row>
        <table:table-row table:style-name="Row68">
          <table:table-cell table:style-name="Cell269">
            <text:p text:style-name="P299"/>
          </table:table-cell>
          <table:table-cell table:style-name="Cell270">
            <text:p text:style-name="P300"><text:span text:style-name="T300_1">connect</text:span></text:p>
          </table:table-cell>
          <table:table-cell table:style-name="Cell271">
            <text:p text:style-name="P301"/>
          </table:table-cell>
          <table:table-cell table:style-name="Cell272">
            <text:p text:style-name="P302"/>
          </table:table-cell>
        </table:table-row>
      </table:table>
      <text:p text:style-name="P303"/>
      <text:p text:style-name="P304"><text:span text:style-name="T304_1">Press</text:span><text:span text:style-name="T304_2"><text:s/>&amp;<text:s/></text:span><text:span text:style-name="T304_3">Radio</text:span><text:span text:style-name="T304_4">:</text:span></text:p>
      <text:p text:style-name="P305"/>
      <table:table table:style-name="Table7">
        <table:table-column table:style-name="Column25"/>
        <table:table-column table:style-name="Column26"/>
        <table:table-column table:style-name="Column27"/>
        <table:table-column table:style-name="Column28"/>
        <table:table-row table:style-name="Row69">
          <table:table-cell table:style-name="Cell273">
            <text:p text:style-name="P306"><text:span text:style-name="T306_1"><text:a xlink:type="simple" xlink:href="http://esc.gr/forum"><text:span text:style-name="T306_2">Wh</text:span></text:a></text:span><text:span text:style-name="T306_3">o</text:span><text:span text:style-name="T306_4"><text:s/></text:span></text:p>
          </table:table-cell>
          <table:table-cell table:style-name="Cell274">
            <text:p text:style-name="P307"><text:span text:style-name="T307_1">Where</text:span></text:p>
          </table:table-cell>
          <table:table-cell table:style-name="Cell275">
            <text:p text:style-name="P308"><text:span text:style-name="T308_1">Done</text:span><text:span text:style-name="T308_2">?</text:span></text:p>
          </table:table-cell>
          <table:table-cell table:style-name="Cell276">
            <text:p text:style-name="P309"><text:span text:style-name="T309_1">Notes</text:span></text:p>
          </table:table-cell>
        </table:table-row>
        <table:table-row table:style-name="Row70">
          <table:table-cell table:style-name="Cell277">
            <text:p text:style-name="P310"/>
          </table:table-cell>
          <table:table-cell table:style-name="Cell278">
            <text:p text:style-name="P311"><text:span text:style-name="T311_1">ianosradio</text:span></text:p>
          </table:table-cell>
          <table:table-cell table:style-name="Cell279">
            <text:p text:style-name="P312"/>
          </table:table-cell>
          <table:table-cell table:style-name="Cell280">
            <text:p text:style-name="P313"><text:span text:style-name="T313_1">10/6/2012</text:span></text:p>
          </table:table-cell>
        </table:table-row>
      </table:table>
      <text:p text:style-name="P314"><text:span text:style-name="T314_1"><text:a xlink:type="simple" xlink:href="https://docs.google.com/spreadsheet/ccc?key=0Ars3udvhgGFddEl3Zkttb1ozT0xMRDJlR2tpakR0N1E#gid=0"><text:span text:style-name="T314_2">https</text:span></text:a></text:span><text:span text:style-name="T314_3"><text:a xlink:type="simple" xlink:href="https://docs.google.com/spreadsheet/ccc?key=0Ars3udvhgGFddEl3Zkttb1ozT0xMRDJlR2tpakR0N1E#gid=0"><text:span text:style-name="T314_4">://</text:span></text:a></text:span><text:span text:style-name="T314_5"><text:a xlink:type="simple" xlink:href="https://docs.google.com/spreadsheet/ccc?key=0Ars3udvhgGFddEl3Zkttb1ozT0xMRDJlR2tpakR0N1E#gid=0"><text:span text:style-name="T314_6">docs</text:span></text:a></text:span><text:span text:style-name="T314_7"><text:a xlink:type="simple" xlink:href="https://docs.google.com/spreadsheet/ccc?key=0Ars3udvhgGFddEl3Zkttb1ozT0xMRDJlR2tpakR0N1E#gid=0"><text:span text:style-name="T314_8">.</text:span></text:a></text:span><text:span text:style-name="T314_9"><text:a xlink:type="simple" xlink:href="https://docs.google.com/spreadsheet/ccc?key=0Ars3udvhgGFddEl3Zkttb1ozT0xMRDJlR2tpakR0N1E#gid=0"><text:span text:style-name="T314_10">google</text:span></text:a></text:span><text:span text:style-name="T314_11"><text:a xlink:type="simple" xlink:href="https://docs.google.com/spreadsheet/ccc?key=0Ars3udvhgGFddEl3Zkttb1ozT0xMRDJlR2tpakR0N1E#gid=0"><text:span text:style-name="T314_12">.</text:span></text:a></text:span><text:span text:style-name="T314_13"><text:a xlink:type="simple" xlink:href="https://docs.google.com/spreadsheet/ccc?key=0Ars3udvhgGFddEl3Zkttb1ozT0xMRDJlR2tpakR0N1E#gid=0"><text:span text:style-name="T314_14">com</text:span></text:a></text:span><text:span text:style-name="T314_15"><text:a xlink:type="simple" xlink:href="https://docs.google.com/spreadsheet/ccc?key=0Ars3udvhgGFddEl3Zkttb1ozT0xMRDJlR2tpakR0N1E#gid=0"><text:span text:style-name="T314_16">/</text:span></text:a></text:span><text:span text:style-name="T314_17"><text:a xlink:type="simple" xlink:href="https://docs.google.com/spreadsheet/ccc?key=0Ars3udvhgGFddEl3Zkttb1ozT0xMRDJlR2tpakR0N1E#gid=0"><text:span text:style-name="T314_18">spreadsheet</text:span></text:a></text:span><text:span text:style-name="T314_19"><text:a xlink:type="simple" xlink:href="https://docs.google.com/spreadsheet/ccc?key=0Ars3udvhgGFddEl3Zkttb1ozT0xMRDJlR2tpakR0N1E#gid=0"><text:span text:style-name="T314_20">/</text:span></text:a></text:span><text:span text:style-name="T314_21"><text:a xlink:type="simple" xlink:href="https://docs.google.com/spreadsheet/ccc?key=0Ars3udvhgGFddEl3Zkttb1ozT0xMRDJlR2tpakR0N1E#gid=0"><text:span text:style-name="T314_22">ccc</text:span></text:a></text:span><text:span text:style-name="T314_23"><text:a xlink:type="simple" xlink:href="https://docs.google.com/spreadsheet/ccc?key=0Ars3udvhgGFddEl3Zkttb1ozT0xMRDJlR2tpakR0N1E#gid=0"><text:span text:style-name="T314_24">?</text:span></text:a></text:span><text:span text:style-name="T314_25"><text:a xlink:type="simple" xlink:href="https://docs.google.com/spreadsheet/ccc?key=0Ars3udvhgGFddEl3Zkttb1ozT0xMRDJlR2tpakR0N1E#gid=0"><text:span text:style-name="T314_26">key</text:span></text:a></text:span><text:span text:style-name="T314_27"><text:a xlink:type="simple" xlink:href="https://docs.google.com/spreadsheet/ccc?key=0Ars3udvhgGFddEl3Zkttb1ozT0xMRDJlR2tpakR0N1E#gid=0"><text:span text:style-name="T314_28">=0</text:span></text:a></text:span><text:span text:style-name="T314_29"><text:a xlink:type="simple" xlink:href="https://docs.google.com/spreadsheet/ccc?key=0Ars3udvhgGFddEl3Zkttb1ozT0xMRDJlR2tpakR0N1E#gid=0"><text:span text:style-name="T314_30">Ars</text:span></text:a></text:span><text:span text:style-name="T314_31"><text:a xlink:type="simple" xlink:href="https://docs.google.com/spreadsheet/ccc?key=0Ars3udvhgGFddEl3Zkttb1ozT0xMRDJlR2tpakR0N1E#gid=0"><text:span text:style-name="T314_32">3</text:span></text:a></text:span><text:span text:style-name="T314_33"><text:a xlink:type="simple" xlink:href="https://docs.google.com/spreadsheet/ccc?key=0Ars3udvhgGFddEl3Zkttb1ozT0xMRDJlR2tpakR0N1E#gid=0"><text:span text:style-name="T314_34">udvhgGFddEl</text:span></text:a></text:span><text:span text:style-name="T314_35"><text:a xlink:type="simple" xlink:href="https://docs.google.com/spreadsheet/ccc?key=0Ars3udvhgGFddEl3Zkttb1ozT0xMRDJlR2tpakR0N1E#gid=0"><text:span text:style-name="T314_36">3</text:span></text:a></text:span><text:span text:style-name="T314_37"><text:a xlink:type="simple" xlink:href="https://docs.google.com/spreadsheet/ccc?key=0Ars3udvhgGFddEl3Zkttb1ozT0xMRDJlR2tpakR0N1E#gid=0"><text:span text:style-name="T314_38">Zkttb</text:span></text:a></text:span><text:span text:style-name="T314_39"><text:a xlink:type="simple" xlink:href="https://docs.google.com/spreadsheet/ccc?key=0Ars3udvhgGFddEl3Zkttb1ozT0xMRDJlR2tpakR0N1E#gid=0"><text:span text:style-name="T314_40">1</text:span></text:a></text:span><text:span text:style-name="T314_41"><text:a xlink:type="simple" xlink:href="https://docs.google.com/spreadsheet/ccc?key=0Ars3udvhgGFddEl3Zkttb1ozT0xMRDJlR2tpakR0N1E#gid=0"><text:span text:style-name="T314_42">ozT</text:span></text:a></text:span><text:span text:style-name="T314_43"><text:a xlink:type="simple" xlink:href="https://docs.google.com/spreadsheet/ccc?key=0Ars3udvhgGFddEl3Zkttb1ozT0xMRDJlR2tpakR0N1E#gid=0"><text:span text:style-name="T314_44">0</text:span></text:a></text:span><text:span text:style-name="T314_45"><text:a xlink:type="simple" xlink:href="https://docs.google.com/spreadsheet/ccc?key=0Ars3udvhgGFddEl3Zkttb1ozT0xMRDJlR2tpakR0N1E#gid=0"><text:span text:style-name="T314_46">xMRDJlR</text:span></text:a></text:span><text:span text:style-name="T314_47"><text:a xlink:type="simple" xlink:href="https://docs.google.com/spreadsheet/ccc?key=0Ars3udvhgGFddEl3Zkttb1ozT0xMRDJlR2tpakR0N1E#gid=0"><text:span text:style-name="T314_48">2</text:span></text:a></text:span><text:span text:style-name="T314_49"><text:a xlink:type="simple" xlink:href="https://docs.google.com/spreadsheet/ccc?key=0Ars3udvhgGFddEl3Zkttb1ozT0xMRDJlR2tpakR0N1E#gid=0"><text:span text:style-name="T314_50">tpakR</text:span></text:a></text:span><text:span text:style-name="T314_51"><text:a xlink:type="simple" xlink:href="https://docs.google.com/spreadsheet/ccc?key=0Ars3udvhgGFddEl3Zkttb1ozT0xMRDJlR2tpakR0N1E#gid=0"><text:span text:style-name="T314_52">0</text:span></text:a></text:span><text:span text:style-name="T314_53"><text:a xlink:type="simple" xlink:href="https://docs.google.com/spreadsheet/ccc?key=0Ars3udvhgGFddEl3Zkttb1ozT0xMRDJlR2tpakR0N1E#gid=0"><text:span text:style-name="T314_54">N</text:span></text:a></text:span><text:span text:style-name="T314_55"><text:a xlink:type="simple" xlink:href="https://docs.google.com/spreadsheet/ccc?key=0Ars3udvhgGFddEl3Zkttb1ozT0xMRDJlR2tpakR0N1E#gid=0"><text:span text:style-name="T314_56">1</text:span></text:a></text:span><text:span text:style-name="T314_57"><text:a xlink:type="simple" xlink:href="https://docs.google.com/spreadsheet/ccc?key=0Ars3udvhgGFddEl3Zkttb1ozT0xMRDJlR2tpakR0N1E#gid=0"><text:span text:style-name="T314_58">E</text:span></text:a></text:span><text:span text:style-name="T314_59"><text:a xlink:type="simple" xlink:href="https://docs.google.com/spreadsheet/ccc?key=0Ars3udvhgGFddEl3Zkttb1ozT0xMRDJlR2tpakR0N1E#gid=0"><text:span text:style-name="T314_60">#</text:span></text:a></text:span><text:span text:style-name="T314_61"><text:a xlink:type="simple" xlink:href="https://docs.google.com/spreadsheet/ccc?key=0Ars3udvhgGFddEl3Zkttb1ozT0xMRDJlR2tpakR0N1E#gid=0"><text:span text:style-name="T314_62">gid</text:span></text:a></text:span><text:span text:style-name="T314_63"><text:a xlink:type="simple" xlink:href="https://docs.google.com/spreadsheet/ccc?key=0Ars3udvhgGFddEl3Zkttb1ozT0xMRDJlR2tpakR0N1E#gid=0"><text:span text:style-name="T314_64">=0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3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